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A500000041F480F4F6E253B4EC.png" manifest:media-type="image/png"/>
  <manifest:file-entry manifest:full-path="Pictures/10000201000000E40000006456CC9EEEBD4A0D11.png" manifest:media-type="image/png"/>
  <manifest:file-entry manifest:full-path="Pictures/100000000000001C000000202567CA8AF885E31F.gif" manifest:media-type="image/gif"/>
  <manifest:file-entry manifest:full-path="Pictures/1000000000000400000003001CF04CF3093191A9.png" manifest:media-type="image/png"/>
  <manifest:file-entry manifest:full-path="Pictures/10000200000000120000001229CA8D8AA5357ED5.gif" manifest:media-type="image/gif"/>
  <manifest:file-entry manifest:full-path="Pictures/100002000000001200000012628A12A2F2A67334.gif" manifest:media-type="image/gif"/>
  <manifest:file-entry manifest:full-path="Pictures/1000000000000020000000204B249CA79A42C6D7.png" manifest:media-type="image/png"/>
  <manifest:file-entry manifest:full-path="Pictures/100002000000001200000012BCD3BA501F5E9F62.gif" manifest:media-type="image/gif"/>
  <manifest:file-entry manifest:full-path="Pictures/100002000000001200000012B89E7DB66FDFEA3F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" svg:font-family="'DejaVu Sans'"/>
    <style:font-face style:name="Arial Unicode MS2" svg:font-family="'Arial Unicode MS'" style:font-pitch="variable"/>
    <style:font-face style:name="Gill Sans" svg:font-family="'Gill Sans'" style:font-pitch="variable"/>
    <style:font-face style:name="Hoefler Text" svg:font-family="'Hoefler Text'" style:font-pitch="variable"/>
    <style:font-face style:name="Tahoma1" svg:font-family="Tahoma" style:font-pitch="variable"/>
    <style:font-face style:name="ヒラギノ明朝 ProN W3" svg:font-family="'ヒラギノ明朝 ProN W3'" style:font-pitch="variable"/>
    <style:font-face style:name="ヒラギノ角ゴ ProN W3" svg:font-family="'ヒラギノ角ゴ ProN W3'" style:font-pitch="variable"/>
    <style:font-face style:name="Arial1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adornments="Fett" style:font-family-generic="swiss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7cm"/>
    </style:style>
    <style:style style:name="gr2" style:family="graphic" style:parent-style-name="standard">
      <style:graphic-properties draw:stroke="none" draw:fill="none" fo:min-height="0.424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4.851cm" fo:min-width="7.7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751cm" fo:min-width="1.3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95cm" fo:min-width="1.5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95cm" fo:min-width="1.501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95cm" fo:min-width="1.3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svg:stroke-width="0.04cm" svg:stroke-color="#000000" draw:marker-start-width="0.32cm" draw:marker-end="Arrow" draw:marker-end-width="0.2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="" draw:marker-start-width="0.12cm" draw:marker-end="Arrow" draw:marker-end-width="0.2cm" draw:textarea-horizontal-align="center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.9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21cm"/>
    </style:style>
    <style:style style:name="gr14" style:family="graphic" style:parent-style-name="standard">
      <style:graphic-properties svg:stroke-width="0.04cm" svg:stroke-color="#000000" draw:marker-start="" draw:marker-start-width="0.32cm" draw:marker-end="Arrow" draw:marker-end-width="0.2cm" draw:textarea-horizontal-align="center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5.351cm" fo:min-width="2.5cm"/>
    </style:style>
    <style:style style:name="gr16" style:family="graphic" style:parent-style-name="standard">
      <style:graphic-properties svg:stroke-width="0.04cm" svg:stroke-color="#000000" draw:marker-start="Arrow" draw:marker-start-width="0.2cm" draw:marker-end-width="0.12cm" draw:textarea-horizontal-align="center" draw:textarea-vertical-align="middle" fo:padding-top="0.145cm" fo:padding-bottom="0.145cm" fo:padding-left="0.27cm" fo:padding-right="0.27cm"/>
    </style:style>
    <style:style style:name="gr17" style:family="graphic" style:parent-style-name="standard">
      <style:graphic-properties svg:stroke-width="0.04cm" svg:stroke-color="#000000" draw:marker-start-width="0.12cm" draw:marker-end="Arrow" draw:marker-end-width="0.2cm" draw:textarea-horizontal-align="center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0.921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005cm" fo:min-width="0cm"/>
    </style:style>
    <style:style style:name="gr20" style:family="graphic" style:parent-style-name="objectwithoutfill">
      <style:graphic-properties svg:stroke-width="0.03cm" draw:marker-start-width="0.36cm" draw:marker-end-width="0.36cm" draw:fill="none" draw:textarea-horizontal-align="center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581cm"/>
    </style:style>
    <style:style style:name="gr22" style:family="graphic" style:parent-style-name="standard">
      <style:graphic-properties svg:stroke-width="0.04cm" svg:stroke-color="#000000" draw:marker-start-width="0.32cm" draw:marker-end-width="0.32cm" draw:textarea-horizontal-align="center" draw:textarea-vertical-align="middle" fo:padding-top="0.145cm" fo:padding-bottom="0.145cm" fo:padding-left="0.27cm" fo:padding-right="0.27cm"/>
    </style:style>
    <style:style style:name="gr23" style:family="graphic" style:parent-style-name="standard">
      <style:graphic-properties svg:stroke-width="0.04cm" svg:stroke-color="#000000" draw:marker-start="" draw:marker-start-width="0.33cm" draw:marker-end="Arrow" draw:marker-end-width="0.2cm" draw:textarea-horizontal-align="center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7cm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1.846cm" fo:min-width="2.2cm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 fo:min-height="4.55cm" fo:min-width="0.5cm"/>
    </style:style>
    <style:style style:name="gr27" style:family="graphic" style:parent-style-name="objectwithoutfill">
      <style:graphic-properties svg:stroke-width="0.04cm" draw:marker-start-width="0.32cm" draw:marker-end="Arrow" draw:marker-end-width="0.2cm" draw:fill="none" draw:textarea-horizontal-align="center" draw:textarea-vertical-align="middle" fo:padding-top="0.145cm" fo:padding-bottom="0.145cm" fo:padding-left="0.27cm" fo:padding-right="0.2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0.9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.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1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385cm"/>
    </style:style>
    <style:style style:name="gr32" style:family="graphic" style:parent-style-name="standard">
      <style:graphic-properties draw:stroke="none" draw:fill="none" fo:min-height="0.649cm"/>
    </style:style>
    <style:style style:name="gr33" style:family="graphic" style:parent-style-name="standard">
      <style:graphic-properties draw:stroke="none" draw:fill="none" fo:min-height="0.508cm"/>
    </style:style>
    <style:style style:name="gr34" style:family="graphic" style:parent-style-name="standard">
      <style:graphic-properties draw:stroke="none" svg:stroke-width="0.04cm" svg:stroke-color="#000000" draw:marker-start-width="0.12cm" draw:marker-end-width="0.12cm" draw:fill="none" fo:min-height="0.54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.93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3.55cm" fo:min-width="0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3.118cm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0.31cm" fo:min-width="1.741cm"/>
    </style:style>
    <style:style style:name="gr40" style:family="graphic" style:parent-style-name="standard">
      <style:graphic-properties draw:stroke="none" svg:stroke-width="0.04cm" svg:stroke-color="#000000" draw:marker-start-width="0.12cm" draw:marker-end-width="0.12cm" draw:fill="none" fo:min-height="0.979cm"/>
    </style:style>
    <style:style style:name="gr41" style:family="graphic" style:parent-style-name="standard">
      <style:graphic-properties svg:stroke-width="0.04cm" svg:stroke-color="#000000" draw:marker-start="Arrow" draw:marker-start-width="0.2cm" draw:marker-end-width="0.06cm" draw:textarea-horizontal-align="center" draw:textarea-vertical-align="middle" fo:padding-top="0.145cm" fo:padding-bottom="0.145cm" fo:padding-left="0.27cm" fo:padding-right="0.27cm"/>
    </style:style>
    <style:style style:name="gr42" style:family="graphic" style:parent-style-name="objectwithoutfill">
      <style:graphic-properties svg:stroke-width="0.04cm" draw:marker-start="Arrow" draw:marker-start-width="0.2cm" draw:marker-end="" draw:marker-end-width="0.2cm" draw:fill="none" draw:textarea-horizontal-align="center" draw:textarea-vertical-align="middle" fo:padding-top="0.145cm" fo:padding-bottom="0.145cm" fo:padding-left="0.27cm" fo:padding-right="0.27cm"/>
    </style:style>
    <style:style style:name="gr43" style:family="graphic" style:parent-style-name="standard">
      <style:graphic-properties draw:fill-color="#729fcf" draw:textarea-horizontal-align="justify" draw:textarea-vertical-align="middle" draw:auto-grow-height="false" fo:min-height="2.75cm" fo:min-width="1.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174cm"/>
    </style:style>
    <style:style style:name="gr45" style:family="graphic" style:parent-style-name="standard">
      <style:graphic-properties draw:stroke="none" draw:fill="none" fo:min-height="0.509cm"/>
    </style:style>
    <style:style style:name="gr46" style:family="graphic" style:parent-style-name="standard">
      <style:graphic-properties svg:stroke-width="0.04cm" svg:stroke-color="#000000" draw:marker-start="" draw:marker-start-width="0.32cm" draw:marker-end="Arrow" draw:marker-end-width="0.2cm" fo:padding-top="0.145cm" fo:padding-bottom="0.145cm" fo:padding-left="0.27cm" fo:padding-right="0.27cm"/>
    </style:style>
    <style:style style:name="gr47" style:family="graphic" style:parent-style-name="standard">
      <style:graphic-properties draw:stroke="none" draw:fill="none" fo:min-height="0.979cm"/>
    </style:style>
    <style:style style:name="gr48" style:family="graphic" style:parent-style-name="standard">
      <style:graphic-properties draw:fill-color="#cccccc" draw:textarea-horizontal-align="justify" draw:textarea-vertical-align="middle" draw:auto-grow-height="false" fo:min-height="1.75cm" fo:min-width="1.1cm"/>
    </style:style>
    <style:style style:name="gr49" style:family="graphic" style:parent-style-name="standard">
      <style:graphic-properties draw:stroke="none" svg:stroke-width="0.04cm" svg:stroke-color="#000000" draw:marker-start-width="0.12cm" draw:marker-end-width="0.12cm" draw:fill="none" fo:min-height="0.644cm"/>
    </style:style>
    <style:style style:name="gr50" style:family="graphic" style:parent-style-name="standard">
      <style:graphic-properties svg:stroke-width="0.05cm" draw:marker-start="" draw:marker-start-width="0.275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1.64cm"/>
    </style:style>
    <style:style style:name="gr53" style:family="graphic" style:parent-style-name="standard">
      <style:graphic-properties svg:stroke-width="0.05cm" draw:marker-start="" draw:marker-start-width="0.2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svg:stroke-width="0.05cm" draw:marker-start="" draw:marker-start-width="0.465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2.385cm"/>
    </style:style>
    <style:style style:name="gr56" style:family="graphic" style:parent-style-name="standard">
      <style:graphic-properties draw:stroke="none" draw:fill="none" fo:min-height="0.425cm"/>
    </style:style>
    <style:style style:name="gr57" style:family="graphic" style:parent-style-name="standard">
      <style:graphic-properties svg:stroke-width="0.05cm" draw:marker-start-width="0.465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fo:min-height="0.45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1.05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1.27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7cm" fo:min-width="2.52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1.424cm"/>
    </style:style>
    <style:style style:name="gr63" style:family="graphic" style:parent-style-name="objectwithoutfill">
      <style:graphic-properties svg:stroke-width="0.05cm" svg:stroke-color="#ff3300" draw:marker-start-width="0.465cm" draw:marker-end-width="0.465cm" draw:fill="none" draw:textarea-horizontal-align="center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79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</style:style>
    <style:style style:name="gr66" style:family="graphic">
      <style:graphic-properties style:protect="size"/>
    </style:style>
    <style:style style:name="gr67" style:family="graphic" style:parent-style-name="standard">
      <style:graphic-properties draw:stroke="none" svg:stroke-color="#000000" draw:fill="solid" draw:fill-color="#ffffff" draw:opacity="70%" draw:textarea-horizontal-align="justify" draw:textarea-vertical-align="middle" draw:auto-grow-height="false" fo:min-height="3.75cm" fo:min-width="20.3cm" draw:shadow-opacity="70%"/>
    </style:style>
    <style:style style:name="gr68" style:family="graphic" style:parent-style-name="standard">
      <style:graphic-properties draw:stroke="none" svg:stroke-color="#000000" draw:fill="solid" draw:fill-color="#ffffff" draw:opacity="70%" draw:textarea-horizontal-align="justify" draw:textarea-vertical-align="middle" draw:auto-grow-height="false" fo:min-height="4.35cm" fo:min-width="5.1cm" draw:shadow-opacity="70%"/>
    </style:style>
    <style:style style:name="gr69" style:family="graphic" style:parent-style-name="standard">
      <style:graphic-properties draw:stroke="none" svg:stroke-color="#000000" draw:fill="solid" draw:fill-color="#ffffff" draw:opacity="70%" draw:textarea-horizontal-align="justify" draw:textarea-vertical-align="middle" draw:auto-grow-height="false" fo:min-height="7.048cm" fo:min-width="8.1cm" draw:shadow-opacity="70%"/>
    </style:style>
    <style:style style:name="gr70" style:family="graphic" style:parent-style-name="standard">
      <style:graphic-properties draw:stroke="none" svg:stroke-color="#000000" draw:fill="solid" draw:fill-color="#ffffff" draw:opacity="70%" draw:textarea-horizontal-align="justify" draw:textarea-vertical-align="middle" draw:auto-grow-height="false" fo:min-height="7.048cm" fo:min-width="3.8cm" draw:shadow-opacity="70%"/>
    </style:style>
    <style:style style:name="gr71" style:family="graphic" style:parent-style-name="standard">
      <style:graphic-properties draw:stroke="none" svg:stroke-color="#000000" draw:fill="solid" draw:fill-color="#ffffff" draw:opacity="70%" draw:textarea-horizontal-align="justify" draw:textarea-vertical-align="middle" draw:auto-grow-height="false" fo:min-height="4.333cm" fo:min-width="6.7cm" draw:shadow-opacity="70%"/>
    </style:style>
    <style:style style:name="gr72" style:family="graphic" style:parent-style-name="standard">
      <style:graphic-properties draw:stroke="none" svg:stroke-color="#000000" draw:fill="solid" draw:fill-color="#ffffff" draw:opacity="70%" draw:textarea-horizontal-align="justify" draw:textarea-vertical-align="middle" draw:auto-grow-height="false" fo:min-height="1.95cm" fo:min-width="3.8cm" draw:shadow-opacity="70%"/>
    </style:style>
    <style:style style:name="gr73" style:family="graphic" style:parent-style-name="standard">
      <style:graphic-properties draw:stroke="none" svg:stroke-color="#000000" draw:fill="solid" draw:fill-color="#ffffff" draw:opacity="70%" draw:textarea-horizontal-align="justify" draw:textarea-vertical-align="middle" draw:auto-grow-height="false" fo:min-height="2.15cm" fo:min-width="3.8cm" draw:shadow-opacity="70%"/>
    </style:style>
    <style:style style:name="gr74" style:family="graphic" style:parent-style-name="standard">
      <style:graphic-properties draw:fill="solid" draw:fill-color="#c2e0ae" draw:textarea-horizontal-align="justify" draw:textarea-vertical-align="middle" draw:auto-grow-height="false" fo:min-height="8.15cm" fo:min-width="6.5cm"/>
    </style:style>
    <style:style style:name="gr75" style:family="graphic" style:parent-style-name="standard">
      <style:graphic-properties draw:textarea-horizontal-align="justify" draw:textarea-vertical-align="middle" draw:auto-grow-height="false" fo:min-height="9.35cm" fo:min-width="3.6cm"/>
    </style:style>
    <style:style style:name="gr76" style:family="graphic" style:parent-style-name="standard">
      <style:graphic-properties draw:textarea-horizontal-align="justify" draw:textarea-vertical-align="middle" draw:auto-grow-height="false" fo:min-height="4.15cm" fo:min-width="3.9cm"/>
    </style:style>
    <style:style style:name="gr77" style:family="graphic" style:parent-style-name="standard">
      <style:graphic-properties draw:textarea-horizontal-align="justify" draw:textarea-vertical-align="middle" draw:auto-grow-height="false" fo:min-height="4.915cm" fo:min-width="4.098cm"/>
    </style:style>
    <style:style style:name="gr78" style:family="graphic" style:parent-style-name="standard">
      <style:graphic-properties draw:textarea-horizontal-align="justify" draw:textarea-vertical-align="middle" draw:auto-grow-height="false" fo:min-height="3.95cm" fo:min-width="3.5cm"/>
    </style:style>
    <style:style style:name="gr79" style:family="graphic" style:parent-style-name="standard">
      <style:graphic-properties draw:textarea-horizontal-align="justify" draw:textarea-vertical-align="middle" draw:auto-grow-height="false" fo:min-height="4.95cm" fo:min-width="0.7cm"/>
    </style:style>
    <style:style style:name="gr80" style:family="graphic" style:parent-style-name="standard">
      <style:graphic-properties draw:textarea-horizontal-align="justify" draw:textarea-vertical-align="middle" draw:auto-grow-height="false" fo:min-height="2.95cm" fo:min-width="0.5cm"/>
    </style:style>
    <style:style style:name="gr81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2.38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2.72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1.00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2.445cm"/>
    </style:style>
    <style:style style:name="gr86" style:family="graphic" style:parent-style-name="standard">
      <style:graphic-properties svg:stroke-color="#000000" draw:marker-start="Arrow" draw:marker-start-width="0.2cm" draw:textarea-horizontal-align="center" draw:textarea-vertical-align="middle"/>
    </style:style>
    <style:style style:name="gr87" style:family="graphic" style:parent-style-name="standard">
      <style:graphic-properties svg:stroke-color="#000000" draw:marker-end="Arrow" draw:marker-end-width="0.2cm" draw:textarea-horizontal-align="center" draw:textarea-vertical-align="middle"/>
    </style:style>
    <style:style style:name="gr8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draw:textarea-horizontal-align="center" draw:textarea-vertical-align="middle"/>
    </style:style>
    <style:style style:name="gr90" style:family="graphic" style:parent-style-name="standard">
      <style:graphic-properties svg:stroke-color="#000000" draw:marker-start="" draw:marker-start-width="0.2cm" draw:marker-end="" draw:marker-end-width="0.2cm" draw:textarea-horizontal-align="center" draw:textarea-vertical-align="middle"/>
    </style:style>
    <style:style style:name="gr91" style:family="graphic" style:parent-style-name="standard">
      <style:graphic-properties svg:stroke-color="#000000" draw:marker-start="" draw:marker-start-width="0.2cm" draw:marker-end="Arrow" draw:marker-end-width="0.2cm" draw:textarea-horizontal-align="center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51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54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26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13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80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28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31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93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33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77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83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29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67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39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4.39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2.00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2.73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161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90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85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50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0cm"/>
    </style:style>
    <style:style style:name="gr114" style:family="graphic" style:parent-style-name="standard">
      <style:graphic-properties svg:stroke-color="#000000" draw:marker-start="Arrow" draw:marker-start-width="0.2cm" draw:marker-end="" draw:marker-end-width="0.2cm" draw:textarea-horizontal-align="center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821cm"/>
    </style:style>
    <style:style style:name="gr116" style:family="graphic" style:parent-style-name="standard">
      <style:graphic-properties draw:fill="solid" draw:fill-color="#c2e0ae" draw:textarea-horizontal-align="justify" draw:textarea-vertical-align="middle" draw:auto-grow-height="false" fo:min-height="7.85cm" fo:min-width="6.5cm"/>
    </style:style>
    <style:style style:name="gr117" style:family="graphic" style:parent-style-name="standard">
      <style:graphic-properties draw:textarea-horizontal-align="justify" draw:textarea-vertical-align="middle" draw:auto-grow-height="false" fo:min-height="5.15cm" fo:min-width="3.9cm"/>
    </style:style>
    <style:style style:name="gr118" style:family="graphic" style:parent-style-name="standard">
      <style:graphic-properties draw:textarea-horizontal-align="justify" draw:textarea-vertical-align="middle" draw:auto-grow-height="false" fo:min-height="5.85cm" fo:min-width="4.098cm"/>
    </style:style>
    <style:style style:name="gr119" style:family="graphic" style:parent-style-name="standard">
      <style:graphic-properties draw:textarea-horizontal-align="justify" draw:textarea-vertical-align="middle" draw:auto-grow-height="false" fo:min-height="5.95cm" fo:min-width="3.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70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272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08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652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33cm"/>
    </style:style>
    <style:style style:name="gr126" style:family="graphic" style:parent-style-name="standard">
      <style:graphic-properties draw:textarea-horizontal-align="justify" draw:textarea-vertical-align="middle" draw:auto-grow-height="false" fo:min-height="0.75cm" fo:min-width="0.3cm"/>
    </style:style>
    <style:style style:name="gr127" style:family="graphic" style:parent-style-name="standard">
      <style:graphic-properties draw:textarea-horizontal-align="justify" draw:textarea-vertical-align="middle" draw:auto-grow-height="false" fo:min-height="6.75cm" fo:min-width="2.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942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36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92cm"/>
    </style:style>
    <style:style style:name="gr131" style:family="graphic" style:parent-style-name="standard">
      <style:graphic-properties draw:textarea-horizontal-align="justify" draw:textarea-vertical-align="middle" draw:auto-grow-height="false" fo:min-height="1.95cm" fo:min-width="0.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212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551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406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62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37" style:family="graphic" style:parent-style-name="standard">
      <style:graphic-properties svg:stroke-color="#000000" draw:marker-start="" draw:marker-start-width="0.2cm" draw:textarea-horizontal-align="center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623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6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cm" fo:min-width="4.297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602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9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0.552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0.73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0.78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0.518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0.569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0.586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4cm" fo:min-width="0.39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932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82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347cm"/>
    </style:style>
    <style:style style:name="gr153" style:family="graphic" style:parent-style-name="standard">
      <style:graphic-properties draw:textarea-horizontal-align="justify" draw:textarea-vertical-align="middle" draw:auto-grow-height="false" fo:min-height="0.95cm" fo:min-width="0.3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34cm" fo:min-width="7.09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958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755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78cm"/>
    </style:style>
    <style:style style:name="pr1" style:family="presentation" style:parent-style-name="Standard_20_Content-title">
      <style:graphic-properties fo:min-height="2cm"/>
    </style:style>
    <style:style style:name="pr2" style:family="presentation" style:parent-style-name="Standard_20_Content-notes">
      <style:graphic-properties draw:fill-color="#ffffff" fo:min-height="14.126cm"/>
    </style:style>
    <style:style style:name="pr3" style:family="presentation" style:parent-style-name="Standard_20_Content-title">
      <style:graphic-properties fo:min-height="2.1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/>
    </style:style>
    <style:style style:name="P5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-color="#729fcf"/>
      <style:paragraph-properties fo:text-align="center"/>
      <style:text-properties fo:font-size="18pt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ff66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 draw:fill-color="#ffffff"/>
      <style:text-properties fo:color="#ff3300" fo:font-size="12pt" style:font-size-asian="12pt" style:font-size-complex="12pt"/>
    </style:style>
    <style:style style:name="P23" style:family="paragraph">
      <loext:graphic-properties draw:fill-color="#ffffff"/>
      <style:text-properties fo:font-size="29.7000007629394pt"/>
    </style:style>
    <style:style style:name="P24" style:family="paragraph">
      <style:paragraph-properties fo:text-align="center"/>
      <style:text-properties fo:color="#0000ff" fo:font-size="32pt" style:font-size-asian="32pt" style:font-size-complex="32pt"/>
    </style:style>
    <style:style style:name="P25" style:family="paragraph">
      <loext:graphic-properties draw:fill="solid" draw:fill-color="#ffffff" draw:opacity="70%"/>
      <style:paragraph-properties fo:text-align="center"/>
    </style:style>
    <style:style style:name="P26" style:family="paragraph">
      <loext:graphic-properties draw:fill="solid" draw:fill-color="#c2e0ae"/>
      <style:paragraph-properties fo:text-align="center"/>
    </style:style>
    <style:style style:name="P27" style:family="paragraph">
      <style:text-properties fo:font-size="36pt" style:font-size-asian="18pt" style:font-size-complex="18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fo:font-size="13pt" style:font-size-asian="18pt" style:font-size-complex="18pt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text-properties fo:font-size="14pt" style:font-size-asian="18pt" style:font-size-complex="18pt"/>
    </style:style>
    <style:style style:name="P32" style:family="paragraph">
      <loext:graphic-properties draw:fill="none" draw:fill-color="#ffffff"/>
      <style:text-properties fo:font-size="12pt" style:font-size-asian="18pt" style:font-size-complex="18pt"/>
    </style:style>
    <style:style style:name="P33" style:family="paragraph">
      <loext:graphic-properties draw:fill="none" draw:fill-color="#ffffff"/>
      <style:text-properties fo:font-size="11pt" style:font-size-asian="18pt" style:font-size-complex="18pt"/>
    </style:style>
    <style:style style:name="P34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color="#0000ff" fo:font-size="40pt" style:font-size-asian="40pt" style:font-size-complex="4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3300" fo:font-size="12pt" style:font-size-asian="12pt" style:font-size-complex="12pt"/>
    </style:style>
    <style:style style:name="T6" style:family="text">
      <style:text-properties fo:color="#0000ff" fo:font-size="32pt" style:font-size-asian="32pt" style:font-size-complex="32pt"/>
    </style:style>
    <style:style style:name="T7" style:family="text">
      <style:text-properties fo:font-size="36pt" style:font-size-asian="18pt" style:font-size-complex="18pt"/>
    </style:style>
    <style:style style:name="T8" style:family="text">
      <style:text-properties fo:font-size="13pt" style:font-size-asian="18pt" style:font-size-complex="18pt"/>
    </style:style>
    <style:style style:name="T9" style:family="text">
      <style:text-properties fo:language="fr" fo:country="FR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11pt" style:font-size-asian="18pt" style:font-size-complex="18pt"/>
    </style:style>
    <style:style style:name="T1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Daniel Charlet Journée VLSI/PCB/FPGA</presentation:footer-decl>
      <presentation:date-time-decl presentation:name="dtd1" presentation:source="current-date" style:data-style-name="D3"/>
      <draw:page draw:name="page1" draw:style-name="dp1" draw:master-page-name="Standard_20_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2.8cm" svg:height="2cm" svg:x="3.4cm" svg:y="0.001cm" presentation:class="title" presentation:user-transformed="true">
          <draw:text-box>
            <text:p text:style-name="P1"><text:span text:style-name="T1">IDROGEN Clock tree</text:span></text:p>
          </draw:text-box>
        </draw:frame>
        <draw:g>
          <draw:frame draw:style-name="gr1" draw:text-style-name="P3" xml:id="id8" draw:id="id8" draw:layer="layout" svg:width="2.2cm" svg:height="0.8cm" svg:x="0cm" svg:y="16.001cm">
            <draw:text-box>
              <text:p><text:span text:style-name="T2">100 MHz</text:span></text:p>
            </draw:text-box>
          </draw:frame>
          <draw:g>
            <draw:frame draw:style-name="gr2" draw:text-style-name="P4" draw:layer="layout" svg:width="3.3cm" svg:height="0.674cm" svg:x="22.1cm" svg:y="5.032cm">
              <draw:text-box>
                <text:p><text:span text:style-name="T3">FMC_LA_CLK</text:span></text:p>
              </draw:text-box>
            </draw:frame>
            <draw:custom-shape draw:style-name="gr3" draw:text-style-name="P5" xml:id="id23" draw:id="id23" draw:layer="layout" svg:width="8.2cm" svg:height="5.101cm" svg:x="4.9cm" svg:y="9.4cm">
              <draw:glue-point draw:id="4" svg:x="5cm" svg:y="-3.5cm"/>
              <draw:glue-point draw:id="5" svg:x="5cm" svg:y="-2cm"/>
              <draw:glue-point draw:id="6" svg:x="5cm" svg:y="1.5cm"/>
              <draw:glue-point draw:id="7" svg:x="5cm" svg:y="3cm"/>
              <draw:glue-point draw:id="8" svg:x="2.619cm" svg:y="-5cm"/>
              <draw:glue-point draw:id="9" svg:x="2.619cm" svg:y="5cm"/>
              <draw:glue-point draw:id="10" svg:x="-2.619cm" svg:y="5cm"/>
              <draw:glue-point draw:id="11" svg:x="-5cm" svg:y="-1.521cm"/>
              <draw:glue-point draw:id="12" svg:x="-5cm" svg:y="2.254cm"/>
              <draw:glue-point draw:id="13" svg:x="-2.666cm" svg:y="-5cm"/>
              <draw:glue-point draw:id="14" svg:x="4.024cm" svg:y="-5cm"/>
              <draw:glue-point draw:id="15" svg:x="0.487cm" svg:y="-4.999cm"/>
              <text:p text:style-name="P1"><text:span text:style-name="T2"/></text:p>
              <text:p text:style-name="P1"><text:span text:style-name="T2"/></text:p>
              <text:p text:style-name="P1"><text:span text:style-name="T4">10AX027F3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6" draw:layer="layout" svg:width="1.8cm" svg:height="1.2cm" svg:x="14.6cm" svg:y="9.801cm">
              <text:p text:style-name="P1"><text:span text:style-name="T2">DAC</text:span></text:p>
              <text:p text:style-name="P1"><text:span text:style-name="T2">AD5662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xml:id="id3" draw:id="id3" draw:layer="layout" svg:width="1.8cm" svg:height="1.001cm" svg:x="14.599cm" svg:y="11.1cm">
              <text:p text:style-name="P1"><text:span text:style-name="T2">DAC 16b</text:span></text:p>
              <text:p text:style-name="P1"><text:span text:style-name="T2">AD566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7" xml:id="id5" draw:id="id5" draw:layer="layout" svg:width="2cm" svg:height="1.2cm" svg:x="17.4cm" svg:y="9.801cm">
              <text:p text:style-name="P1"><text:span text:style-name="T2">VCTCXO</text:span></text:p>
              <text:p text:style-name="P1"><text:span text:style-name="T2">25MHz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7" xml:id="id4" draw:id="id4" draw:layer="layout" svg:width="2.001cm" svg:height="1.2cm" svg:x="17.399cm" svg:y="11cm">
              <text:p text:style-name="P1"><text:span text:style-name="T2">VCXO</text:span></text:p>
              <text:p text:style-name="P1"><text:span text:style-name="T2">125MHz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8cm" svg:height="1.2cm" svg:x="14.599cm" svg:y="9.8cm">
              <text:p text:style-name="P1"><text:span text:style-name="T2">DAC</text:span></text:p>
              <text:p text:style-name="P1"><text:span text:style-name="T2">AD566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5" xml:id="id2" draw:id="id2" draw:layer="layout" svg:width="1.8cm" svg:height="1.2cm" svg:x="14.598cm" svg:y="9.799cm">
              <draw:glue-point draw:id="4" svg:x="3.9cm" svg:y="0.016cm"/>
              <text:p text:style-name="P1"><text:span text:style-name="T2">DAC 16b</text:span></text:p>
              <text:p text:style-name="P1"><text:span text:style-name="T2">AD566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8" xml:id="id11" draw:id="id11" draw:layer="layout" svg:width="0.5cm" svg:height="0.5cm" svg:x="24.7cm" svg:y="3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0" draw:layer="layout" svg:x1="13.1cm" svg:y1="11.004cm" svg:x2="14.598cm" svg:y2="10.399cm" draw:start-shape="id1" draw:end-shape="id2" draw:end-glue-point="3" svg:d="M13100 11004h749v-605h749" svg:viewBox="0 0 1499 606">
              <text:p/>
            </draw:connector>
            <draw:connector draw:style-name="gr10" draw:layer="layout" svg:x1="13.1cm" svg:y1="11.004cm" svg:x2="14.599cm" svg:y2="11.6cm" draw:start-shape="id1" draw:start-glue-point="1" draw:end-shape="id3" draw:end-glue-point="3" svg:d="M13100 11004h749v596h750" svg:viewBox="0 0 1500 597">
              <text:p/>
            </draw:connector>
            <draw:connector draw:style-name="gr10" draw:layer="layout" svg:x1="16.399cm" svg:y1="11.6cm" svg:x2="17.399cm" svg:y2="11.6cm" draw:start-shape="id3" draw:start-glue-point="1" draw:end-shape="id4" draw:end-glue-point="3" svg:d="M16399 11600h1000" svg:viewBox="0 0 1001 1">
              <text:p/>
            </draw:connector>
            <draw:connector draw:style-name="gr10" draw:layer="layout" svg:x1="16.398cm" svg:y1="10.399cm" svg:x2="17.4cm" svg:y2="10.401cm" draw:start-shape="id2" draw:start-glue-point="1" draw:end-shape="id5" draw:end-glue-point="3" svg:d="M16398 10399h501v2h501" svg:viewBox="0 0 1003 3">
              <text:p/>
            </draw:connector>
            <draw:connector draw:style-name="gr11" draw:layer="layout" svg:x1="15.5cm" svg:y1="6.933cm" svg:x2="10.119cm" svg:y2="9.417cm" draw:start-shape="id6" draw:start-glue-point="8" draw:end-shape="id7" draw:end-glue-point="0" svg:d="M15500 6933h-5381v2484" svg:viewBox="0 0 5382 2485">
              <text:p/>
            </draw:connector>
            <draw:frame draw:style-name="gr12" draw:text-style-name="P3" xml:id="id1" draw:id="id1" draw:layer="layout" svg:width="2.432cm" svg:height="0.793cm" svg:x="10.668cm" svg:y="10.608cm">
              <draw:text-box>
                <text:p><text:span text:style-name="T2">DAC SPI</text:span></text:p>
              </draw:text-box>
            </draw:frame>
            <draw:frame draw:style-name="gr13" draw:text-style-name="P9" draw:layer="layout" svg:width="3.021cm" svg:height="0.674cm" svg:x="12.479cm" svg:y="7.977cm">
              <draw:text-box>
                <text:p><text:span text:style-name="T3">LMK_CLK_2 </text:span></text:p>
              </draw:text-box>
            </draw:frame>
            <draw:frame draw:style-name="gr1" draw:text-style-name="P9" xml:id="id21" draw:id="id21" draw:layer="layout" svg:width="2.2cm" svg:height="0.8cm" svg:x="10.858cm" svg:y="13.027cm">
              <draw:text-box>
                <text:p><text:span text:style-name="T3">WR DMTD</text:span></text:p>
              </draw:text-box>
            </draw:frame>
            <draw:frame draw:style-name="gr13" draw:text-style-name="P9" draw:layer="layout" svg:width="3.021cm" svg:height="0.674cm" svg:x="7.579cm" svg:y="13.827cm">
              <draw:text-box>
                <text:p><text:span text:style-name="T3">RFCLKL 10Gb</text:span></text:p>
              </draw:text-box>
            </draw:frame>
            <draw:connector draw:style-name="gr14" draw:layer="layout" svg:x1="2.2cm" svg:y1="16.401cm" svg:x2="3.6cm" svg:y2="16.402cm" draw:start-shape="id8" draw:start-glue-point="1" draw:end-shape="id9" draw:end-glue-point="7" svg:d="M2200 16401h700v1h700" svg:viewBox="0 0 1401 2">
              <text:p/>
            </draw:connector>
            <draw:custom-shape draw:style-name="gr15" draw:text-style-name="P10" xml:id="id6" draw:id="id6" draw:layer="layout" svg:width="3cm" svg:height="5.601cm" svg:x="15.5cm" svg:y="3.2cm">
              <draw:glue-point draw:id="4" svg:x="5cm" svg:y="-2.5cm"/>
              <draw:glue-point draw:id="5" svg:x="5cm" svg:y="2.5cm"/>
              <draw:glue-point draw:id="6" svg:x="-5cm" svg:y="-3.666cm"/>
              <draw:glue-point draw:id="7" svg:x="-5cm" svg:y="-1.666cm"/>
              <draw:glue-point draw:id="8" svg:x="-5cm" svg:y="1.666cm"/>
              <draw:glue-point draw:id="9" svg:x="-5cm" svg:y="4.411cm"/>
              <draw:glue-point draw:id="10" svg:x="-2.333cm" svg:y="-5cm"/>
              <draw:glue-point draw:id="11" svg:x="2.333cm" svg:y="-5cm"/>
              <draw:glue-point draw:id="12" svg:x="-5cm" svg:y="3.233cm"/>
              <draw:glue-point draw:id="13" svg:x="-5cm" svg:y="0.714cm"/>
              <draw:glue-point draw:id="14" svg:x="-5.003cm" svg:y="2.406cm"/>
              <text:p text:style-name="P1"><text:span text:style-name="T2">LMK04828</text:span></text:p>
              <draw:enhanced-geometry svg:viewBox="0 0 21600 21600" draw:type="rectangle" draw:enhanced-path="M 0 0 L 21600 0 21600 21600 0 21600 0 0 Z N"/>
            </draw:custom-shape>
            <draw:connector draw:style-name="gr16" draw:layer="layout" svg:x1="21.6cm" svg:y1="3.575cm" svg:x2="24.7cm" svg:y2="3.551cm" draw:start-shape="id10" draw:start-glue-point="8" draw:end-shape="id11" draw:end-glue-point="6" svg:d="M21600 3575h1550v-24h1550" svg:viewBox="0 0 3101 25">
              <text:p/>
            </draw:connector>
            <draw:connector draw:style-name="gr17" draw:layer="layout" svg:x1="15.5cm" svg:y1="6cm" svg:x2="4.5cm" svg:y2="5.102cm" draw:start-shape="id6" draw:start-glue-point="3" draw:end-shape="id12" draw:end-glue-point="10" svg:d="M15500 6000h-5500v-898h-5500" svg:viewBox="0 0 11001 899">
              <text:p/>
            </draw:connector>
            <draw:frame draw:style-name="gr18" draw:text-style-name="P9" xml:id="id14" draw:id="id14" draw:layer="layout" svg:width="1.421cm" svg:height="0.737cm" svg:x="4.874cm" svg:y="9.364cm">
              <draw:text-box>
                <text:p><text:span text:style-name="T3">Clkref</text:span></text:p>
              </draw:text-box>
            </draw:frame>
            <draw:connector draw:style-name="gr17" draw:layer="layout" draw:line-skew="1.05cm" svg:x1="15.5cm" svg:y1="5.067cm" svg:x2="5.2cm" svg:y2="2.8cm" draw:start-shape="id6" draw:start-glue-point="7" draw:end-shape="id13" draw:end-glue-point="1" svg:d="M15500 5067h-4100v-2267h-6200" svg:viewBox="0 0 10301 2268">
              <text:p/>
            </draw:connector>
            <draw:connector draw:style-name="gr17" draw:layer="layout" svg:x1="3.751cm" svg:y1="7.901cm" svg:x2="4.874cm" svg:y2="9.732cm" draw:start-shape="id12" draw:start-glue-point="4" draw:end-shape="id14" draw:end-glue-point="3" svg:d="M3751 7901v1831h1123" svg:viewBox="0 0 1124 1832">
              <text:p/>
            </draw:connector>
            <draw:g xml:id="id15" draw:id="id15">
              <draw:custom-shape draw:style-name="gr19" draw:text-style-name="P11" draw:layer="layout" svg:width="0.2cm" svg:height="0.255cm" svg:x="16.9cm" svg:y="2.645cm">
                <text:p/>
                <draw:enhanced-geometry svg:viewBox="0 0 21600 21600" draw:type="rectangle" draw:enhanced-path="M 0 0 L 21600 0 21600 21600 0 21600 0 0 Z N"/>
              </draw:custom-shape>
              <draw:line draw:style-name="gr20" draw:text-style-name="P12" draw:layer="layout" svg:x1="16.8cm" svg:y1="2.645cm" svg:x2="16.8cm" svg:y2="2.9cm">
                <text:p/>
              </draw:line>
              <draw:line draw:style-name="gr20" draw:text-style-name="P12" draw:layer="layout" svg:x1="17.185cm" svg:y1="2.636cm" svg:x2="17.185cm" svg:y2="2.891cm">
                <text:p/>
              </draw:line>
            </draw:g>
            <draw:frame draw:style-name="gr21" draw:text-style-name="P3" draw:layer="layout" svg:width="2.081cm" svg:height="0.722cm" svg:x="16cm" svg:y="1.9cm">
              <draw:text-box>
                <text:p><text:span text:style-name="T2">100MHz</text:span></text:p>
              </draw:text-box>
            </draw:frame>
            <draw:connector draw:style-name="gr22" draw:layer="layout" svg:x1="16.301cm" svg:y1="3.2cm" svg:x2="16.8cm" svg:y2="2.768cm" draw:start-shape="id6" draw:start-glue-point="10" draw:end-shape="id15" draw:end-glue-point="3" svg:d="M16301 3200v-432h499" svg:viewBox="0 0 500 433">
              <text:p/>
            </draw:connector>
            <draw:connector draw:style-name="gr22" draw:layer="layout" svg:x1="17.699cm" svg:y1="3.2cm" svg:x2="17.185cm" svg:y2="2.768cm" draw:start-shape="id6" draw:start-glue-point="11" draw:end-shape="id15" draw:end-glue-point="1" svg:d="M17699 3200v-432h-514" svg:viewBox="0 0 515 433">
              <text:p/>
            </draw:connector>
            <draw:connector draw:style-name="gr23" draw:layer="layout" svg:x1="15.5cm" svg:y1="8.47cm" svg:x2="12.481cm" svg:y2="9.401cm" draw:start-shape="id6" draw:start-glue-point="9" draw:end-shape="id16" draw:end-glue-point="0" svg:d="M15500 8470h-3019v931" svg:viewBox="0 0 3020 932">
              <text:p/>
            </draw:connector>
            <draw:frame draw:style-name="gr24" draw:text-style-name="P3" xml:id="id26" draw:id="id26" draw:layer="layout" svg:width="2.2cm" svg:height="0.722cm" svg:x="21.1cm" svg:y="6.8cm">
              <draw:text-box>
                <text:p><text:span text:style-name="T2">100 MHz</text:span></text:p>
              </draw:text-box>
            </draw:frame>
            <draw:custom-shape draw:style-name="gr25" draw:text-style-name="P13" xml:id="id24" draw:id="id24" draw:layer="layout" svg:width="2.7cm" svg:height="2.096cm" svg:x="15.7cm" svg:y="16.2cm">
              <draw:glue-point draw:id="4" svg:x="5cm" svg:y="-2.5cm"/>
              <draw:glue-point draw:id="5" svg:x="5cm" svg:y="2.5cm"/>
              <draw:glue-point draw:id="6" svg:x="-5cm" svg:y="-3.666cm"/>
              <draw:glue-point draw:id="7" svg:x="-5cm" svg:y="-1.666cm"/>
              <draw:glue-point draw:id="8" svg:x="-5cm" svg:y="1.666cm"/>
              <draw:glue-point draw:id="9" svg:x="-5cm" svg:y="3.666cm"/>
              <draw:glue-point draw:id="10" svg:x="-2.333cm" svg:y="-5cm"/>
              <draw:glue-point draw:id="11" svg:x="2.333cm" svg:y="-5cm"/>
              <text:p text:style-name="P1"><text:span text:style-name="T4">MAX 10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14" xml:id="id17" draw:id="id17" draw:layer="layout" svg:width="1cm" svg:height="4.8cm" svg:x="0.6cm" svg:y="9.801cm">
              <draw:glue-point draw:id="4" svg:x="5cm" svg:y="-3.333cm"/>
              <draw:glue-point draw:id="5" svg:x="5.004cm" svg:y="2.816cm"/>
              <draw:glue-point draw:id="6" svg:x="5cm" svg:y="1.247cm"/>
              <draw:glue-point draw:id="7" svg:x="5cm" svg:y="-0.835cm"/>
              <draw:glue-point draw:id="8" svg:x="5cm" svg:y="-2.085cm"/>
              <text:p/>
              <draw:enhanced-geometry svg:viewBox="0 0 21600 21600" draw:type="rectangle" draw:enhanced-path="M 0 0 L 21600 0 21600 21600 0 21600 0 0 Z N"/>
            </draw:custom-shape>
            <draw:connector draw:style-name="gr27" draw:text-style-name="P12" draw:layer="layout" svg:x1="1.6cm" svg:y1="12.799cm" svg:x2="3.704cm" svg:y2="12.796cm" draw:start-shape="id17" draw:start-glue-point="6" svg:d="M1600 12799h1303v-3h801" svg:viewBox="0 0 2105 4">
              <text:p/>
            </draw:connector>
            <draw:connector draw:style-name="gr27" draw:text-style-name="P12" draw:layer="layout" draw:line-skew="0.519cm" svg:x1="1.6cm" svg:y1="13.552cm" svg:x2="4.96cm" svg:y2="13.405cm" draw:start-shape="id17" draw:start-glue-point="5" draw:end-shape="id18" draw:end-glue-point="3" svg:d="M1600 13552h2200v-147h1160" svg:viewBox="0 0 3361 148">
              <text:p/>
            </draw:connector>
            <draw:frame draw:style-name="gr28" draw:text-style-name="P9" xml:id="id20" draw:id="id20" draw:layer="layout" svg:width="1.438cm" svg:height="0.774cm" svg:x="10.5cm" svg:y="9.417cm">
              <draw:text-box>
                <text:p><text:span text:style-name="T3">CLKB</text:span></text:p>
              </draw:text-box>
              <draw:glue-point draw:id="4" svg:x="-5cm" svg:y="-5cm"/>
            </draw:frame>
            <draw:frame draw:style-name="gr29" draw:text-style-name="P9" draw:layer="layout" svg:width="2.14cm" svg:height="0.844cm" svg:x="4.874cm" svg:y="12.364cm">
              <draw:text-box>
                <text:p><text:span text:style-name="T3">clkref</text:span></text:p>
              </draw:text-box>
            </draw:frame>
            <draw:frame draw:style-name="gr30" draw:text-style-name="P9" xml:id="id16" draw:id="id16" draw:layer="layout" svg:width="1.638cm" svg:height="0.674cm" svg:x="11.662cm" svg:y="9.401cm">
              <draw:text-box>
                <text:p><text:span text:style-name="T3">clkref</text:span></text:p>
              </draw:text-box>
            </draw:frame>
            <draw:frame draw:style-name="gr31" draw:text-style-name="P9" draw:layer="layout" svg:width="2.885cm" svg:height="0.758cm" svg:x="1.715cm" svg:y="11.201cm">
              <draw:text-box>
                <text:p><text:span text:style-name="T3"><text:s text:c="2"/></text:span><text:span text:style-name="T3">AMC_clk2</text:span></text:p>
              </draw:text-box>
            </draw:frame>
            <draw:frame draw:style-name="gr29" draw:text-style-name="P9" xml:id="id18" draw:id="id18" draw:layer="layout" svg:width="2.14cm" svg:height="0.844cm" svg:x="4.96cm" svg:y="12.983cm">
              <draw:text-box>
                <text:p><text:span text:style-name="T3">clkref</text:span></text:p>
              </draw:text-box>
            </draw:frame>
            <draw:frame draw:style-name="gr32" draw:text-style-name="P15" draw:layer="layout" svg:width="2.463cm" svg:height="0.899cm" svg:x="13.537cm" svg:y="12.701cm">
              <draw:text-box>
                <text:p><text:span text:style-name="T2">125 MHz</text:span></text:p>
              </draw:text-box>
            </draw:frame>
            <draw:frame draw:style-name="gr33" draw:text-style-name="P16" draw:layer="layout" svg:width="2.044cm" svg:height="0.758cm" svg:x="18.7cm" svg:y="7.243cm">
              <draw:text-box>
                <text:p text:style-name="P1"><text:span text:style-name="T2">25 MHz</text:span></text:p>
              </draw:text-box>
            </draw:frame>
            <draw:frame draw:style-name="gr34" draw:text-style-name="P16" draw:layer="layout" svg:width="2.6cm" svg:height="0.794cm" svg:x="22cm" svg:y="2.801cm">
              <draw:text-box>
                <text:p text:style-name="P1"><text:span text:style-name="T2">CLK_SMA</text:span></text:p>
              </draw:text-box>
            </draw:frame>
            <draw:connector draw:style-name="gr27" draw:text-style-name="P12" draw:layer="layout" draw:line-skew="0.299cm" svg:x1="19.4cm" svg:y1="10.401cm" svg:x2="18.5cm" svg:y2="7.938cm" draw:start-shape="id5" draw:start-glue-point="1" draw:end-shape="id19" svg:d="M19400 10401h800v-2463h-1700" svg:viewBox="0 0 1701 2464">
              <text:p/>
            </draw:connector>
            <draw:connector draw:style-name="gr11" draw:layer="layout" svg:x1="15.5cm" svg:y1="7.81cm" svg:x2="11.219cm" svg:y2="9.417cm" draw:start-shape="id6" draw:start-glue-point="12" draw:end-shape="id20" draw:end-glue-point="0" svg:d="M15500 7810h-4281v1607" svg:viewBox="0 0 4282 1608">
              <text:p/>
            </draw:connector>
            <draw:frame draw:style-name="gr35" draw:text-style-name="P9" xml:id="id7" draw:id="id7" draw:layer="layout" svg:width="1.438cm" svg:height="0.791cm" svg:x="9.4cm" svg:y="9.417cm">
              <draw:text-box>
                <text:p><text:span text:style-name="T3">CLKT</text:span></text:p>
              </draw:text-box>
            </draw:frame>
            <draw:connector draw:style-name="gr27" draw:text-style-name="P12" draw:layer="layout" draw:line-skew="0.6cm" svg:x1="19.4cm" svg:y1="11.6cm" svg:x2="13.058cm" svg:y2="13.427cm" draw:start-shape="id4" draw:start-glue-point="1" draw:end-shape="id21" draw:end-glue-point="1" svg:d="M19400 11600h1100v1827h-7442" svg:viewBox="0 0 7443 1828">
              <text:p/>
            </draw:connector>
            <draw:frame draw:style-name="gr36" draw:text-style-name="P9" xml:id="id25" draw:id="id25" draw:layer="layout" svg:width="1.8cm" svg:height="0.674cm" svg:x="16.7cm" svg:y="6.8cm">
              <draw:text-box>
                <text:p><text:span text:style-name="T3">clk_free</text:span></text:p>
              </draw:text-box>
            </draw:frame>
            <draw:frame draw:style-name="gr36" draw:text-style-name="P18" xml:id="id19" draw:id="id19" draw:layer="layout" svg:width="1.8cm" svg:height="0.674cm" svg:x="16.7cm" svg:y="7.601cm">
              <draw:text-box>
                <text:p text:style-name="P17"><text:span text:style-name="T3">ref_in0</text:span></text:p>
              </draw:text-box>
            </draw:frame>
            <draw:frame draw:style-name="gr36" draw:text-style-name="P18" draw:layer="layout" svg:width="1.8cm" svg:height="0.674cm" svg:x="16.8cm" svg:y="4.226cm">
              <draw:text-box>
                <text:p text:style-name="P17"><text:span text:style-name="T3">ref_in1</text:span></text:p>
              </draw:text-box>
            </draw:frame>
            <draw:custom-shape draw:style-name="gr37" draw:text-style-name="P19" xml:id="id12" draw:id="id12" draw:layer="layout" svg:width="0.9cm" svg:height="3.8cm" svg:x="3.6cm" svg:y="4.101cm">
              <draw:glue-point draw:id="4" svg:x="-3.333cm" svg:y="5cm"/>
              <draw:glue-point draw:id="5" svg:x="3.333cm" svg:y="5cm"/>
              <draw:glue-point draw:id="6" svg:x="5cm" svg:y="1.315cm"/>
              <draw:glue-point draw:id="7" svg:x="5cm" svg:y="2.368cm"/>
              <draw:glue-point draw:id="8" svg:x="5cm" svg:y="3.421cm"/>
              <draw:glue-point draw:id="9" svg:x="5cm" svg:y="-1.315cm"/>
              <draw:glue-point draw:id="10" svg:x="5cm" svg:y="-2.368cm"/>
              <draw:glue-point draw:id="11" svg:x="5cm" svg:y="-3.947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20" draw:layer="layout" svg:width="3.618cm" svg:height="0.758cm" draw:transform="rotate (1.5707963267949) translate (0.6cm 13.793cm)">
              <draw:text-box>
                <text:p><text:span text:style-name="T2">XTCA connector</text:span></text:p>
              </draw:text-box>
            </draw:frame>
            <draw:custom-shape draw:style-name="gr39" draw:text-style-name="P21" xml:id="id10" draw:id="id10" draw:layer="layout" svg:width="3.999cm" svg:height="1cm" draw:transform="rotate (-1.5707963267949) translate (21.6cm 2.601cm)">
              <draw:glue-point draw:id="8" svg:x="5cm" svg:y="-2.565cm"/>
              <draw:glue-point draw:id="9" svg:x="5cm" svg:y="2.5cm"/>
              <draw:glue-point draw:id="10" svg:x="5cm" svg:y="1cm"/>
              <draw:glue-point draw:id="11" svg:x="5cm" svg:y="-1cm"/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onnector draw:style-name="gr16" draw:layer="layout" svg:x1="21.6cm" svg:y1="4.201cm" svg:x2="23.857cm" svg:y2="4.189cm" draw:start-shape="id10" draw:start-glue-point="11" svg:d="M21600 4201h1379v-12h878" svg:viewBox="0 0 2258 13">
              <text:p/>
            </draw:connector>
            <draw:connector draw:style-name="gr16" draw:layer="layout" svg:x1="21.6cm" svg:y1="5.629cm" svg:x2="23.835cm" svg:y2="5.623cm" svg:d="M21600 5629h1118v-6h1117" svg:viewBox="0 0 2236 7">
              <text:p/>
            </draw:connector>
            <draw:frame draw:style-name="gr40" draw:text-style-name="P16" draw:layer="layout" svg:width="2.8cm" svg:height="1.229cm" svg:x="22cm" svg:y="4.4cm">
              <draw:text-box>
                <text:p text:style-name="P1"><text:span text:style-name="T2">AMC_ clk1</text:span></text:p>
                <text:p text:style-name="P1"><text:span text:style-name="T2"/></text:p>
              </draw:text-box>
            </draw:frame>
            <draw:connector draw:style-name="gr41" draw:layer="layout" svg:x1="18.5cm" svg:y1="4.6cm" svg:x2="20.6cm" svg:y2="4.6cm" draw:start-shape="id6" draw:start-glue-point="4" draw:end-shape="id10" draw:end-glue-point="5" svg:d="M18500 4600h2100" svg:viewBox="0 0 2101 1">
              <text:p/>
            </draw:connector>
            <draw:connector draw:style-name="gr27" draw:text-style-name="P12" draw:layer="layout" svg:x1="4.5cm" svg:y1="4.502cm" svg:x2="10.352cm" svg:y2="4.498cm" draw:start-shape="id12" draw:start-glue-point="11" svg:d="M4500 4502h3177v-4h2675" svg:viewBox="0 0 5853 5">
              <text:p/>
            </draw:connector>
            <draw:connector draw:style-name="gr42" draw:text-style-name="P12" draw:layer="layout" draw:line-skew="0.762cm" svg:x1="1.6cm" svg:y1="11.801cm" svg:x2="4.874cm" svg:y2="12.201cm" draw:start-shape="id17" draw:start-glue-point="7" draw:end-shape="id22" draw:end-glue-point="3" svg:d="M1600 11801h2400v400h874" svg:viewBox="0 0 3275 401">
              <text:p/>
            </draw:connector>
            <draw:frame draw:style-name="gr31" draw:text-style-name="P9" draw:layer="layout" svg:width="2.885cm" svg:height="0.758cm" svg:x="1.716cm" svg:y="12.201cm">
              <draw:text-box>
                <text:p><text:span text:style-name="T3"><text:s text:c="2"/></text:span><text:span text:style-name="T3">AMC_clk1</text:span></text:p>
              </draw:text-box>
            </draw:frame>
            <draw:frame draw:style-name="gr29" draw:text-style-name="P9" draw:layer="layout" svg:width="2.14cm" svg:height="0.844cm" svg:x="1.66cm" svg:y="12.957cm">
              <draw:text-box>
                <text:p><text:span text:style-name="T3">PCIECLK</text:span></text:p>
              </draw:text-box>
            </draw:frame>
            <draw:custom-shape draw:style-name="gr43" draw:text-style-name="P13" xml:id="id9" draw:id="id9" draw:layer="layout" svg:width="2.2cm" svg:height="3cm" svg:x="3.6cm" svg:y="15.401cm">
              <draw:glue-point draw:id="4" svg:x="5cm" svg:y="-2.5cm"/>
              <draw:glue-point draw:id="5" svg:x="5cm" svg:y="2.5cm"/>
              <draw:glue-point draw:id="6" svg:x="-5cm" svg:y="-3.666cm"/>
              <draw:glue-point draw:id="7" svg:x="-5cm" svg:y="-1.666cm"/>
              <draw:glue-point draw:id="8" svg:x="-5cm" svg:y="1.666cm"/>
              <draw:glue-point draw:id="9" svg:x="-5cm" svg:y="3.666cm"/>
              <draw:glue-point draw:id="10" svg:x="-2.333cm" svg:y="-5cm"/>
              <draw:glue-point draw:id="11" svg:x="2.333cm" svg:y="-5cm"/>
              <draw:glue-point draw:id="12" svg:x="5cm" svg:y="3cm"/>
              <draw:glue-point draw:id="13" svg:x="5cm" svg:y="1cm"/>
              <draw:glue-point draw:id="14" svg:x="5cm" svg:y="-1.666cm"/>
              <draw:glue-point draw:id="15" svg:x="5cm" svg:y="-3.666cm"/>
              <text:p text:style-name="P1"><text:span text:style-name="T4">SI 533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7" draw:text-style-name="P12" draw:layer="layout" svg:x1="5.8cm" svg:y1="16.402cm" svg:x2="9cm" svg:y2="14.501cm" draw:start-shape="id9" draw:start-glue-point="14" draw:end-shape="id23" svg:d="M5800 16402h3200v-1901" svg:viewBox="0 0 3201 1902">
              <text:p/>
            </draw:connector>
            <draw:connector draw:style-name="gr27" draw:text-style-name="P12" draw:layer="layout" draw:line-skew="1.65cm" svg:x1="5.8cm" svg:y1="17.801cm" svg:x2="15.7cm" svg:y2="17.248cm" draw:start-shape="id9" draw:start-glue-point="12" draw:end-shape="id24" svg:d="M5800 17801h6600v-553h3300" svg:viewBox="0 0 9901 554">
              <text:p/>
            </draw:connector>
            <draw:frame draw:style-name="gr44" draw:text-style-name="P3" draw:layer="layout" svg:width="2.674cm" svg:height="1cm" svg:x="5.8cm" svg:y="15.802cm">
              <draw:text-box>
                <text:p><text:span text:style-name="T2">156.25MHz</text:span></text:p>
              </draw:text-box>
            </draw:frame>
            <draw:frame draw:style-name="gr45" draw:text-style-name="P15" draw:layer="layout" svg:width="2.462cm" svg:height="0.759cm" svg:x="5.938cm" svg:y="16.601cm">
              <draw:text-box>
                <text:p><text:span text:style-name="T2">100 MHz</text:span></text:p>
              </draw:text-box>
            </draw:frame>
            <draw:connector draw:style-name="gr46" draw:layer="layout" svg:x1="5.8cm" svg:y1="15.802cm" svg:x2="6.853cm" svg:y2="14.5cm" draw:start-shape="id9" draw:start-glue-point="15" draw:end-shape="id23" draw:end-glue-point="10" svg:d="M5800 15802h1053v-1302" svg:viewBox="0 0 1054 1303">
              <text:p/>
            </draw:connector>
            <draw:frame draw:style-name="gr47" draw:text-style-name="P15" draw:layer="layout" svg:width="2.562cm" svg:height="1.229cm" svg:x="5.838cm" svg:y="15.173cm">
              <draw:text-box>
                <text:p><text:span text:style-name="T2">125 MHz</text:span></text:p>
              </draw:text-box>
            </draw:frame>
            <draw:frame draw:style-name="gr13" draw:text-style-name="P9" draw:layer="layout" svg:width="3.021cm" svg:height="0.674cm" svg:x="5.18cm" svg:y="13.827cm">
              <draw:text-box>
                <text:p><text:span text:style-name="T3">RFCLKL 1Gb</text:span></text:p>
              </draw:text-box>
            </draw:frame>
            <draw:custom-shape draw:style-name="gr48" draw:text-style-name="P7" xml:id="id13" draw:id="id13" draw:layer="layout" svg:width="1.6cm" svg:height="2cm" svg:x="3.6cm" svg:y="1.8cm">
              <draw:glue-point draw:id="4" svg:x="5cm" svg:y="-2.005cm"/>
              <text:p text:style-name="P1"><text:span text:style-name="T2">RT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6" draw:layer="layout" svg:x1="21.611cm" svg:y1="5.032cm" svg:x2="23.846cm" svg:y2="5.026cm" svg:d="M21611 5032h1118v-6h1117" svg:viewBox="0 0 2236 7">
              <text:p/>
            </draw:connector>
            <draw:frame draw:style-name="gr49" draw:text-style-name="P16" draw:layer="layout" svg:width="2.8cm" svg:height="0.894cm" svg:x="22cm" svg:y="3.5cm">
              <draw:text-box>
                <text:p text:style-name="P1"><text:span text:style-name="T2">RTM_ clk0</text:span></text:p>
              </draw:text-box>
            </draw:frame>
            <draw:connector draw:style-name="gr27" draw:text-style-name="P12" draw:layer="layout" svg:x1="5.2cm" svg:y1="2.399cm" svg:x2="8.408cm" svg:y2="2.398cm" draw:start-shape="id13" draw:start-glue-point="4" svg:d="M5200 2399h1855v-1h1353" svg:viewBox="0 0 3209 2">
              <text:p/>
            </draw:connector>
            <draw:frame draw:style-name="gr47" draw:text-style-name="P16" draw:layer="layout" svg:width="4.7cm" svg:height="1.229cm" svg:x="4.4cm" svg:y="2.2cm">
              <draw:text-box>
                <text:p text:style-name="P1"><text:span text:style-name="T2">RTM30_clk1</text:span></text:p>
                <text:p text:style-name="P1"><text:span text:style-name="T2"/></text:p>
              </draw:text-box>
            </draw:frame>
            <draw:connector draw:style-name="gr50" draw:layer="layout" svg:x1="18.5cm" svg:y1="7.137cm" svg:x2="21.1cm" svg:y2="7.161cm" draw:start-shape="id25" draw:start-glue-point="1" draw:end-shape="id26" draw:end-glue-point="3" svg:d="M18500 7137h1300v24h1300" svg:viewBox="0 0 2601 25">
              <text:p/>
            </draw:connector>
            <draw:frame draw:style-name="gr47" draw:text-style-name="P16" draw:layer="layout" svg:width="3.7cm" svg:height="1.229cm" svg:x="4.9cm" svg:y="1.8cm">
              <draw:text-box>
                <text:p text:style-name="P1"><text:span text:style-name="T2">RTM30 clk0</text:span></text:p>
                <text:p text:style-name="P1"><text:span text:style-name="T2"/></text:p>
              </draw:text-box>
            </draw:frame>
            <draw:frame draw:style-name="gr51" draw:text-style-name="P9" xml:id="id22" draw:id="id22" draw:layer="layout" svg:width="2.14cm" svg:height="0.674cm" svg:x="4.874cm" svg:y="11.864cm">
              <draw:text-box>
                <text:p><text:span text:style-name="T3">PLL_out</text:span></text:p>
              </draw:text-box>
            </draw:frame>
            <draw:frame draw:style-name="gr52" draw:text-style-name="P9" xml:id="id27" draw:id="id27" draw:layer="layout" svg:width="2.14cm" svg:height="0.736cm" svg:x="4.874cm" svg:y="11.264cm">
              <draw:text-box>
                <text:p><text:span text:style-name="T3">Trig_out</text:span></text:p>
              </draw:text-box>
            </draw:frame>
            <draw:frame draw:style-name="gr51" draw:text-style-name="P9" xml:id="id28" draw:id="id28" draw:layer="layout" svg:width="2.14cm" svg:height="0.674cm" svg:x="4.874cm" svg:y="10.764cm">
              <draw:text-box>
                <text:p><text:span text:style-name="T3">Trig_in</text:span></text:p>
              </draw:text-box>
            </draw:frame>
            <draw:connector draw:style-name="gr53" draw:layer="layout" draw:line-skew="0.762cm" svg:x1="4.874cm" svg:y1="11.632cm" svg:x2="1.6cm" svg:y2="11.201cm" draw:start-shape="id27" draw:start-glue-point="3" draw:end-shape="id17" draw:end-glue-point="8" svg:d="M4874 11632h-874v-431h-2400" svg:viewBox="0 0 3275 432">
              <text:p/>
            </draw:connector>
            <draw:connector draw:style-name="gr54" draw:layer="layout" draw:line-skew="0.762cm" svg:x1="1.6cm" svg:y1="10.602cm" svg:x2="4.874cm" svg:y2="11.101cm" draw:start-shape="id17" draw:start-glue-point="4" draw:end-shape="id28" svg:d="M1600 10602h2400v499h874" svg:viewBox="0 0 3275 500">
              <text:p/>
            </draw:connector>
            <draw:frame draw:style-name="gr55" draw:text-style-name="P3" draw:layer="layout" svg:width="2.885cm" svg:height="1.229cm" svg:x="1.716cm" svg:y="10.601cm">
              <draw:text-box>
                <text:p><text:span text:style-name="T2"><text:s text:c="2"/></text:span><text:span text:style-name="T2">Triga_1</text:span></text:p>
                <text:p><text:span text:style-name="T2"/></text:p>
              </draw:text-box>
            </draw:frame>
            <draw:frame draw:style-name="gr31" draw:text-style-name="P3" draw:layer="layout" svg:width="2.885cm" svg:height="0.758cm" svg:x="1.716cm" svg:y="10.001cm">
              <draw:text-box>
                <text:p><text:span text:style-name="T2"><text:s text:c="2"/></text:span><text:span text:style-name="T2">Triga_0</text:span></text:p>
              </draw:text-box>
            </draw:frame>
            <draw:frame draw:style-name="gr56" draw:text-style-name="P4" draw:layer="layout" svg:width="2.784cm" svg:height="0.675cm" svg:x="2.8cm" svg:y="7.9cm">
              <draw:text-box>
                <text:p><text:span text:style-name="T3">GBT_CLK0</text:span></text:p>
              </draw:text-box>
            </draw:frame>
            <draw:frame draw:style-name="gr35" draw:text-style-name="P9" xml:id="id29" draw:id="id29" draw:layer="layout" svg:width="1.438cm" svg:height="0.791cm" svg:x="5.9cm" svg:y="9.4cm">
              <draw:text-box>
                <text:p><text:span text:style-name="T3">CLK</text:span></text:p>
              </draw:text-box>
            </draw:frame>
            <draw:connector draw:style-name="gr57" draw:layer="layout" svg:x1="4.5cm" svg:y1="7.3cm" svg:x2="6.619cm" svg:y2="9.4cm" draw:start-shape="id12" draw:start-glue-point="8" draw:end-shape="id29" draw:end-glue-point="0" svg:d="M4500 7300h2119v2100" svg:viewBox="0 0 2120 2101">
              <text:p/>
            </draw:connector>
            <draw:frame draw:style-name="gr2" draw:text-style-name="P4" draw:layer="layout" svg:width="2.4cm" svg:height="0.674cm" svg:x="6cm" svg:y="6.734cm">
              <draw:text-box>
                <text:p><text:span text:style-name="T3">CLK0_M2C</text:span></text:p>
              </draw:text-box>
            </draw:frame>
            <draw:frame draw:style-name="gr58" draw:text-style-name="P4" draw:layer="layout" svg:width="3.2cm" svg:height="0.702cm" svg:x="6.1cm" svg:y="4.498cm">
              <draw:text-box>
                <text:p><text:span text:style-name="T3">CLK3_bidir</text:span></text:p>
              </draw:text-box>
            </draw:frame>
            <draw:frame draw:style-name="gr59" draw:text-style-name="P9" draw:layer="layout" svg:width="1.556cm" svg:height="0.791cm" svg:x="6.7cm" svg:y="9.418cm">
              <draw:text-box>
                <text:p><text:span text:style-name="T3">GPIO</text:span></text:p>
              </draw:text-box>
            </draw:frame>
            <draw:connector draw:style-name="gr53" draw:layer="layout" draw:line-skew="-0.5cm" svg:x1="15.5cm" svg:y1="6.399cm" svg:x2="4.5cm" svg:y2="5.502cm" draw:start-shape="id6" draw:start-glue-point="13" draw:end-shape="id12" draw:end-glue-point="9" svg:d="M15500 6399h-6000v-897h-5000" svg:viewBox="0 0 11001 898">
              <text:p/>
            </draw:connector>
            <draw:frame draw:style-name="gr2" draw:text-style-name="P4" draw:layer="layout" svg:width="3.3cm" svg:height="0.674cm" svg:x="6.1cm" svg:y="5.067cm">
              <draw:text-box>
                <text:p><text:span text:style-name="T3">CLK2_bidir</text:span></text:p>
              </draw:text-box>
            </draw:frame>
            <draw:frame draw:style-name="gr13" draw:text-style-name="P9" draw:layer="layout" svg:width="3.021cm" svg:height="0.674cm" svg:x="12.463cm" svg:y="7.348cm">
              <draw:text-box>
                <text:p><text:span text:style-name="T3">LMK_CLK_12 </text:span></text:p>
              </draw:text-box>
            </draw:frame>
            <draw:frame draw:style-name="gr13" draw:text-style-name="P9" draw:layer="layout" svg:width="3.021cm" svg:height="0.674cm" svg:x="12.4cm" svg:y="5.926cm">
              <draw:text-box>
                <text:p><text:span text:style-name="T3">LMK_sysref_7 </text:span></text:p>
              </draw:text-box>
            </draw:frame>
            <draw:frame draw:style-name="gr13" draw:text-style-name="P9" draw:layer="layout" svg:width="3.021cm" svg:height="0.674cm" svg:x="12.379cm" svg:y="5.502cm">
              <draw:text-box>
                <text:p><text:span text:style-name="T3">LMK_CLK_6 </text:span></text:p>
              </draw:text-box>
            </draw:frame>
            <draw:connector draw:style-name="gr57" draw:layer="layout" svg:x1="4.5cm" svg:y1="6.001cm" svg:x2="8.786cm" svg:y2="9.419cm" draw:start-shape="id12" draw:start-glue-point="1" draw:end-shape="id30" draw:end-glue-point="0" svg:d="M4500 6001h4286v3418" svg:viewBox="0 0 4287 3419">
              <text:p/>
            </draw:connector>
            <draw:frame draw:style-name="gr2" draw:text-style-name="P4" draw:layer="layout" svg:width="3.3cm" svg:height="0.674cm" svg:x="6.1cm" svg:y="5.502cm">
              <draw:text-box>
                <text:p><text:span text:style-name="T3">CLK1_M2C</text:span></text:p>
              </draw:text-box>
            </draw:frame>
            <draw:frame draw:style-name="gr13" draw:text-style-name="P9" draw:layer="layout" svg:width="3.021cm" svg:height="0.674cm" svg:x="12.4cm" svg:y="4.526cm">
              <draw:text-box>
                <text:p><text:span text:style-name="T3">LMK_CLK_8 </text:span></text:p>
              </draw:text-box>
            </draw:frame>
            <draw:frame draw:style-name="gr2" draw:text-style-name="P4" draw:layer="layout" svg:width="3.3cm" svg:height="0.674cm" svg:x="6.1cm" svg:y="3.935cm">
              <draw:text-box>
                <text:p><text:span text:style-name="T3">FMC_LA_CLK</text:span></text:p>
              </draw:text-box>
            </draw:frame>
            <draw:frame draw:style-name="gr60" draw:text-style-name="P9" xml:id="id30" draw:id="id30" draw:layer="layout" svg:width="1.772cm" svg:height="0.791cm" svg:x="7.9cm" svg:y="9.419cm">
              <draw:text-box>
                <text:p><text:span text:style-name="T3">GPIO</text:span></text:p>
              </draw:text-box>
            </draw:frame>
            <draw:connector draw:style-name="gr57" draw:layer="layout" svg:x1="15.5cm" svg:y1="3.947cm" svg:x2="12.854cm" svg:y2="3.969cm" draw:start-shape="id6" draw:start-glue-point="6" svg:d="M15500 3947h-1573v22h-1073" svg:viewBox="0 0 2647 23">
              <text:p/>
            </draw:connector>
            <draw:frame draw:style-name="gr61" draw:text-style-name="P9" draw:layer="layout" svg:width="3.021cm" svg:height="1.037cm" svg:x="12.579cm" svg:y="3.326cm">
              <draw:text-box>
                <text:p><text:span text:style-name="T3">LMK_CLK_4</text:span></text:p>
                <text:p><text:span text:style-name="T3"><text:s/></text:span></text:p>
              </draw:text-box>
            </draw:frame>
            <draw:frame draw:style-name="gr56" draw:text-style-name="P4" draw:layer="layout" svg:width="2.784cm" svg:height="0.675cm" svg:x="2.8cm" svg:y="8.401cm">
              <draw:text-box>
                <text:p><text:span text:style-name="T3">GBT_CLK1</text:span></text:p>
              </draw:text-box>
            </draw:frame>
            <draw:frame draw:style-name="gr62" draw:text-style-name="P9" xml:id="id31" draw:id="id31" draw:layer="layout" svg:width="1.924cm" svg:height="0.791cm" svg:x="10.9cm" svg:y="13.718cm">
              <draw:text-box>
                <text:p><text:span text:style-name="T3">CLKUSR</text:span></text:p>
              </draw:text-box>
            </draw:frame>
            <draw:connector draw:style-name="gr27" draw:text-style-name="P12" draw:layer="layout" svg:x1="5.8cm" svg:y1="17.201cm" svg:x2="11.862cm" svg:y2="14.509cm" draw:start-shape="id9" draw:start-glue-point="13" draw:end-shape="id31" draw:end-glue-point="2" svg:d="M5800 17201h6062v-2692" svg:viewBox="0 0 6063 2693">
              <text:p/>
            </draw:connector>
            <draw:frame draw:style-name="gr45" draw:text-style-name="P15" draw:layer="layout" svg:width="1.963cm" svg:height="0.759cm" svg:x="5.939cm" svg:y="17.202cm">
              <draw:text-box>
                <text:p><text:span text:style-name="T2">50 MHz</text:span></text:p>
              </draw:text-box>
            </draw:frame>
            <draw:g>
              <draw:line draw:style-name="gr63" draw:text-style-name="P12" draw:layer="layout" svg:x1="12.2cm" svg:y1="5.502cm" svg:x2="12.2cm" svg:y2="6.6cm">
                <text:p/>
              </draw:line>
              <draw:line draw:style-name="gr63" draw:text-style-name="P12" draw:layer="layout" svg:x1="12.2cm" svg:y1="5.502cm" svg:x2="13.4cm" svg:y2="5.502cm">
                <text:p/>
              </draw:line>
              <draw:line draw:style-name="gr63" draw:text-style-name="P12" draw:layer="layout" svg:x1="12.2cm" svg:y1="6.6cm" svg:x2="13.4cm" svg:y2="6.6cm">
                <text:p/>
              </draw:line>
              <draw:frame draw:style-name="gr64" draw:text-style-name="P22" draw:layer="layout" svg:width="2.297cm" svg:height="0.722cm" svg:x="10.103cm" svg:y="5.352cm">
                <draw:text-box>
                  <text:p><text:span text:style-name="T5">JESD204</text:span></text:p>
                </draw:text-box>
              </draw:frame>
            </draw:g>
            <draw:connector draw:style-name="gr11" draw:layer="layout" svg:x1="15.5cm" svg:y1="7.347cm" svg:x2="10.5cm" svg:y2="9.417cm" draw:start-shape="id6" draw:start-glue-point="14" draw:end-shape="id20" draw:end-glue-point="4" svg:d="M15500 7347h-5000v2070" svg:viewBox="0 0 5001 2071">
              <text:p/>
            </draw:connector>
            <draw:frame draw:style-name="gr65" draw:text-style-name="P9" draw:layer="layout" svg:width="3.042cm" svg:height="0.674cm" svg:x="12.501cm" svg:y="6.826cm">
              <draw:text-box>
                <text:p><text:span text:style-name="T3">LMK_sysref_13 </text:span></text:p>
              </draw:text-box>
            </draw:frame>
            <draw:g>
              <draw:line draw:style-name="gr63" draw:text-style-name="P12" draw:layer="layout" svg:x1="12.213cm" svg:y1="6.915cm" svg:x2="12.213cm" svg:y2="8.013cm">
                <text:p/>
              </draw:line>
              <draw:line draw:style-name="gr63" draw:text-style-name="P12" draw:layer="layout" svg:x1="12.213cm" svg:y1="6.915cm" svg:x2="13.413cm" svg:y2="6.915cm">
                <text:p/>
              </draw:line>
              <draw:line draw:style-name="gr63" draw:text-style-name="P12" draw:layer="layout" svg:x1="12.213cm" svg:y1="8.013cm" svg:x2="13.413cm" svg:y2="8.013cm">
                <text:p/>
              </draw:line>
              <draw:frame draw:style-name="gr64" draw:text-style-name="P22" draw:layer="layout" svg:width="2.297cm" svg:height="0.722cm" svg:x="10.116cm" svg:y="6.765cm">
                <draw:text-box>
                  <text:p><text:span text:style-name="T5">JESD204</text:span></text:p>
                </draw:text-box>
              </draw:frame>
            </draw:g>
          </draw:g>
        </draw:g>
        <presentation:notes draw:style-name="dp2">
          <draw:page-thumbnail draw:style-name="gr66" draw:layer="layout" svg:width="18.897cm" svg:height="11.771cm" svg:x="0.575cm" svg:y="2.385cm" draw:page-number="1" presentation:class="page"/>
          <draw:frame presentation:style-name="pr2" draw:text-style-name="P23" draw:layer="layout" svg:width="16.038cm" svg:height="14.126cm" svg:x="2.004cm" svg:y="14.91cm" presentation:class="notes" presentation:placeholder="true">
            <draw:text-box/>
          </draw:frame>
        </presentation:notes>
      </draw:page>
      <draw:page draw:name="page2" draw:style-name="dp1" draw:master-page-name="Standard_20_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4" draw:layer="layout" svg:width="22.8cm" svg:height="2cm" svg:x="3.4cm" svg:y="0.001cm" presentation:class="title" presentation:user-transformed="true">
          <draw:text-box>
            <text:p text:style-name="P1"><text:span text:style-name="T6">WhiteRabbit CLK</text:span></text:p>
          </draw:text-box>
        </draw:frame>
        <draw:g>
          <draw:custom-shape draw:style-name="gr3" draw:text-style-name="P5" xml:id="id54" draw:id="id54" draw:layer="layout" svg:width="8.2cm" svg:height="5.101cm" svg:x="4.9cm" svg:y="9.4cm">
            <draw:glue-point draw:id="4" svg:x="5cm" svg:y="-3.5cm"/>
            <draw:glue-point draw:id="5" svg:x="5cm" svg:y="-2cm"/>
            <draw:glue-point draw:id="6" svg:x="5cm" svg:y="1.5cm"/>
            <draw:glue-point draw:id="7" svg:x="5cm" svg:y="3cm"/>
            <draw:glue-point draw:id="8" svg:x="2.619cm" svg:y="-5cm"/>
            <draw:glue-point draw:id="9" svg:x="2.619cm" svg:y="5cm"/>
            <draw:glue-point draw:id="10" svg:x="-2.619cm" svg:y="5cm"/>
            <draw:glue-point draw:id="11" svg:x="-5cm" svg:y="-1.521cm"/>
            <draw:glue-point draw:id="12" svg:x="-5cm" svg:y="2.254cm"/>
            <draw:glue-point draw:id="13" svg:x="-2.666cm" svg:y="-5cm"/>
            <draw:glue-point draw:id="14" svg:x="4.024cm" svg:y="-5cm"/>
            <draw:glue-point draw:id="15" svg:x="0.487cm" svg:y="-4.999cm"/>
            <text:p text:style-name="P1"><text:span text:style-name="T2"/></text:p>
            <text:p text:style-name="P1"><text:span text:style-name="T2"/></text:p>
            <text:p text:style-name="P1"><text:span text:style-name="T4">10AX027F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.8cm" svg:height="1.2cm" svg:x="14.6cm" svg:y="9.801cm">
            <text:p text:style-name="P1"><text:span text:style-name="T2">DAC</text:span></text:p>
            <text:p text:style-name="P1"><text:span text:style-name="T2">AD566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xml:id="id34" draw:id="id34" draw:layer="layout" svg:width="1.8cm" svg:height="1.001cm" svg:x="14.599cm" svg:y="11.1cm">
            <text:p text:style-name="P1"><text:span text:style-name="T2">DAC 16b</text:span></text:p>
            <text:p text:style-name="P1"><text:span text:style-name="T2">AD566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xml:id="id36" draw:id="id36" draw:layer="layout" svg:width="2cm" svg:height="1.2cm" svg:x="17.4cm" svg:y="9.801cm">
            <text:p text:style-name="P1"><text:span text:style-name="T2">VCTCXO</text:span></text:p>
            <text:p text:style-name="P1"><text:span text:style-name="T2">25MHz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35" draw:id="id35" draw:layer="layout" svg:width="2.001cm" svg:height="1.2cm" svg:x="17.399cm" svg:y="11cm">
            <text:p text:style-name="P1"><text:span text:style-name="T2">VCXO</text:span></text:p>
            <text:p text:style-name="P1"><text:span text:style-name="T2">125MHz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1.2cm" svg:x="14.599cm" svg:y="9.8cm">
            <text:p text:style-name="P1"><text:span text:style-name="T2">DAC</text:span></text:p>
            <text:p text:style-name="P1"><text:span text:style-name="T2">AD566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33" draw:id="id33" draw:layer="layout" svg:width="1.8cm" svg:height="1.2cm" svg:x="14.598cm" svg:y="9.799cm">
            <draw:glue-point draw:id="4" svg:x="3.9cm" svg:y="0.016cm"/>
            <text:p text:style-name="P1"><text:span text:style-name="T2">DAC 16b</text:span></text:p>
            <text:p text:style-name="P1"><text:span text:style-name="T2">AD566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xml:id="id42" draw:id="id42" draw:layer="layout" svg:width="0.5cm" svg:height="0.5cm" svg:x="24.7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layer="layout" svg:x1="13.1cm" svg:y1="11.004cm" svg:x2="14.598cm" svg:y2="10.399cm" draw:start-shape="id32" draw:end-shape="id33" draw:end-glue-point="3" svg:d="M13100 11004h749v-605h749" svg:viewBox="0 0 1499 606">
            <text:p/>
          </draw:connector>
          <draw:connector draw:style-name="gr10" draw:layer="layout" svg:x1="13.1cm" svg:y1="11.004cm" svg:x2="14.599cm" svg:y2="11.6cm" draw:start-shape="id32" draw:start-glue-point="1" draw:end-shape="id34" draw:end-glue-point="3" svg:d="M13100 11004h749v596h750" svg:viewBox="0 0 1500 597">
            <text:p/>
          </draw:connector>
          <draw:connector draw:style-name="gr10" draw:layer="layout" svg:x1="16.399cm" svg:y1="11.6cm" svg:x2="17.399cm" svg:y2="11.6cm" draw:start-shape="id34" draw:start-glue-point="1" draw:end-shape="id35" draw:end-glue-point="3" svg:d="M16399 11600h1000" svg:viewBox="0 0 1001 1">
            <text:p/>
          </draw:connector>
          <draw:connector draw:style-name="gr10" draw:layer="layout" svg:x1="16.398cm" svg:y1="10.399cm" svg:x2="17.4cm" svg:y2="10.401cm" draw:start-shape="id33" draw:start-glue-point="1" draw:end-shape="id36" draw:end-glue-point="3" svg:d="M16398 10399h501v2h501" svg:viewBox="0 0 1003 3">
            <text:p/>
          </draw:connector>
          <draw:connector draw:style-name="gr11" draw:layer="layout" svg:x1="15.5cm" svg:y1="6.933cm" svg:x2="10.119cm" svg:y2="9.417cm" draw:start-shape="id37" draw:start-glue-point="8" draw:end-shape="id38" draw:end-glue-point="0" svg:d="M15500 6933h-5381v2484" svg:viewBox="0 0 5382 2485">
            <text:p/>
          </draw:connector>
          <draw:frame draw:style-name="gr12" draw:text-style-name="P3" xml:id="id32" draw:id="id32" draw:layer="layout" svg:width="2.432cm" svg:height="0.793cm" svg:x="10.668cm" svg:y="10.608cm">
            <draw:text-box>
              <text:p><text:span text:style-name="T2">DAC SPI</text:span></text:p>
            </draw:text-box>
          </draw:frame>
          <draw:frame draw:style-name="gr13" draw:text-style-name="P9" draw:layer="layout" svg:width="3.021cm" svg:height="0.674cm" svg:x="12.479cm" svg:y="7.977cm">
            <draw:text-box>
              <text:p><text:span text:style-name="T3">LMK_CLK_2 </text:span></text:p>
            </draw:text-box>
          </draw:frame>
          <draw:frame draw:style-name="gr1" draw:text-style-name="P9" xml:id="id52" draw:id="id52" draw:layer="layout" svg:width="2.2cm" svg:height="0.8cm" svg:x="10.858cm" svg:y="13.027cm">
            <draw:text-box>
              <text:p><text:span text:style-name="T3">WR DMTD</text:span></text:p>
            </draw:text-box>
          </draw:frame>
          <draw:frame draw:style-name="gr13" draw:text-style-name="P9" draw:layer="layout" svg:width="3.021cm" svg:height="0.674cm" svg:x="7.579cm" svg:y="13.827cm">
            <draw:text-box>
              <text:p><text:span text:style-name="T3">RFCLKL 10Gb</text:span></text:p>
            </draw:text-box>
          </draw:frame>
          <draw:connector draw:style-name="gr14" draw:layer="layout" svg:x1="2.2cm" svg:y1="16.401cm" svg:x2="3.6cm" svg:y2="16.402cm" draw:start-shape="id39" draw:start-glue-point="1" draw:end-shape="id40" draw:end-glue-point="7" svg:d="M2200 16401h700v1h700" svg:viewBox="0 0 1401 2">
            <text:p/>
          </draw:connector>
          <draw:custom-shape draw:style-name="gr15" draw:text-style-name="P10" xml:id="id37" draw:id="id37" draw:layer="layout" svg:width="3cm" svg:height="5.601cm" svg:x="15.5cm" svg:y="3.2cm">
            <draw:glue-point draw:id="4" svg:x="5cm" svg:y="-2.5cm"/>
            <draw:glue-point draw:id="5" svg:x="5cm" svg:y="2.5cm"/>
            <draw:glue-point draw:id="6" svg:x="-5cm" svg:y="-3.666cm"/>
            <draw:glue-point draw:id="7" svg:x="-5cm" svg:y="-1.666cm"/>
            <draw:glue-point draw:id="8" svg:x="-5cm" svg:y="1.666cm"/>
            <draw:glue-point draw:id="9" svg:x="-5cm" svg:y="4.411cm"/>
            <draw:glue-point draw:id="10" svg:x="-2.333cm" svg:y="-5cm"/>
            <draw:glue-point draw:id="11" svg:x="2.333cm" svg:y="-5cm"/>
            <draw:glue-point draw:id="12" svg:x="-5cm" svg:y="3.233cm"/>
            <draw:glue-point draw:id="13" svg:x="-5cm" svg:y="0.714cm"/>
            <draw:glue-point draw:id="14" svg:x="-5.003cm" svg:y="2.406cm"/>
            <text:p text:style-name="P1"><text:span text:style-name="T2">LMK04828</text:span></text:p>
            <draw:enhanced-geometry svg:viewBox="0 0 21600 21600" draw:type="rectangle" draw:enhanced-path="M 0 0 L 21600 0 21600 21600 0 21600 0 0 Z N"/>
          </draw:custom-shape>
          <draw:connector draw:style-name="gr16" draw:layer="layout" svg:x1="21.6cm" svg:y1="3.575cm" svg:x2="24.7cm" svg:y2="3.551cm" draw:start-shape="id41" draw:start-glue-point="8" draw:end-shape="id42" draw:end-glue-point="6" svg:d="M21600 3575h1550v-24h1550" svg:viewBox="0 0 3101 25">
            <text:p/>
          </draw:connector>
          <draw:connector draw:style-name="gr17" draw:layer="layout" svg:x1="15.5cm" svg:y1="6cm" svg:x2="4.5cm" svg:y2="5.102cm" draw:start-shape="id37" draw:start-glue-point="3" draw:end-shape="id43" draw:end-glue-point="10" svg:d="M15500 6000h-5500v-898h-5500" svg:viewBox="0 0 11001 899">
            <text:p/>
          </draw:connector>
          <draw:frame draw:style-name="gr18" draw:text-style-name="P9" xml:id="id45" draw:id="id45" draw:layer="layout" svg:width="1.421cm" svg:height="0.737cm" svg:x="4.874cm" svg:y="9.364cm">
            <draw:text-box>
              <text:p><text:span text:style-name="T3">Clkref</text:span></text:p>
            </draw:text-box>
          </draw:frame>
          <draw:connector draw:style-name="gr17" draw:layer="layout" draw:line-skew="1.55cm" svg:x1="15.5cm" svg:y1="5.067cm" svg:x2="5.9cm" svg:y2="2.8cm" draw:start-shape="id37" draw:start-glue-point="7" draw:end-shape="id44" draw:end-glue-point="1" svg:d="M15500 5067h-3250v-2267h-6350" svg:viewBox="0 0 9601 2268">
            <text:p/>
          </draw:connector>
          <draw:connector draw:style-name="gr17" draw:layer="layout" svg:x1="3.751cm" svg:y1="7.901cm" svg:x2="4.874cm" svg:y2="9.732cm" draw:start-shape="id43" draw:start-glue-point="4" draw:end-shape="id45" draw:end-glue-point="3" svg:d="M3751 7901v1831h1123" svg:viewBox="0 0 1124 1832">
            <text:p/>
          </draw:connector>
          <draw:g xml:id="id46" draw:id="id46">
            <draw:custom-shape draw:style-name="gr19" draw:text-style-name="P11" draw:layer="layout" svg:width="0.2cm" svg:height="0.255cm" svg:x="16.9cm" svg:y="2.645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12" draw:layer="layout" svg:x1="16.8cm" svg:y1="2.645cm" svg:x2="16.8cm" svg:y2="2.9cm">
              <text:p/>
            </draw:line>
            <draw:line draw:style-name="gr20" draw:text-style-name="P12" draw:layer="layout" svg:x1="17.185cm" svg:y1="2.636cm" svg:x2="17.185cm" svg:y2="2.891cm">
              <text:p/>
            </draw:line>
          </draw:g>
          <draw:frame draw:style-name="gr21" draw:text-style-name="P3" draw:layer="layout" svg:width="2.081cm" svg:height="0.722cm" svg:x="16cm" svg:y="1.9cm">
            <draw:text-box>
              <text:p><text:span text:style-name="T2">100MHz</text:span></text:p>
            </draw:text-box>
          </draw:frame>
          <draw:connector draw:style-name="gr22" draw:layer="layout" svg:x1="16.301cm" svg:y1="3.2cm" svg:x2="16.8cm" svg:y2="2.768cm" draw:start-shape="id37" draw:start-glue-point="10" draw:end-shape="id46" draw:end-glue-point="3" svg:d="M16301 3200v-432h499" svg:viewBox="0 0 500 433">
            <text:p/>
          </draw:connector>
          <draw:connector draw:style-name="gr22" draw:layer="layout" svg:x1="17.699cm" svg:y1="3.2cm" svg:x2="17.185cm" svg:y2="2.768cm" draw:start-shape="id37" draw:start-glue-point="11" draw:end-shape="id46" draw:end-glue-point="1" svg:d="M17699 3200v-432h-514" svg:viewBox="0 0 515 433">
            <text:p/>
          </draw:connector>
          <draw:connector draw:style-name="gr23" draw:layer="layout" svg:x1="15.5cm" svg:y1="8.47cm" svg:x2="12.481cm" svg:y2="9.401cm" draw:start-shape="id37" draw:start-glue-point="9" draw:end-shape="id47" draw:end-glue-point="0" svg:d="M15500 8470h-3019v931" svg:viewBox="0 0 3020 932">
            <text:p/>
          </draw:connector>
          <draw:frame draw:style-name="gr24" draw:text-style-name="P3" xml:id="id57" draw:id="id57" draw:layer="layout" svg:width="2.2cm" svg:height="0.722cm" svg:x="21.1cm" svg:y="6.8cm">
            <draw:text-box>
              <text:p><text:span text:style-name="T2">100 MHz</text:span></text:p>
            </draw:text-box>
          </draw:frame>
          <draw:custom-shape draw:style-name="gr25" draw:text-style-name="P13" xml:id="id55" draw:id="id55" draw:layer="layout" svg:width="2.7cm" svg:height="2.096cm" svg:x="17.3cm" svg:y="16.2cm">
            <draw:glue-point draw:id="4" svg:x="5cm" svg:y="-2.5cm"/>
            <draw:glue-point draw:id="5" svg:x="5cm" svg:y="2.5cm"/>
            <draw:glue-point draw:id="6" svg:x="-5cm" svg:y="-3.666cm"/>
            <draw:glue-point draw:id="7" svg:x="-5cm" svg:y="-1.666cm"/>
            <draw:glue-point draw:id="8" svg:x="-5cm" svg:y="1.666cm"/>
            <draw:glue-point draw:id="9" svg:x="-5cm" svg:y="3.666cm"/>
            <draw:glue-point draw:id="10" svg:x="-2.333cm" svg:y="-5cm"/>
            <draw:glue-point draw:id="11" svg:x="2.333cm" svg:y="-5cm"/>
            <text:p text:style-name="P1"><text:span text:style-name="T4">MAX 10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4" xml:id="id48" draw:id="id48" draw:layer="layout" svg:width="1cm" svg:height="4.8cm" svg:x="0.6cm" svg:y="9.801cm">
            <draw:glue-point draw:id="4" svg:x="5cm" svg:y="-3.333cm"/>
            <draw:glue-point draw:id="5" svg:x="5.004cm" svg:y="2.816cm"/>
            <draw:glue-point draw:id="6" svg:x="5cm" svg:y="1.247cm"/>
            <draw:glue-point draw:id="7" svg:x="5cm" svg:y="-0.835cm"/>
            <draw:glue-point draw:id="8" svg:x="5cm" svg:y="-2.085cm"/>
            <text:p/>
            <draw:enhanced-geometry svg:viewBox="0 0 21600 21600" draw:type="rectangle" draw:enhanced-path="M 0 0 L 21600 0 21600 21600 0 21600 0 0 Z N"/>
          </draw:custom-shape>
          <draw:connector draw:style-name="gr27" draw:text-style-name="P12" draw:layer="layout" svg:x1="1.6cm" svg:y1="12.799cm" svg:x2="4.065cm" svg:y2="12.772cm" draw:start-shape="id48" draw:start-glue-point="6" svg:d="M1600 12799h1483v-27h982" svg:viewBox="0 0 2466 28">
            <text:p/>
          </draw:connector>
          <draw:connector draw:style-name="gr27" draw:text-style-name="P12" draw:layer="layout" draw:line-skew="0.519cm" svg:x1="1.6cm" svg:y1="13.552cm" svg:x2="4.96cm" svg:y2="13.405cm" draw:start-shape="id48" draw:start-glue-point="5" draw:end-shape="id49" draw:end-glue-point="3" svg:d="M1600 13552h2200v-147h1160" svg:viewBox="0 0 3361 148">
            <text:p/>
          </draw:connector>
          <draw:frame draw:style-name="gr28" draw:text-style-name="P9" xml:id="id51" draw:id="id51" draw:layer="layout" svg:width="1.438cm" svg:height="0.774cm" svg:x="10.5cm" svg:y="9.417cm">
            <draw:text-box>
              <text:p><text:span text:style-name="T3">CLKB</text:span></text:p>
            </draw:text-box>
            <draw:glue-point draw:id="4" svg:x="-5cm" svg:y="-5cm"/>
          </draw:frame>
          <draw:frame draw:style-name="gr29" draw:text-style-name="P9" draw:layer="layout" svg:width="2.14cm" svg:height="0.844cm" svg:x="4.874cm" svg:y="12.364cm">
            <draw:text-box>
              <text:p><text:span text:style-name="T3">clkref</text:span></text:p>
            </draw:text-box>
          </draw:frame>
          <draw:frame draw:style-name="gr30" draw:text-style-name="P9" xml:id="id47" draw:id="id47" draw:layer="layout" svg:width="1.638cm" svg:height="0.674cm" svg:x="11.662cm" svg:y="9.401cm">
            <draw:text-box>
              <text:p><text:span text:style-name="T3">clkref</text:span></text:p>
            </draw:text-box>
          </draw:frame>
          <draw:frame draw:style-name="gr31" draw:text-style-name="P9" draw:layer="layout" svg:width="2.885cm" svg:height="0.758cm" svg:x="1.715cm" svg:y="11.201cm">
            <draw:text-box>
              <text:p><text:span text:style-name="T3"><text:s text:c="2"/></text:span><text:span text:style-name="T3">AMC_clk2</text:span></text:p>
            </draw:text-box>
          </draw:frame>
          <draw:frame draw:style-name="gr29" draw:text-style-name="P9" xml:id="id49" draw:id="id49" draw:layer="layout" svg:width="2.14cm" svg:height="0.844cm" svg:x="4.96cm" svg:y="12.983cm">
            <draw:text-box>
              <text:p><text:span text:style-name="T3">clkref</text:span></text:p>
            </draw:text-box>
          </draw:frame>
          <draw:frame draw:style-name="gr32" draw:text-style-name="P15" draw:layer="layout" svg:width="2.463cm" svg:height="0.899cm" svg:x="13.537cm" svg:y="12.701cm">
            <draw:text-box>
              <text:p><text:span text:style-name="T2">125 MHz</text:span></text:p>
            </draw:text-box>
          </draw:frame>
          <draw:frame draw:style-name="gr33" draw:text-style-name="P16" draw:layer="layout" svg:width="2.044cm" svg:height="0.758cm" svg:x="18.7cm" svg:y="7.243cm">
            <draw:text-box>
              <text:p text:style-name="P1"><text:span text:style-name="T2">25 MHz</text:span></text:p>
            </draw:text-box>
          </draw:frame>
          <draw:frame draw:style-name="gr34" draw:text-style-name="P16" draw:layer="layout" svg:width="2.6cm" svg:height="0.794cm" svg:x="22cm" svg:y="2.801cm">
            <draw:text-box>
              <text:p text:style-name="P1"><text:span text:style-name="T2">CLK_SMA</text:span></text:p>
            </draw:text-box>
          </draw:frame>
          <draw:connector draw:style-name="gr27" draw:text-style-name="P12" draw:layer="layout" draw:line-skew="0.299cm" svg:x1="19.4cm" svg:y1="10.401cm" svg:x2="18.5cm" svg:y2="7.938cm" draw:start-shape="id36" draw:start-glue-point="1" draw:end-shape="id50" svg:d="M19400 10401h800v-2463h-1700" svg:viewBox="0 0 1701 2464">
            <text:p/>
          </draw:connector>
          <draw:connector draw:style-name="gr11" draw:layer="layout" svg:x1="15.5cm" svg:y1="7.81cm" svg:x2="11.219cm" svg:y2="9.417cm" draw:start-shape="id37" draw:start-glue-point="12" draw:end-shape="id51" draw:end-glue-point="0" svg:d="M15500 7810h-4281v1607" svg:viewBox="0 0 4282 1608">
            <text:p/>
          </draw:connector>
          <draw:frame draw:style-name="gr35" draw:text-style-name="P9" xml:id="id38" draw:id="id38" draw:layer="layout" svg:width="1.438cm" svg:height="0.791cm" svg:x="9.4cm" svg:y="9.417cm">
            <draw:text-box>
              <text:p><text:span text:style-name="T3">CLKT</text:span></text:p>
            </draw:text-box>
          </draw:frame>
          <draw:connector draw:style-name="gr27" draw:text-style-name="P12" draw:layer="layout" draw:line-skew="0.6cm" svg:x1="19.4cm" svg:y1="11.6cm" svg:x2="13.058cm" svg:y2="13.427cm" draw:start-shape="id35" draw:start-glue-point="1" draw:end-shape="id52" draw:end-glue-point="1" svg:d="M19400 11600h1100v1827h-7442" svg:viewBox="0 0 7443 1828">
            <text:p/>
          </draw:connector>
          <draw:frame draw:style-name="gr36" draw:text-style-name="P9" xml:id="id56" draw:id="id56" draw:layer="layout" svg:width="1.8cm" svg:height="0.674cm" svg:x="16.7cm" svg:y="6.8cm">
            <draw:text-box>
              <text:p><text:span text:style-name="T3">clk_free</text:span></text:p>
            </draw:text-box>
          </draw:frame>
          <draw:frame draw:style-name="gr36" draw:text-style-name="P18" xml:id="id50" draw:id="id50" draw:layer="layout" svg:width="1.8cm" svg:height="0.674cm" svg:x="16.7cm" svg:y="7.601cm">
            <draw:text-box>
              <text:p text:style-name="P17"><text:span text:style-name="T3">ref_in0</text:span></text:p>
            </draw:text-box>
          </draw:frame>
          <draw:frame draw:style-name="gr36" draw:text-style-name="P18" draw:layer="layout" svg:width="1.8cm" svg:height="0.674cm" svg:x="16.8cm" svg:y="4.226cm">
            <draw:text-box>
              <text:p text:style-name="P17"><text:span text:style-name="T3">ref_in1</text:span></text:p>
            </draw:text-box>
          </draw:frame>
          <draw:custom-shape draw:style-name="gr37" draw:text-style-name="P19" xml:id="id43" draw:id="id43" draw:layer="layout" svg:width="0.9cm" svg:height="3.8cm" svg:x="3.6cm" svg:y="4.101cm">
            <draw:glue-point draw:id="4" svg:x="-3.333cm" svg:y="5cm"/>
            <draw:glue-point draw:id="5" svg:x="3.333cm" svg:y="5cm"/>
            <draw:glue-point draw:id="6" svg:x="5cm" svg:y="1.315cm"/>
            <draw:glue-point draw:id="7" svg:x="5cm" svg:y="2.368cm"/>
            <draw:glue-point draw:id="8" svg:x="5cm" svg:y="3.421cm"/>
            <draw:glue-point draw:id="9" svg:x="5cm" svg:y="-1.315cm"/>
            <draw:glue-point draw:id="10" svg:x="5cm" svg:y="-2.368cm"/>
            <draw:glue-point draw:id="11" svg:x="5cm" svg:y="-3.947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20" draw:layer="layout" svg:width="3.618cm" svg:height="0.758cm" draw:transform="rotate (1.5707963267949) translate (0.6cm 13.793cm)">
            <draw:text-box>
              <text:p><text:span text:style-name="T2">XTCA connector</text:span></text:p>
            </draw:text-box>
          </draw:frame>
          <draw:custom-shape draw:style-name="gr39" draw:text-style-name="P21" xml:id="id41" draw:id="id41" draw:layer="layout" svg:width="3.999cm" svg:height="1cm" draw:transform="rotate (-1.5707963267949) translate (21.6cm 2.601cm)">
            <draw:glue-point draw:id="8" svg:x="5cm" svg:y="-2.565cm"/>
            <draw:glue-point draw:id="9" svg:x="5cm" svg:y="2.5cm"/>
            <draw:glue-point draw:id="10" svg:x="5cm" svg:y="1cm"/>
            <draw:glue-point draw:id="11" svg:x="5cm" svg:y="-1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onnector draw:style-name="gr16" draw:layer="layout" svg:x1="21.6cm" svg:y1="4.201cm" svg:x2="23.857cm" svg:y2="4.189cm" draw:start-shape="id41" draw:start-glue-point="11" svg:d="M21600 4201h1379v-12h878" svg:viewBox="0 0 2258 13">
            <text:p/>
          </draw:connector>
          <draw:connector draw:style-name="gr16" draw:layer="layout" svg:x1="21.6cm" svg:y1="5.629cm" svg:x2="23.835cm" svg:y2="5.623cm" svg:d="M21600 5629h1118v-6h1117" svg:viewBox="0 0 2236 7">
            <text:p/>
          </draw:connector>
          <draw:frame draw:style-name="gr40" draw:text-style-name="P16" draw:layer="layout" svg:width="2.8cm" svg:height="1.229cm" svg:x="22cm" svg:y="4.4cm">
            <draw:text-box>
              <text:p text:style-name="P1"><text:span text:style-name="T2">AMC_ clk1</text:span></text:p>
              <text:p text:style-name="P1"><text:span text:style-name="T2"/></text:p>
            </draw:text-box>
          </draw:frame>
          <draw:connector draw:style-name="gr41" draw:layer="layout" svg:x1="18.5cm" svg:y1="4.6cm" svg:x2="20.6cm" svg:y2="4.6cm" draw:start-shape="id37" draw:start-glue-point="4" draw:end-shape="id41" draw:end-glue-point="5" svg:d="M18500 4600h2100" svg:viewBox="0 0 2101 1">
            <text:p/>
          </draw:connector>
          <draw:connector draw:style-name="gr27" draw:text-style-name="P12" draw:layer="layout" svg:x1="4.5cm" svg:y1="4.502cm" svg:x2="10.352cm" svg:y2="4.498cm" draw:start-shape="id43" draw:start-glue-point="11" svg:d="M4500 4502h3177v-4h2675" svg:viewBox="0 0 5853 5">
            <text:p/>
          </draw:connector>
          <draw:connector draw:style-name="gr42" draw:text-style-name="P12" draw:layer="layout" draw:line-skew="0.762cm" svg:x1="1.6cm" svg:y1="11.801cm" svg:x2="4.874cm" svg:y2="12.201cm" draw:start-shape="id48" draw:start-glue-point="7" draw:end-shape="id53" draw:end-glue-point="3" svg:d="M1600 11801h2400v400h874" svg:viewBox="0 0 3275 401">
            <text:p/>
          </draw:connector>
          <draw:frame draw:style-name="gr31" draw:text-style-name="P9" draw:layer="layout" svg:width="2.885cm" svg:height="0.758cm" svg:x="1.716cm" svg:y="12.201cm">
            <draw:text-box>
              <text:p><text:span text:style-name="T3"><text:s text:c="2"/></text:span><text:span text:style-name="T3">AMC_clk1</text:span></text:p>
            </draw:text-box>
          </draw:frame>
          <draw:frame draw:style-name="gr29" draw:text-style-name="P9" draw:layer="layout" svg:width="2.14cm" svg:height="0.844cm" svg:x="1.66cm" svg:y="12.957cm">
            <draw:text-box>
              <text:p><text:span text:style-name="T3">PCIECLK</text:span></text:p>
            </draw:text-box>
          </draw:frame>
          <draw:custom-shape draw:style-name="gr43" draw:text-style-name="P13" xml:id="id40" draw:id="id40" draw:layer="layout" svg:width="2.2cm" svg:height="3cm" svg:x="3.6cm" svg:y="15.401cm">
            <draw:glue-point draw:id="4" svg:x="5cm" svg:y="-2.5cm"/>
            <draw:glue-point draw:id="5" svg:x="5cm" svg:y="2.5cm"/>
            <draw:glue-point draw:id="6" svg:x="-5cm" svg:y="-3.666cm"/>
            <draw:glue-point draw:id="7" svg:x="-5cm" svg:y="-1.666cm"/>
            <draw:glue-point draw:id="8" svg:x="-5cm" svg:y="1.666cm"/>
            <draw:glue-point draw:id="9" svg:x="-5cm" svg:y="3.666cm"/>
            <draw:glue-point draw:id="10" svg:x="-2.333cm" svg:y="-5cm"/>
            <draw:glue-point draw:id="11" svg:x="2.333cm" svg:y="-5cm"/>
            <draw:glue-point draw:id="12" svg:x="5cm" svg:y="3cm"/>
            <draw:glue-point draw:id="13" svg:x="5cm" svg:y="1cm"/>
            <draw:glue-point draw:id="14" svg:x="5cm" svg:y="-1.666cm"/>
            <draw:glue-point draw:id="15" svg:x="5cm" svg:y="-3.666cm"/>
            <text:p text:style-name="P1"><text:span text:style-name="T4">SI 533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12" draw:layer="layout" svg:x1="5.8cm" svg:y1="16.402cm" svg:x2="9cm" svg:y2="14.501cm" draw:start-shape="id40" draw:start-glue-point="14" draw:end-shape="id54" svg:d="M5800 16402h3200v-1901" svg:viewBox="0 0 3201 1902">
            <text:p/>
          </draw:connector>
          <draw:connector draw:style-name="gr27" draw:text-style-name="P12" draw:layer="layout" draw:line-skew="1.65cm" svg:x1="5.8cm" svg:y1="17.801cm" svg:x2="17.3cm" svg:y2="17.248cm" draw:start-shape="id40" draw:start-glue-point="12" draw:end-shape="id55" svg:d="M5800 17801h7400v-553h4100" svg:viewBox="0 0 11501 554">
            <text:p/>
          </draw:connector>
          <draw:frame draw:style-name="gr44" draw:text-style-name="P3" draw:layer="layout" svg:width="2.674cm" svg:height="1cm" svg:x="5.8cm" svg:y="15.802cm">
            <draw:text-box>
              <text:p><text:span text:style-name="T2">156.25MHz</text:span></text:p>
            </draw:text-box>
          </draw:frame>
          <draw:frame draw:style-name="gr45" draw:text-style-name="P15" draw:layer="layout" svg:width="2.462cm" svg:height="0.759cm" svg:x="5.938cm" svg:y="16.601cm">
            <draw:text-box>
              <text:p><text:span text:style-name="T2">100 MHz</text:span></text:p>
            </draw:text-box>
          </draw:frame>
          <draw:connector draw:style-name="gr46" draw:layer="layout" svg:x1="5.8cm" svg:y1="15.802cm" svg:x2="6.853cm" svg:y2="14.5cm" draw:start-shape="id40" draw:start-glue-point="15" draw:end-shape="id54" draw:end-glue-point="10" svg:d="M5800 15802h1053v-1302" svg:viewBox="0 0 1054 1303">
            <text:p/>
          </draw:connector>
          <draw:frame draw:style-name="gr47" draw:text-style-name="P15" draw:layer="layout" svg:width="2.562cm" svg:height="1.229cm" svg:x="5.838cm" svg:y="15.173cm">
            <draw:text-box>
              <text:p><text:span text:style-name="T2">125 MHz</text:span></text:p>
            </draw:text-box>
          </draw:frame>
          <draw:frame draw:style-name="gr13" draw:text-style-name="P9" draw:layer="layout" svg:width="3.021cm" svg:height="0.674cm" svg:x="5.18cm" svg:y="13.827cm">
            <draw:text-box>
              <text:p><text:span text:style-name="T3">RFCLKL 1Gb</text:span></text:p>
            </draw:text-box>
          </draw:frame>
          <draw:custom-shape draw:style-name="gr48" draw:text-style-name="P7" xml:id="id44" draw:id="id44" draw:layer="layout" svg:width="1.6cm" svg:height="2cm" svg:x="4.3cm" svg:y="1.8cm">
            <draw:glue-point draw:id="4" svg:x="5cm" svg:y="-2.005cm"/>
            <text:p text:style-name="P1"><text:span text:style-name="T2">RT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3" xml:id="id39" draw:id="id39" draw:layer="layout" svg:width="2.2cm" svg:height="0.8cm" svg:x="0cm" svg:y="16.001cm">
            <draw:text-box>
              <text:p><text:span text:style-name="T2">100 MHz</text:span></text:p>
            </draw:text-box>
          </draw:frame>
          <draw:connector draw:style-name="gr16" draw:layer="layout" svg:x1="21.611cm" svg:y1="5.032cm" svg:x2="23.846cm" svg:y2="5.026cm" svg:d="M21611 5032h1118v-6h1117" svg:viewBox="0 0 2236 7">
            <text:p/>
          </draw:connector>
          <draw:frame draw:style-name="gr49" draw:text-style-name="P16" draw:layer="layout" svg:width="2.8cm" svg:height="0.894cm" svg:x="22cm" svg:y="3.5cm">
            <draw:text-box>
              <text:p text:style-name="P1"><text:span text:style-name="T2">RTM_ clk0</text:span></text:p>
            </draw:text-box>
          </draw:frame>
          <draw:connector draw:style-name="gr27" draw:text-style-name="P12" draw:layer="layout" svg:x1="5.9cm" svg:y1="2.399cm" svg:x2="9.108cm" svg:y2="2.398cm" draw:start-shape="id44" draw:start-glue-point="4" svg:d="M5900 2399h1855v-1h1353" svg:viewBox="0 0 3209 2">
            <text:p/>
          </draw:connector>
          <draw:frame draw:style-name="gr47" draw:text-style-name="P16" draw:layer="layout" svg:width="4.7cm" svg:height="1.229cm" svg:x="5.1cm" svg:y="2.2cm">
            <draw:text-box>
              <text:p text:style-name="P1"><text:span text:style-name="T2">RTM30_clk1</text:span></text:p>
              <text:p text:style-name="P1"><text:span text:style-name="T2"/></text:p>
            </draw:text-box>
          </draw:frame>
          <draw:connector draw:style-name="gr50" draw:layer="layout" svg:x1="18.5cm" svg:y1="7.137cm" svg:x2="21.1cm" svg:y2="7.161cm" draw:start-shape="id56" draw:start-glue-point="1" draw:end-shape="id57" draw:end-glue-point="3" svg:d="M18500 7137h1300v24h1300" svg:viewBox="0 0 2601 25">
            <text:p/>
          </draw:connector>
          <draw:frame draw:style-name="gr47" draw:text-style-name="P16" draw:layer="layout" svg:width="3.7cm" svg:height="1.229cm" svg:x="5.6cm" svg:y="1.8cm">
            <draw:text-box>
              <text:p text:style-name="P1"><text:span text:style-name="T2">RTM30 clk0</text:span></text:p>
              <text:p text:style-name="P1"><text:span text:style-name="T2"/></text:p>
            </draw:text-box>
          </draw:frame>
          <draw:frame draw:style-name="gr51" draw:text-style-name="P9" xml:id="id53" draw:id="id53" draw:layer="layout" svg:width="2.14cm" svg:height="0.674cm" svg:x="4.874cm" svg:y="11.864cm">
            <draw:text-box>
              <text:p><text:span text:style-name="T3">PLL_out</text:span></text:p>
            </draw:text-box>
          </draw:frame>
          <draw:frame draw:style-name="gr52" draw:text-style-name="P9" xml:id="id58" draw:id="id58" draw:layer="layout" svg:width="2.14cm" svg:height="0.736cm" svg:x="4.874cm" svg:y="11.264cm">
            <draw:text-box>
              <text:p><text:span text:style-name="T3">Trig_out</text:span></text:p>
            </draw:text-box>
          </draw:frame>
          <draw:frame draw:style-name="gr51" draw:text-style-name="P9" xml:id="id59" draw:id="id59" draw:layer="layout" svg:width="2.14cm" svg:height="0.674cm" svg:x="4.874cm" svg:y="10.764cm">
            <draw:text-box>
              <text:p><text:span text:style-name="T3">Trig_in</text:span></text:p>
            </draw:text-box>
          </draw:frame>
          <draw:connector draw:style-name="gr53" draw:layer="layout" draw:line-skew="0.762cm" svg:x1="4.874cm" svg:y1="11.632cm" svg:x2="1.6cm" svg:y2="11.201cm" draw:start-shape="id58" draw:start-glue-point="3" draw:end-shape="id48" draw:end-glue-point="8" svg:d="M4874 11632h-874v-431h-2400" svg:viewBox="0 0 3275 432">
            <text:p/>
          </draw:connector>
          <draw:connector draw:style-name="gr54" draw:layer="layout" draw:line-skew="0.762cm" svg:x1="1.6cm" svg:y1="10.602cm" svg:x2="4.874cm" svg:y2="11.101cm" draw:start-shape="id48" draw:start-glue-point="4" draw:end-shape="id59" svg:d="M1600 10602h2400v499h874" svg:viewBox="0 0 3275 500">
            <text:p/>
          </draw:connector>
          <draw:frame draw:style-name="gr55" draw:text-style-name="P3" draw:layer="layout" svg:width="2.885cm" svg:height="1.229cm" svg:x="1.716cm" svg:y="10.601cm">
            <draw:text-box>
              <text:p><text:span text:style-name="T2"><text:s text:c="2"/></text:span><text:span text:style-name="T2">Triga_1</text:span></text:p>
              <text:p><text:span text:style-name="T2"/></text:p>
            </draw:text-box>
          </draw:frame>
          <draw:frame draw:style-name="gr31" draw:text-style-name="P3" draw:layer="layout" svg:width="2.885cm" svg:height="0.758cm" svg:x="1.716cm" svg:y="10.001cm">
            <draw:text-box>
              <text:p><text:span text:style-name="T2"><text:s text:c="2"/></text:span><text:span text:style-name="T2">Triga_0</text:span></text:p>
            </draw:text-box>
          </draw:frame>
          <draw:frame draw:style-name="gr56" draw:text-style-name="P4" draw:layer="layout" svg:width="2.784cm" svg:height="0.675cm" svg:x="2.8cm" svg:y="7.9cm">
            <draw:text-box>
              <text:p><text:span text:style-name="T3">GBT_CLK0</text:span></text:p>
            </draw:text-box>
          </draw:frame>
          <draw:frame draw:style-name="gr35" draw:text-style-name="P9" xml:id="id60" draw:id="id60" draw:layer="layout" svg:width="1.438cm" svg:height="0.791cm" svg:x="5.9cm" svg:y="9.4cm">
            <draw:text-box>
              <text:p><text:span text:style-name="T3">CLK</text:span></text:p>
            </draw:text-box>
          </draw:frame>
          <draw:connector draw:style-name="gr57" draw:layer="layout" svg:x1="4.5cm" svg:y1="7.3cm" svg:x2="6.619cm" svg:y2="9.4cm" draw:start-shape="id43" draw:start-glue-point="8" draw:end-shape="id60" draw:end-glue-point="0" svg:d="M4500 7300h2119v2100" svg:viewBox="0 0 2120 2101">
            <text:p/>
          </draw:connector>
          <draw:frame draw:style-name="gr2" draw:text-style-name="P4" draw:layer="layout" svg:width="2.4cm" svg:height="0.674cm" svg:x="6cm" svg:y="6.734cm">
            <draw:text-box>
              <text:p><text:span text:style-name="T3">CLK0_M2C</text:span></text:p>
            </draw:text-box>
          </draw:frame>
          <draw:frame draw:style-name="gr58" draw:text-style-name="P4" draw:layer="layout" svg:width="3.2cm" svg:height="0.702cm" svg:x="6.1cm" svg:y="4.498cm">
            <draw:text-box>
              <text:p><text:span text:style-name="T3">CLK3_bidir</text:span></text:p>
            </draw:text-box>
          </draw:frame>
          <draw:frame draw:style-name="gr59" draw:text-style-name="P9" draw:layer="layout" svg:width="1.556cm" svg:height="0.791cm" svg:x="6.7cm" svg:y="9.418cm">
            <draw:text-box>
              <text:p><text:span text:style-name="T3">GPIO</text:span></text:p>
            </draw:text-box>
          </draw:frame>
          <draw:connector draw:style-name="gr53" draw:layer="layout" draw:line-skew="-0.5cm" svg:x1="15.5cm" svg:y1="6.399cm" svg:x2="4.5cm" svg:y2="5.502cm" draw:start-shape="id37" draw:start-glue-point="13" draw:end-shape="id43" draw:end-glue-point="9" svg:d="M15500 6399h-6000v-897h-5000" svg:viewBox="0 0 11001 898">
            <text:p/>
          </draw:connector>
          <draw:frame draw:style-name="gr2" draw:text-style-name="P4" draw:layer="layout" svg:width="3.3cm" svg:height="0.674cm" svg:x="6.1cm" svg:y="5.067cm">
            <draw:text-box>
              <text:p><text:span text:style-name="T3">CLK2_bidir</text:span></text:p>
            </draw:text-box>
          </draw:frame>
          <draw:frame draw:style-name="gr13" draw:text-style-name="P9" draw:layer="layout" svg:width="3.021cm" svg:height="0.674cm" svg:x="12.463cm" svg:y="7.348cm">
            <draw:text-box>
              <text:p><text:span text:style-name="T3">LMK_CLK_12 </text:span></text:p>
            </draw:text-box>
          </draw:frame>
          <draw:frame draw:style-name="gr13" draw:text-style-name="P9" draw:layer="layout" svg:width="3.021cm" svg:height="0.674cm" svg:x="12.4cm" svg:y="5.926cm">
            <draw:text-box>
              <text:p><text:span text:style-name="T3">LMK_sysref_7 </text:span></text:p>
            </draw:text-box>
          </draw:frame>
          <draw:frame draw:style-name="gr13" draw:text-style-name="P9" draw:layer="layout" svg:width="3.021cm" svg:height="0.674cm" svg:x="12.379cm" svg:y="5.502cm">
            <draw:text-box>
              <text:p><text:span text:style-name="T3">LMK_CLK_6 </text:span></text:p>
            </draw:text-box>
          </draw:frame>
          <draw:connector draw:style-name="gr57" draw:layer="layout" svg:x1="4.5cm" svg:y1="6.001cm" svg:x2="8.786cm" svg:y2="9.419cm" draw:start-shape="id43" draw:start-glue-point="1" draw:end-shape="id61" draw:end-glue-point="0" svg:d="M4500 6001h4286v3418" svg:viewBox="0 0 4287 3419">
            <text:p/>
          </draw:connector>
          <draw:frame draw:style-name="gr2" draw:text-style-name="P4" draw:layer="layout" svg:width="3.3cm" svg:height="0.674cm" svg:x="6.1cm" svg:y="5.502cm">
            <draw:text-box>
              <text:p><text:span text:style-name="T3">CLK1_M2C</text:span></text:p>
            </draw:text-box>
          </draw:frame>
          <draw:frame draw:style-name="gr13" draw:text-style-name="P9" draw:layer="layout" svg:width="3.021cm" svg:height="0.674cm" svg:x="12.4cm" svg:y="4.526cm">
            <draw:text-box>
              <text:p><text:span text:style-name="T3">LMK_CLK_8 </text:span></text:p>
            </draw:text-box>
          </draw:frame>
          <draw:frame draw:style-name="gr2" draw:text-style-name="P4" draw:layer="layout" svg:width="3.3cm" svg:height="0.674cm" svg:x="6.1cm" svg:y="3.935cm">
            <draw:text-box>
              <text:p><text:span text:style-name="T3">FMC_LA_CLK</text:span></text:p>
            </draw:text-box>
          </draw:frame>
          <draw:frame draw:style-name="gr2" draw:text-style-name="P4" draw:layer="layout" svg:width="3.3cm" svg:height="0.674cm" svg:x="22.1cm" svg:y="5.032cm">
            <draw:text-box>
              <text:p><text:span text:style-name="T3">FMC_LA_CLK</text:span></text:p>
            </draw:text-box>
          </draw:frame>
          <draw:frame draw:style-name="gr60" draw:text-style-name="P9" xml:id="id61" draw:id="id61" draw:layer="layout" svg:width="1.772cm" svg:height="0.791cm" svg:x="7.9cm" svg:y="9.419cm">
            <draw:text-box>
              <text:p><text:span text:style-name="T3">GPIO</text:span></text:p>
            </draw:text-box>
          </draw:frame>
          <draw:connector draw:style-name="gr57" draw:layer="layout" svg:x1="15.5cm" svg:y1="3.947cm" svg:x2="12.854cm" svg:y2="3.969cm" draw:start-shape="id37" draw:start-glue-point="6" svg:d="M15500 3947h-1573v22h-1073" svg:viewBox="0 0 2647 23">
            <text:p/>
          </draw:connector>
          <draw:frame draw:style-name="gr13" draw:text-style-name="P9" draw:layer="layout" svg:width="3.021cm" svg:height="0.674cm" svg:x="12.579cm" svg:y="3.326cm">
            <draw:text-box>
              <text:p><text:span text:style-name="T3">LMK_CLK_4 </text:span></text:p>
            </draw:text-box>
          </draw:frame>
          <draw:frame draw:style-name="gr56" draw:text-style-name="P4" draw:layer="layout" svg:width="2.784cm" svg:height="0.675cm" svg:x="2.8cm" svg:y="8.401cm">
            <draw:text-box>
              <text:p><text:span text:style-name="T3">GBT_CLK1</text:span></text:p>
            </draw:text-box>
          </draw:frame>
          <draw:frame draw:style-name="gr62" draw:text-style-name="P9" xml:id="id62" draw:id="id62" draw:layer="layout" svg:width="1.924cm" svg:height="0.791cm" svg:x="10.9cm" svg:y="13.718cm">
            <draw:text-box>
              <text:p><text:span text:style-name="T3">CLKUSR</text:span></text:p>
            </draw:text-box>
          </draw:frame>
          <draw:connector draw:style-name="gr27" draw:text-style-name="P12" draw:layer="layout" svg:x1="5.8cm" svg:y1="17.201cm" svg:x2="11.862cm" svg:y2="14.509cm" draw:start-shape="id40" draw:start-glue-point="13" draw:end-shape="id62" draw:end-glue-point="2" svg:d="M5800 17201h6062v-2692" svg:viewBox="0 0 6063 2693">
            <text:p/>
          </draw:connector>
          <draw:frame draw:style-name="gr45" draw:text-style-name="P15" draw:layer="layout" svg:width="1.963cm" svg:height="0.759cm" svg:x="5.939cm" svg:y="17.202cm">
            <draw:text-box>
              <text:p><text:span text:style-name="T2">50 MHz</text:span></text:p>
            </draw:text-box>
          </draw:frame>
          <draw:g>
            <draw:line draw:style-name="gr63" draw:text-style-name="P12" draw:layer="layout" svg:x1="12.2cm" svg:y1="5.502cm" svg:x2="12.2cm" svg:y2="6.6cm">
              <text:p/>
            </draw:line>
            <draw:line draw:style-name="gr63" draw:text-style-name="P12" draw:layer="layout" svg:x1="12.2cm" svg:y1="5.502cm" svg:x2="13.4cm" svg:y2="5.502cm">
              <text:p/>
            </draw:line>
            <draw:line draw:style-name="gr63" draw:text-style-name="P12" draw:layer="layout" svg:x1="12.2cm" svg:y1="6.6cm" svg:x2="13.4cm" svg:y2="6.6cm">
              <text:p/>
            </draw:line>
            <draw:frame draw:style-name="gr64" draw:text-style-name="P22" draw:layer="layout" svg:width="2.297cm" svg:height="0.722cm" svg:x="10.103cm" svg:y="5.352cm">
              <draw:text-box>
                <text:p><text:span text:style-name="T5">JESD204</text:span></text:p>
              </draw:text-box>
            </draw:frame>
          </draw:g>
          <draw:connector draw:style-name="gr11" draw:layer="layout" svg:x1="15.5cm" svg:y1="7.347cm" svg:x2="10.5cm" svg:y2="9.417cm" draw:start-shape="id37" draw:start-glue-point="14" draw:end-shape="id51" draw:end-glue-point="4" svg:d="M15500 7347h-5000v2070" svg:viewBox="0 0 5001 2071">
            <text:p/>
          </draw:connector>
          <draw:frame draw:style-name="gr13" draw:text-style-name="P9" draw:layer="layout" svg:width="3.021cm" svg:height="0.674cm" svg:x="12.501cm" svg:y="6.826cm">
            <draw:text-box>
              <text:p><text:span text:style-name="T3">LMK_sysref_13</text:span></text:p>
            </draw:text-box>
          </draw:frame>
          <draw:g>
            <draw:line draw:style-name="gr63" draw:text-style-name="P12" draw:layer="layout" svg:x1="12.213cm" svg:y1="6.915cm" svg:x2="12.213cm" svg:y2="8.013cm">
              <text:p/>
            </draw:line>
            <draw:line draw:style-name="gr63" draw:text-style-name="P12" draw:layer="layout" svg:x1="12.213cm" svg:y1="6.915cm" svg:x2="13.413cm" svg:y2="6.915cm">
              <text:p/>
            </draw:line>
            <draw:line draw:style-name="gr63" draw:text-style-name="P12" draw:layer="layout" svg:x1="12.213cm" svg:y1="8.013cm" svg:x2="13.413cm" svg:y2="8.013cm">
              <text:p/>
            </draw:line>
            <draw:frame draw:style-name="gr64" draw:text-style-name="P22" draw:layer="layout" svg:width="2.297cm" svg:height="0.722cm" svg:x="10.116cm" svg:y="6.765cm">
              <draw:text-box>
                <text:p><text:span text:style-name="T5">JESD204</text:span></text:p>
              </draw:text-box>
            </draw:frame>
          </draw:g>
          <draw:custom-shape draw:style-name="gr67" draw:text-style-name="P25" draw:layer="layout" svg:width="20.8cm" svg:height="4cm" svg:x="0.2cm" svg:y="1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5" draw:layer="layout" svg:width="5.6cm" svg:height="4.6cm" svg:x="19.8cm" svg:y="2.2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5" draw:layer="layout" svg:width="8.6cm" svg:height="7.298cm" svg:x="1.4cm" svg:y="1.50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4.3cm" svg:height="7.298cm" svg:x="0.5cm" svg:y="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6" draw:layer="layout" svg:width="18.897cm" svg:height="11.771cm" svg:x="0.575cm" svg:y="2.385cm" draw:page-number="2" presentation:class="page"/>
          <draw:frame presentation:style-name="pr2" draw:text-style-name="P23" draw:layer="layout" svg:width="16.038cm" svg:height="14.126cm" svg:x="2.004cm" svg:y="14.91cm" presentation:class="notes" presentation:placeholder="true">
            <draw:text-box/>
          </draw:frame>
        </presentation:notes>
      </draw:page>
      <draw:page draw:name="page3" draw:style-name="dp1" draw:master-page-name="Standard_20_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4" draw:layer="layout" svg:width="22.8cm" svg:height="2cm" svg:x="3.4cm" svg:y="0.001cm" presentation:class="title" presentation:user-transformed="true">
          <draw:text-box>
            <text:p text:style-name="P1"><text:span text:style-name="T6">External CLK</text:span></text:p>
          </draw:text-box>
        </draw:frame>
        <draw:g>
          <draw:custom-shape draw:style-name="gr3" draw:text-style-name="P5" xml:id="id85" draw:id="id85" draw:layer="layout" svg:width="8.2cm" svg:height="5.101cm" svg:x="4.9cm" svg:y="9.4cm">
            <draw:glue-point draw:id="4" svg:x="5cm" svg:y="-3.5cm"/>
            <draw:glue-point draw:id="5" svg:x="5cm" svg:y="-2cm"/>
            <draw:glue-point draw:id="6" svg:x="5cm" svg:y="1.5cm"/>
            <draw:glue-point draw:id="7" svg:x="5cm" svg:y="3cm"/>
            <draw:glue-point draw:id="8" svg:x="2.619cm" svg:y="-5cm"/>
            <draw:glue-point draw:id="9" svg:x="2.619cm" svg:y="5cm"/>
            <draw:glue-point draw:id="10" svg:x="-2.619cm" svg:y="5cm"/>
            <draw:glue-point draw:id="11" svg:x="-5cm" svg:y="-1.521cm"/>
            <draw:glue-point draw:id="12" svg:x="-5cm" svg:y="2.254cm"/>
            <draw:glue-point draw:id="13" svg:x="-2.666cm" svg:y="-5cm"/>
            <draw:glue-point draw:id="14" svg:x="4.024cm" svg:y="-5cm"/>
            <draw:glue-point draw:id="15" svg:x="0.487cm" svg:y="-4.999cm"/>
            <text:p text:style-name="P1"><text:span text:style-name="T2"/></text:p>
            <text:p text:style-name="P1"><text:span text:style-name="T2"/></text:p>
            <text:p text:style-name="P1"><text:span text:style-name="T4">10AX027F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.8cm" svg:height="1.2cm" svg:x="14.6cm" svg:y="9.801cm">
            <text:p text:style-name="P1"><text:span text:style-name="T2">DAC</text:span></text:p>
            <text:p text:style-name="P1"><text:span text:style-name="T2">AD566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xml:id="id65" draw:id="id65" draw:layer="layout" svg:width="1.8cm" svg:height="1.001cm" svg:x="14.599cm" svg:y="11.1cm">
            <text:p text:style-name="P1"><text:span text:style-name="T2">DAC 16b</text:span></text:p>
            <text:p text:style-name="P1"><text:span text:style-name="T2">AD566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xml:id="id67" draw:id="id67" draw:layer="layout" svg:width="2cm" svg:height="1.2cm" svg:x="17.4cm" svg:y="9.801cm">
            <text:p text:style-name="P1"><text:span text:style-name="T2">VCTCXO</text:span></text:p>
            <text:p text:style-name="P1"><text:span text:style-name="T2">25MHz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66" draw:id="id66" draw:layer="layout" svg:width="2.001cm" svg:height="1.2cm" svg:x="17.399cm" svg:y="11cm">
            <text:p text:style-name="P1"><text:span text:style-name="T2">VCXO</text:span></text:p>
            <text:p text:style-name="P1"><text:span text:style-name="T2">125MHz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1.2cm" svg:x="14.599cm" svg:y="9.8cm">
            <text:p text:style-name="P1"><text:span text:style-name="T2">DAC</text:span></text:p>
            <text:p text:style-name="P1"><text:span text:style-name="T2">AD566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64" draw:id="id64" draw:layer="layout" svg:width="1.8cm" svg:height="1.2cm" svg:x="14.598cm" svg:y="9.799cm">
            <draw:glue-point draw:id="4" svg:x="3.9cm" svg:y="0.016cm"/>
            <text:p text:style-name="P1"><text:span text:style-name="T2">DAC 16b</text:span></text:p>
            <text:p text:style-name="P1"><text:span text:style-name="T2">AD566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xml:id="id73" draw:id="id73" draw:layer="layout" svg:width="0.5cm" svg:height="0.5cm" svg:x="24.7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layer="layout" svg:x1="13.1cm" svg:y1="11.004cm" svg:x2="14.598cm" svg:y2="10.399cm" draw:start-shape="id63" draw:end-shape="id64" draw:end-glue-point="3" svg:d="M13100 11004h749v-605h749" svg:viewBox="0 0 1499 606">
            <text:p/>
          </draw:connector>
          <draw:connector draw:style-name="gr10" draw:layer="layout" svg:x1="13.1cm" svg:y1="11.004cm" svg:x2="14.599cm" svg:y2="11.6cm" draw:start-shape="id63" draw:start-glue-point="1" draw:end-shape="id65" draw:end-glue-point="3" svg:d="M13100 11004h749v596h750" svg:viewBox="0 0 1500 597">
            <text:p/>
          </draw:connector>
          <draw:connector draw:style-name="gr10" draw:layer="layout" svg:x1="16.399cm" svg:y1="11.6cm" svg:x2="17.399cm" svg:y2="11.6cm" draw:start-shape="id65" draw:start-glue-point="1" draw:end-shape="id66" draw:end-glue-point="3" svg:d="M16399 11600h1000" svg:viewBox="0 0 1001 1">
            <text:p/>
          </draw:connector>
          <draw:connector draw:style-name="gr10" draw:layer="layout" svg:x1="16.398cm" svg:y1="10.399cm" svg:x2="17.4cm" svg:y2="10.401cm" draw:start-shape="id64" draw:start-glue-point="1" draw:end-shape="id67" draw:end-glue-point="3" svg:d="M16398 10399h501v2h501" svg:viewBox="0 0 1003 3">
            <text:p/>
          </draw:connector>
          <draw:connector draw:style-name="gr11" draw:layer="layout" svg:x1="15.5cm" svg:y1="6.933cm" svg:x2="10.119cm" svg:y2="9.417cm" draw:start-shape="id68" draw:start-glue-point="8" draw:end-shape="id69" draw:end-glue-point="0" svg:d="M15500 6933h-5381v2484" svg:viewBox="0 0 5382 2485">
            <text:p/>
          </draw:connector>
          <draw:frame draw:style-name="gr12" draw:text-style-name="P3" xml:id="id63" draw:id="id63" draw:layer="layout" svg:width="2.432cm" svg:height="0.793cm" svg:x="10.668cm" svg:y="10.608cm">
            <draw:text-box>
              <text:p><text:span text:style-name="T2">DAC SPI</text:span></text:p>
            </draw:text-box>
          </draw:frame>
          <draw:frame draw:style-name="gr13" draw:text-style-name="P9" draw:layer="layout" svg:width="3.021cm" svg:height="0.674cm" svg:x="12.479cm" svg:y="7.977cm">
            <draw:text-box>
              <text:p><text:span text:style-name="T3">LMK_CLK_2 </text:span></text:p>
            </draw:text-box>
          </draw:frame>
          <draw:frame draw:style-name="gr1" draw:text-style-name="P9" xml:id="id83" draw:id="id83" draw:layer="layout" svg:width="2.2cm" svg:height="0.8cm" svg:x="10.858cm" svg:y="13.027cm">
            <draw:text-box>
              <text:p><text:span text:style-name="T3">WR DMTD</text:span></text:p>
            </draw:text-box>
          </draw:frame>
          <draw:frame draw:style-name="gr13" draw:text-style-name="P9" draw:layer="layout" svg:width="3.021cm" svg:height="0.674cm" svg:x="7.579cm" svg:y="13.827cm">
            <draw:text-box>
              <text:p><text:span text:style-name="T3">RFCLKL 10Gb</text:span></text:p>
            </draw:text-box>
          </draw:frame>
          <draw:connector draw:style-name="gr14" draw:layer="layout" svg:x1="2.2cm" svg:y1="16.401cm" svg:x2="3.6cm" svg:y2="16.402cm" draw:start-shape="id70" draw:start-glue-point="1" draw:end-shape="id71" draw:end-glue-point="7" svg:d="M2200 16401h700v1h700" svg:viewBox="0 0 1401 2">
            <text:p/>
          </draw:connector>
          <draw:custom-shape draw:style-name="gr15" draw:text-style-name="P10" xml:id="id68" draw:id="id68" draw:layer="layout" svg:width="3cm" svg:height="5.601cm" svg:x="15.5cm" svg:y="3.2cm">
            <draw:glue-point draw:id="4" svg:x="5cm" svg:y="-2.5cm"/>
            <draw:glue-point draw:id="5" svg:x="5cm" svg:y="2.5cm"/>
            <draw:glue-point draw:id="6" svg:x="-5cm" svg:y="-3.666cm"/>
            <draw:glue-point draw:id="7" svg:x="-5cm" svg:y="-1.666cm"/>
            <draw:glue-point draw:id="8" svg:x="-5cm" svg:y="1.666cm"/>
            <draw:glue-point draw:id="9" svg:x="-5cm" svg:y="4.411cm"/>
            <draw:glue-point draw:id="10" svg:x="-2.333cm" svg:y="-5cm"/>
            <draw:glue-point draw:id="11" svg:x="2.333cm" svg:y="-5cm"/>
            <draw:glue-point draw:id="12" svg:x="-5cm" svg:y="3.233cm"/>
            <draw:glue-point draw:id="13" svg:x="-5cm" svg:y="0.714cm"/>
            <draw:glue-point draw:id="14" svg:x="-5.003cm" svg:y="2.406cm"/>
            <text:p text:style-name="P1"><text:span text:style-name="T2">LMK04828</text:span></text:p>
            <draw:enhanced-geometry svg:viewBox="0 0 21600 21600" draw:type="rectangle" draw:enhanced-path="M 0 0 L 21600 0 21600 21600 0 21600 0 0 Z N"/>
          </draw:custom-shape>
          <draw:connector draw:style-name="gr16" draw:layer="layout" svg:x1="21.6cm" svg:y1="3.575cm" svg:x2="24.7cm" svg:y2="3.551cm" draw:start-shape="id72" draw:start-glue-point="8" draw:end-shape="id73" draw:end-glue-point="6" svg:d="M21600 3575h1550v-24h1550" svg:viewBox="0 0 3101 25">
            <text:p/>
          </draw:connector>
          <draw:connector draw:style-name="gr17" draw:layer="layout" svg:x1="15.5cm" svg:y1="6cm" svg:x2="4.5cm" svg:y2="5.102cm" draw:start-shape="id68" draw:start-glue-point="3" draw:end-shape="id74" draw:end-glue-point="10" svg:d="M15500 6000h-5500v-898h-5500" svg:viewBox="0 0 11001 899">
            <text:p/>
          </draw:connector>
          <draw:frame draw:style-name="gr18" draw:text-style-name="P9" xml:id="id76" draw:id="id76" draw:layer="layout" svg:width="1.421cm" svg:height="0.737cm" svg:x="4.874cm" svg:y="9.364cm">
            <draw:text-box>
              <text:p><text:span text:style-name="T3">Clkref</text:span></text:p>
            </draw:text-box>
          </draw:frame>
          <draw:connector draw:style-name="gr17" draw:layer="layout" draw:line-skew="1.55cm" svg:x1="15.5cm" svg:y1="5.067cm" svg:x2="5.2cm" svg:y2="2.8cm" draw:start-shape="id68" draw:start-glue-point="7" draw:end-shape="id75" draw:end-glue-point="1" svg:d="M15500 5067h-3600v-2267h-6700" svg:viewBox="0 0 10301 2268">
            <text:p/>
          </draw:connector>
          <draw:connector draw:style-name="gr17" draw:layer="layout" svg:x1="3.751cm" svg:y1="7.901cm" svg:x2="4.874cm" svg:y2="9.732cm" draw:start-shape="id74" draw:start-glue-point="4" draw:end-shape="id76" draw:end-glue-point="3" svg:d="M3751 7901v1831h1123" svg:viewBox="0 0 1124 1832">
            <text:p/>
          </draw:connector>
          <draw:g xml:id="id77" draw:id="id77">
            <draw:custom-shape draw:style-name="gr19" draw:text-style-name="P11" draw:layer="layout" svg:width="0.2cm" svg:height="0.255cm" svg:x="16.9cm" svg:y="2.645cm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12" draw:layer="layout" svg:x1="16.8cm" svg:y1="2.645cm" svg:x2="16.8cm" svg:y2="2.9cm">
              <text:p/>
            </draw:line>
            <draw:line draw:style-name="gr20" draw:text-style-name="P12" draw:layer="layout" svg:x1="17.185cm" svg:y1="2.636cm" svg:x2="17.185cm" svg:y2="2.891cm">
              <text:p/>
            </draw:line>
          </draw:g>
          <draw:frame draw:style-name="gr21" draw:text-style-name="P3" draw:layer="layout" svg:width="2.081cm" svg:height="0.722cm" svg:x="16cm" svg:y="1.9cm">
            <draw:text-box>
              <text:p><text:span text:style-name="T2">100MHz</text:span></text:p>
            </draw:text-box>
          </draw:frame>
          <draw:connector draw:style-name="gr22" draw:layer="layout" svg:x1="16.301cm" svg:y1="3.2cm" svg:x2="16.8cm" svg:y2="2.768cm" draw:start-shape="id68" draw:start-glue-point="10" draw:end-shape="id77" draw:end-glue-point="3" svg:d="M16301 3200v-432h499" svg:viewBox="0 0 500 433">
            <text:p/>
          </draw:connector>
          <draw:connector draw:style-name="gr22" draw:layer="layout" svg:x1="17.699cm" svg:y1="3.2cm" svg:x2="17.185cm" svg:y2="2.768cm" draw:start-shape="id68" draw:start-glue-point="11" draw:end-shape="id77" draw:end-glue-point="1" svg:d="M17699 3200v-432h-514" svg:viewBox="0 0 515 433">
            <text:p/>
          </draw:connector>
          <draw:connector draw:style-name="gr23" draw:layer="layout" svg:x1="15.5cm" svg:y1="8.47cm" svg:x2="12.481cm" svg:y2="9.401cm" draw:start-shape="id68" draw:start-glue-point="9" draw:end-shape="id78" draw:end-glue-point="0" svg:d="M15500 8470h-3019v931" svg:viewBox="0 0 3020 932">
            <text:p/>
          </draw:connector>
          <draw:frame draw:style-name="gr24" draw:text-style-name="P3" xml:id="id88" draw:id="id88" draw:layer="layout" svg:width="2.2cm" svg:height="0.722cm" svg:x="21.1cm" svg:y="6.8cm">
            <draw:text-box>
              <text:p><text:span text:style-name="T2">100 MHz</text:span></text:p>
            </draw:text-box>
          </draw:frame>
          <draw:custom-shape draw:style-name="gr25" draw:text-style-name="P13" xml:id="id86" draw:id="id86" draw:layer="layout" svg:width="2.7cm" svg:height="2.096cm" svg:x="17.3cm" svg:y="16.2cm">
            <draw:glue-point draw:id="4" svg:x="5cm" svg:y="-2.5cm"/>
            <draw:glue-point draw:id="5" svg:x="5cm" svg:y="2.5cm"/>
            <draw:glue-point draw:id="6" svg:x="-5cm" svg:y="-3.666cm"/>
            <draw:glue-point draw:id="7" svg:x="-5cm" svg:y="-1.666cm"/>
            <draw:glue-point draw:id="8" svg:x="-5cm" svg:y="1.666cm"/>
            <draw:glue-point draw:id="9" svg:x="-5cm" svg:y="3.666cm"/>
            <draw:glue-point draw:id="10" svg:x="-2.333cm" svg:y="-5cm"/>
            <draw:glue-point draw:id="11" svg:x="2.333cm" svg:y="-5cm"/>
            <text:p text:style-name="P1"><text:span text:style-name="T4">MAX 10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4" xml:id="id79" draw:id="id79" draw:layer="layout" svg:width="1cm" svg:height="4.8cm" svg:x="0.6cm" svg:y="9.801cm">
            <draw:glue-point draw:id="4" svg:x="5cm" svg:y="-3.333cm"/>
            <draw:glue-point draw:id="5" svg:x="5.004cm" svg:y="2.816cm"/>
            <draw:glue-point draw:id="6" svg:x="5cm" svg:y="1.247cm"/>
            <draw:glue-point draw:id="7" svg:x="5cm" svg:y="-0.835cm"/>
            <draw:glue-point draw:id="8" svg:x="5cm" svg:y="-2.085cm"/>
            <text:p/>
            <draw:enhanced-geometry svg:viewBox="0 0 21600 21600" draw:type="rectangle" draw:enhanced-path="M 0 0 L 21600 0 21600 21600 0 21600 0 0 Z N"/>
          </draw:custom-shape>
          <draw:connector draw:style-name="gr27" draw:text-style-name="P12" draw:layer="layout" svg:x1="1.6cm" svg:y1="12.799cm" svg:x2="3.825cm" svg:y2="12.82cm" draw:start-shape="id79" draw:start-glue-point="6" svg:d="M1600 12799h1363v21h862" svg:viewBox="0 0 2226 22">
            <text:p/>
          </draw:connector>
          <draw:connector draw:style-name="gr27" draw:text-style-name="P12" draw:layer="layout" draw:line-skew="0.519cm" svg:x1="1.6cm" svg:y1="13.552cm" svg:x2="4.96cm" svg:y2="13.405cm" draw:start-shape="id79" draw:start-glue-point="5" draw:end-shape="id80" draw:end-glue-point="3" svg:d="M1600 13552h2200v-147h1160" svg:viewBox="0 0 3361 148">
            <text:p/>
          </draw:connector>
          <draw:frame draw:style-name="gr28" draw:text-style-name="P9" xml:id="id82" draw:id="id82" draw:layer="layout" svg:width="1.438cm" svg:height="0.774cm" svg:x="10.5cm" svg:y="9.417cm">
            <draw:text-box>
              <text:p><text:span text:style-name="T3">CLKB</text:span></text:p>
            </draw:text-box>
            <draw:glue-point draw:id="4" svg:x="-5cm" svg:y="-5cm"/>
          </draw:frame>
          <draw:frame draw:style-name="gr29" draw:text-style-name="P9" draw:layer="layout" svg:width="2.14cm" svg:height="0.844cm" svg:x="4.874cm" svg:y="12.364cm">
            <draw:text-box>
              <text:p><text:span text:style-name="T3">clkref</text:span></text:p>
            </draw:text-box>
          </draw:frame>
          <draw:frame draw:style-name="gr30" draw:text-style-name="P9" xml:id="id78" draw:id="id78" draw:layer="layout" svg:width="1.638cm" svg:height="0.674cm" svg:x="11.662cm" svg:y="9.401cm">
            <draw:text-box>
              <text:p><text:span text:style-name="T3">clkref</text:span></text:p>
            </draw:text-box>
          </draw:frame>
          <draw:frame draw:style-name="gr31" draw:text-style-name="P9" draw:layer="layout" svg:width="2.885cm" svg:height="0.758cm" svg:x="1.715cm" svg:y="11.201cm">
            <draw:text-box>
              <text:p><text:span text:style-name="T3"><text:s text:c="2"/></text:span><text:span text:style-name="T3">AMC_clk2</text:span></text:p>
            </draw:text-box>
          </draw:frame>
          <draw:frame draw:style-name="gr29" draw:text-style-name="P9" xml:id="id80" draw:id="id80" draw:layer="layout" svg:width="2.14cm" svg:height="0.844cm" svg:x="4.96cm" svg:y="12.983cm">
            <draw:text-box>
              <text:p><text:span text:style-name="T3">clkref</text:span></text:p>
            </draw:text-box>
          </draw:frame>
          <draw:frame draw:style-name="gr32" draw:text-style-name="P15" draw:layer="layout" svg:width="2.463cm" svg:height="0.899cm" svg:x="13.537cm" svg:y="12.701cm">
            <draw:text-box>
              <text:p><text:span text:style-name="T2">125 MHz</text:span></text:p>
            </draw:text-box>
          </draw:frame>
          <draw:frame draw:style-name="gr33" draw:text-style-name="P16" draw:layer="layout" svg:width="2.044cm" svg:height="0.758cm" svg:x="18.7cm" svg:y="7.243cm">
            <draw:text-box>
              <text:p text:style-name="P1"><text:span text:style-name="T2">25 MHz</text:span></text:p>
            </draw:text-box>
          </draw:frame>
          <draw:frame draw:style-name="gr34" draw:text-style-name="P16" draw:layer="layout" svg:width="2.6cm" svg:height="0.794cm" svg:x="22cm" svg:y="2.801cm">
            <draw:text-box>
              <text:p text:style-name="P1"><text:span text:style-name="T2">CLK_SMA</text:span></text:p>
            </draw:text-box>
          </draw:frame>
          <draw:connector draw:style-name="gr27" draw:text-style-name="P12" draw:layer="layout" draw:line-skew="0.299cm" svg:x1="19.4cm" svg:y1="10.401cm" svg:x2="18.5cm" svg:y2="7.938cm" draw:start-shape="id67" draw:start-glue-point="1" draw:end-shape="id81" svg:d="M19400 10401h800v-2463h-1700" svg:viewBox="0 0 1701 2464">
            <text:p/>
          </draw:connector>
          <draw:connector draw:style-name="gr11" draw:layer="layout" svg:x1="15.5cm" svg:y1="7.81cm" svg:x2="11.219cm" svg:y2="9.417cm" draw:start-shape="id68" draw:start-glue-point="12" draw:end-shape="id82" draw:end-glue-point="0" svg:d="M15500 7810h-4281v1607" svg:viewBox="0 0 4282 1608">
            <text:p/>
          </draw:connector>
          <draw:frame draw:style-name="gr35" draw:text-style-name="P9" xml:id="id69" draw:id="id69" draw:layer="layout" svg:width="1.438cm" svg:height="0.791cm" svg:x="9.4cm" svg:y="9.417cm">
            <draw:text-box>
              <text:p><text:span text:style-name="T3">CLKT</text:span></text:p>
            </draw:text-box>
          </draw:frame>
          <draw:connector draw:style-name="gr27" draw:text-style-name="P12" draw:layer="layout" draw:line-skew="0.6cm" svg:x1="19.4cm" svg:y1="11.6cm" svg:x2="13.058cm" svg:y2="13.427cm" draw:start-shape="id66" draw:start-glue-point="1" draw:end-shape="id83" draw:end-glue-point="1" svg:d="M19400 11600h1100v1827h-7442" svg:viewBox="0 0 7443 1828">
            <text:p/>
          </draw:connector>
          <draw:frame draw:style-name="gr36" draw:text-style-name="P9" xml:id="id87" draw:id="id87" draw:layer="layout" svg:width="1.8cm" svg:height="0.674cm" svg:x="16.7cm" svg:y="6.8cm">
            <draw:text-box>
              <text:p><text:span text:style-name="T3">clk_free</text:span></text:p>
            </draw:text-box>
          </draw:frame>
          <draw:frame draw:style-name="gr36" draw:text-style-name="P18" xml:id="id81" draw:id="id81" draw:layer="layout" svg:width="1.8cm" svg:height="0.674cm" svg:x="16.7cm" svg:y="7.601cm">
            <draw:text-box>
              <text:p text:style-name="P17"><text:span text:style-name="T3">ref_in0</text:span></text:p>
            </draw:text-box>
          </draw:frame>
          <draw:frame draw:style-name="gr36" draw:text-style-name="P18" draw:layer="layout" svg:width="1.8cm" svg:height="0.674cm" svg:x="16.8cm" svg:y="4.226cm">
            <draw:text-box>
              <text:p text:style-name="P17"><text:span text:style-name="T3">ref_in1</text:span></text:p>
            </draw:text-box>
          </draw:frame>
          <draw:custom-shape draw:style-name="gr37" draw:text-style-name="P19" xml:id="id74" draw:id="id74" draw:layer="layout" svg:width="0.9cm" svg:height="3.8cm" svg:x="3.6cm" svg:y="4.101cm">
            <draw:glue-point draw:id="4" svg:x="-3.333cm" svg:y="5cm"/>
            <draw:glue-point draw:id="5" svg:x="3.333cm" svg:y="5cm"/>
            <draw:glue-point draw:id="6" svg:x="5cm" svg:y="1.315cm"/>
            <draw:glue-point draw:id="7" svg:x="5cm" svg:y="2.368cm"/>
            <draw:glue-point draw:id="8" svg:x="5cm" svg:y="3.421cm"/>
            <draw:glue-point draw:id="9" svg:x="5cm" svg:y="-1.315cm"/>
            <draw:glue-point draw:id="10" svg:x="5cm" svg:y="-2.368cm"/>
            <draw:glue-point draw:id="11" svg:x="5cm" svg:y="-3.947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20" draw:layer="layout" svg:width="3.618cm" svg:height="0.758cm" draw:transform="rotate (1.5707963267949) translate (0.6cm 13.793cm)">
            <draw:text-box>
              <text:p><text:span text:style-name="T2">XTCA connector</text:span></text:p>
            </draw:text-box>
          </draw:frame>
          <draw:custom-shape draw:style-name="gr39" draw:text-style-name="P21" xml:id="id72" draw:id="id72" draw:layer="layout" svg:width="3.999cm" svg:height="1cm" draw:transform="rotate (-1.5707963267949) translate (21.6cm 2.601cm)">
            <draw:glue-point draw:id="8" svg:x="5cm" svg:y="-2.565cm"/>
            <draw:glue-point draw:id="9" svg:x="5cm" svg:y="2.5cm"/>
            <draw:glue-point draw:id="10" svg:x="5cm" svg:y="1cm"/>
            <draw:glue-point draw:id="11" svg:x="5cm" svg:y="-1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onnector draw:style-name="gr16" draw:layer="layout" svg:x1="21.6cm" svg:y1="4.201cm" svg:x2="23.857cm" svg:y2="4.189cm" draw:start-shape="id72" draw:start-glue-point="11" svg:d="M21600 4201h1379v-12h878" svg:viewBox="0 0 2258 13">
            <text:p/>
          </draw:connector>
          <draw:connector draw:style-name="gr16" draw:layer="layout" svg:x1="21.6cm" svg:y1="5.629cm" svg:x2="23.835cm" svg:y2="5.623cm" svg:d="M21600 5629h1118v-6h1117" svg:viewBox="0 0 2236 7">
            <text:p/>
          </draw:connector>
          <draw:frame draw:style-name="gr40" draw:text-style-name="P16" draw:layer="layout" svg:width="2.8cm" svg:height="1.229cm" svg:x="22cm" svg:y="4.4cm">
            <draw:text-box>
              <text:p text:style-name="P1"><text:span text:style-name="T2">AMC_ clk1</text:span></text:p>
              <text:p text:style-name="P1"><text:span text:style-name="T2"/></text:p>
            </draw:text-box>
          </draw:frame>
          <draw:connector draw:style-name="gr41" draw:layer="layout" svg:x1="18.5cm" svg:y1="4.6cm" svg:x2="20.6cm" svg:y2="4.6cm" draw:start-shape="id68" draw:start-glue-point="4" draw:end-shape="id72" draw:end-glue-point="5" svg:d="M18500 4600h2100" svg:viewBox="0 0 2101 1">
            <text:p/>
          </draw:connector>
          <draw:connector draw:style-name="gr27" draw:text-style-name="P12" draw:layer="layout" svg:x1="4.5cm" svg:y1="4.502cm" svg:x2="10.352cm" svg:y2="4.498cm" draw:start-shape="id74" draw:start-glue-point="11" svg:d="M4500 4502h3177v-4h2675" svg:viewBox="0 0 5853 5">
            <text:p/>
          </draw:connector>
          <draw:connector draw:style-name="gr42" draw:text-style-name="P12" draw:layer="layout" draw:line-skew="0.762cm" svg:x1="1.6cm" svg:y1="11.801cm" svg:x2="4.874cm" svg:y2="12.201cm" draw:start-shape="id79" draw:start-glue-point="7" draw:end-shape="id84" draw:end-glue-point="3" svg:d="M1600 11801h2400v400h874" svg:viewBox="0 0 3275 401">
            <text:p/>
          </draw:connector>
          <draw:frame draw:style-name="gr31" draw:text-style-name="P9" draw:layer="layout" svg:width="2.885cm" svg:height="0.758cm" svg:x="1.716cm" svg:y="12.201cm">
            <draw:text-box>
              <text:p><text:span text:style-name="T3"><text:s text:c="2"/></text:span><text:span text:style-name="T3">AMC_clk1</text:span></text:p>
            </draw:text-box>
          </draw:frame>
          <draw:frame draw:style-name="gr29" draw:text-style-name="P9" draw:layer="layout" svg:width="2.14cm" svg:height="0.844cm" svg:x="1.66cm" svg:y="12.957cm">
            <draw:text-box>
              <text:p><text:span text:style-name="T3">PCIECLK</text:span></text:p>
            </draw:text-box>
          </draw:frame>
          <draw:custom-shape draw:style-name="gr43" draw:text-style-name="P13" xml:id="id71" draw:id="id71" draw:layer="layout" svg:width="2.2cm" svg:height="3cm" svg:x="3.6cm" svg:y="15.401cm">
            <draw:glue-point draw:id="4" svg:x="5cm" svg:y="-2.5cm"/>
            <draw:glue-point draw:id="5" svg:x="5cm" svg:y="2.5cm"/>
            <draw:glue-point draw:id="6" svg:x="-5cm" svg:y="-3.666cm"/>
            <draw:glue-point draw:id="7" svg:x="-5cm" svg:y="-1.666cm"/>
            <draw:glue-point draw:id="8" svg:x="-5cm" svg:y="1.666cm"/>
            <draw:glue-point draw:id="9" svg:x="-5cm" svg:y="3.666cm"/>
            <draw:glue-point draw:id="10" svg:x="-2.333cm" svg:y="-5cm"/>
            <draw:glue-point draw:id="11" svg:x="2.333cm" svg:y="-5cm"/>
            <draw:glue-point draw:id="12" svg:x="5cm" svg:y="3cm"/>
            <draw:glue-point draw:id="13" svg:x="5cm" svg:y="1cm"/>
            <draw:glue-point draw:id="14" svg:x="5cm" svg:y="-1.666cm"/>
            <draw:glue-point draw:id="15" svg:x="5cm" svg:y="-3.666cm"/>
            <text:p text:style-name="P1"><text:span text:style-name="T4">SI 533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12" draw:layer="layout" svg:x1="5.8cm" svg:y1="16.402cm" svg:x2="9cm" svg:y2="14.501cm" draw:start-shape="id71" draw:start-glue-point="14" draw:end-shape="id85" svg:d="M5800 16402h3200v-1901" svg:viewBox="0 0 3201 1902">
            <text:p/>
          </draw:connector>
          <draw:connector draw:style-name="gr27" draw:text-style-name="P12" draw:layer="layout" draw:line-skew="1.65cm" svg:x1="5.8cm" svg:y1="17.801cm" svg:x2="17.3cm" svg:y2="17.248cm" draw:start-shape="id71" draw:start-glue-point="12" draw:end-shape="id86" svg:d="M5800 17801h7400v-553h4100" svg:viewBox="0 0 11501 554">
            <text:p/>
          </draw:connector>
          <draw:frame draw:style-name="gr44" draw:text-style-name="P3" draw:layer="layout" svg:width="2.674cm" svg:height="1cm" svg:x="5.8cm" svg:y="15.802cm">
            <draw:text-box>
              <text:p><text:span text:style-name="T2">156.25MHz</text:span></text:p>
            </draw:text-box>
          </draw:frame>
          <draw:frame draw:style-name="gr45" draw:text-style-name="P15" draw:layer="layout" svg:width="2.462cm" svg:height="0.759cm" svg:x="5.938cm" svg:y="16.601cm">
            <draw:text-box>
              <text:p><text:span text:style-name="T2">100 MHz</text:span></text:p>
            </draw:text-box>
          </draw:frame>
          <draw:connector draw:style-name="gr46" draw:layer="layout" svg:x1="5.8cm" svg:y1="15.802cm" svg:x2="6.853cm" svg:y2="14.5cm" draw:start-shape="id71" draw:start-glue-point="15" draw:end-shape="id85" draw:end-glue-point="10" svg:d="M5800 15802h1053v-1302" svg:viewBox="0 0 1054 1303">
            <text:p/>
          </draw:connector>
          <draw:frame draw:style-name="gr47" draw:text-style-name="P15" draw:layer="layout" svg:width="2.562cm" svg:height="1.229cm" svg:x="5.838cm" svg:y="15.173cm">
            <draw:text-box>
              <text:p><text:span text:style-name="T2">125 MHz</text:span></text:p>
            </draw:text-box>
          </draw:frame>
          <draw:frame draw:style-name="gr13" draw:text-style-name="P9" draw:layer="layout" svg:width="3.021cm" svg:height="0.674cm" svg:x="5.18cm" svg:y="13.827cm">
            <draw:text-box>
              <text:p><text:span text:style-name="T3">RFCLKL 1Gb</text:span></text:p>
            </draw:text-box>
          </draw:frame>
          <draw:custom-shape draw:style-name="gr48" draw:text-style-name="P7" xml:id="id75" draw:id="id75" draw:layer="layout" svg:width="1.6cm" svg:height="2cm" svg:x="3.6cm" svg:y="1.8cm">
            <draw:glue-point draw:id="4" svg:x="5cm" svg:y="-2.005cm"/>
            <text:p text:style-name="P1"><text:span text:style-name="T2">RT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3" xml:id="id70" draw:id="id70" draw:layer="layout" svg:width="2.2cm" svg:height="0.8cm" svg:x="0cm" svg:y="16.001cm">
            <draw:text-box>
              <text:p><text:span text:style-name="T2">100 MHz</text:span></text:p>
            </draw:text-box>
          </draw:frame>
          <draw:connector draw:style-name="gr16" draw:layer="layout" svg:x1="21.611cm" svg:y1="5.032cm" svg:x2="23.846cm" svg:y2="5.026cm" svg:d="M21611 5032h1118v-6h1117" svg:viewBox="0 0 2236 7">
            <text:p/>
          </draw:connector>
          <draw:frame draw:style-name="gr49" draw:text-style-name="P16" draw:layer="layout" svg:width="2.8cm" svg:height="0.894cm" svg:x="22cm" svg:y="3.5cm">
            <draw:text-box>
              <text:p text:style-name="P1"><text:span text:style-name="T2">RTM_ clk0</text:span></text:p>
            </draw:text-box>
          </draw:frame>
          <draw:connector draw:style-name="gr27" draw:text-style-name="P12" draw:layer="layout" svg:x1="5.2cm" svg:y1="2.399cm" svg:x2="8.408cm" svg:y2="2.398cm" draw:start-shape="id75" draw:start-glue-point="4" svg:d="M5200 2399h1855v-1h1353" svg:viewBox="0 0 3209 2">
            <text:p/>
          </draw:connector>
          <draw:frame draw:style-name="gr47" draw:text-style-name="P16" draw:layer="layout" svg:width="4.7cm" svg:height="1.229cm" svg:x="4.4cm" svg:y="2.2cm">
            <draw:text-box>
              <text:p text:style-name="P1"><text:span text:style-name="T2">RTM30_clk1</text:span></text:p>
              <text:p text:style-name="P1"><text:span text:style-name="T2"/></text:p>
            </draw:text-box>
          </draw:frame>
          <draw:connector draw:style-name="gr50" draw:layer="layout" svg:x1="18.5cm" svg:y1="7.137cm" svg:x2="21.1cm" svg:y2="7.161cm" draw:start-shape="id87" draw:start-glue-point="1" draw:end-shape="id88" draw:end-glue-point="3" svg:d="M18500 7137h1300v24h1300" svg:viewBox="0 0 2601 25">
            <text:p/>
          </draw:connector>
          <draw:frame draw:style-name="gr47" draw:text-style-name="P16" draw:layer="layout" svg:width="3.7cm" svg:height="1.229cm" svg:x="4.9cm" svg:y="1.8cm">
            <draw:text-box>
              <text:p text:style-name="P1"><text:span text:style-name="T2">RTM30 clk0</text:span></text:p>
              <text:p text:style-name="P1"><text:span text:style-name="T2"/></text:p>
            </draw:text-box>
          </draw:frame>
          <draw:frame draw:style-name="gr51" draw:text-style-name="P9" xml:id="id84" draw:id="id84" draw:layer="layout" svg:width="2.14cm" svg:height="0.674cm" svg:x="4.874cm" svg:y="11.864cm">
            <draw:text-box>
              <text:p><text:span text:style-name="T3">PLL_out</text:span></text:p>
            </draw:text-box>
          </draw:frame>
          <draw:frame draw:style-name="gr52" draw:text-style-name="P9" xml:id="id89" draw:id="id89" draw:layer="layout" svg:width="2.14cm" svg:height="0.736cm" svg:x="4.874cm" svg:y="11.264cm">
            <draw:text-box>
              <text:p><text:span text:style-name="T3">Trig_out</text:span></text:p>
            </draw:text-box>
          </draw:frame>
          <draw:frame draw:style-name="gr51" draw:text-style-name="P9" xml:id="id90" draw:id="id90" draw:layer="layout" svg:width="2.14cm" svg:height="0.674cm" svg:x="4.874cm" svg:y="10.764cm">
            <draw:text-box>
              <text:p><text:span text:style-name="T3">Trig_in</text:span></text:p>
            </draw:text-box>
          </draw:frame>
          <draw:connector draw:style-name="gr53" draw:layer="layout" draw:line-skew="0.762cm" svg:x1="4.874cm" svg:y1="11.632cm" svg:x2="1.6cm" svg:y2="11.201cm" draw:start-shape="id89" draw:start-glue-point="3" draw:end-shape="id79" draw:end-glue-point="8" svg:d="M4874 11632h-874v-431h-2400" svg:viewBox="0 0 3275 432">
            <text:p/>
          </draw:connector>
          <draw:connector draw:style-name="gr54" draw:layer="layout" draw:line-skew="0.762cm" svg:x1="1.6cm" svg:y1="10.602cm" svg:x2="4.874cm" svg:y2="11.101cm" draw:start-shape="id79" draw:start-glue-point="4" draw:end-shape="id90" svg:d="M1600 10602h2400v499h874" svg:viewBox="0 0 3275 500">
            <text:p/>
          </draw:connector>
          <draw:frame draw:style-name="gr55" draw:text-style-name="P3" draw:layer="layout" svg:width="2.885cm" svg:height="1.229cm" svg:x="1.716cm" svg:y="10.601cm">
            <draw:text-box>
              <text:p><text:span text:style-name="T2"><text:s text:c="2"/></text:span><text:span text:style-name="T2">Triga_1</text:span></text:p>
              <text:p><text:span text:style-name="T2"/></text:p>
            </draw:text-box>
          </draw:frame>
          <draw:frame draw:style-name="gr31" draw:text-style-name="P3" draw:layer="layout" svg:width="2.885cm" svg:height="0.758cm" svg:x="1.716cm" svg:y="10.001cm">
            <draw:text-box>
              <text:p><text:span text:style-name="T2"><text:s text:c="2"/></text:span><text:span text:style-name="T2">Triga_0</text:span></text:p>
            </draw:text-box>
          </draw:frame>
          <draw:frame draw:style-name="gr56" draw:text-style-name="P4" draw:layer="layout" svg:width="2.784cm" svg:height="0.675cm" svg:x="2.8cm" svg:y="7.9cm">
            <draw:text-box>
              <text:p><text:span text:style-name="T3">GBT_CLK0</text:span></text:p>
            </draw:text-box>
          </draw:frame>
          <draw:frame draw:style-name="gr35" draw:text-style-name="P9" xml:id="id91" draw:id="id91" draw:layer="layout" svg:width="1.438cm" svg:height="0.791cm" svg:x="5.9cm" svg:y="9.4cm">
            <draw:text-box>
              <text:p><text:span text:style-name="T3">CLK</text:span></text:p>
            </draw:text-box>
          </draw:frame>
          <draw:connector draw:style-name="gr57" draw:layer="layout" svg:x1="4.5cm" svg:y1="7.3cm" svg:x2="6.619cm" svg:y2="9.4cm" draw:start-shape="id74" draw:start-glue-point="8" draw:end-shape="id91" draw:end-glue-point="0" svg:d="M4500 7300h2119v2100" svg:viewBox="0 0 2120 2101">
            <text:p/>
          </draw:connector>
          <draw:frame draw:style-name="gr2" draw:text-style-name="P4" draw:layer="layout" svg:width="2.4cm" svg:height="0.674cm" svg:x="6cm" svg:y="6.734cm">
            <draw:text-box>
              <text:p><text:span text:style-name="T3">CLK0_M2C</text:span></text:p>
            </draw:text-box>
          </draw:frame>
          <draw:frame draw:style-name="gr58" draw:text-style-name="P4" draw:layer="layout" svg:width="3.2cm" svg:height="0.702cm" svg:x="6.1cm" svg:y="4.498cm">
            <draw:text-box>
              <text:p><text:span text:style-name="T3">CLK3_bidir</text:span></text:p>
            </draw:text-box>
          </draw:frame>
          <draw:frame draw:style-name="gr59" draw:text-style-name="P9" draw:layer="layout" svg:width="1.556cm" svg:height="0.791cm" svg:x="6.7cm" svg:y="9.418cm">
            <draw:text-box>
              <text:p><text:span text:style-name="T3">GPIO</text:span></text:p>
            </draw:text-box>
          </draw:frame>
          <draw:connector draw:style-name="gr53" draw:layer="layout" draw:line-skew="-0.5cm" svg:x1="15.5cm" svg:y1="6.399cm" svg:x2="4.5cm" svg:y2="5.502cm" draw:start-shape="id68" draw:start-glue-point="13" draw:end-shape="id74" draw:end-glue-point="9" svg:d="M15500 6399h-6000v-897h-5000" svg:viewBox="0 0 11001 898">
            <text:p/>
          </draw:connector>
          <draw:frame draw:style-name="gr2" draw:text-style-name="P4" draw:layer="layout" svg:width="3.3cm" svg:height="0.674cm" svg:x="6.1cm" svg:y="5.067cm">
            <draw:text-box>
              <text:p><text:span text:style-name="T3">CLK2_bidir</text:span></text:p>
            </draw:text-box>
          </draw:frame>
          <draw:frame draw:style-name="gr13" draw:text-style-name="P9" draw:layer="layout" svg:width="3.021cm" svg:height="0.674cm" svg:x="12.463cm" svg:y="7.348cm">
            <draw:text-box>
              <text:p><text:span text:style-name="T3">LMK_CLK_12 </text:span></text:p>
            </draw:text-box>
          </draw:frame>
          <draw:frame draw:style-name="gr13" draw:text-style-name="P9" draw:layer="layout" svg:width="3.021cm" svg:height="0.674cm" svg:x="12.4cm" svg:y="5.926cm">
            <draw:text-box>
              <text:p><text:span text:style-name="T3">LMK_sysref_7 </text:span></text:p>
            </draw:text-box>
          </draw:frame>
          <draw:frame draw:style-name="gr13" draw:text-style-name="P9" draw:layer="layout" svg:width="3.021cm" svg:height="0.674cm" svg:x="12.379cm" svg:y="5.502cm">
            <draw:text-box>
              <text:p><text:span text:style-name="T3">LMK_CLK_6 </text:span></text:p>
            </draw:text-box>
          </draw:frame>
          <draw:connector draw:style-name="gr57" draw:layer="layout" svg:x1="4.5cm" svg:y1="6.001cm" svg:x2="8.786cm" svg:y2="9.419cm" draw:start-shape="id74" draw:start-glue-point="1" draw:end-shape="id92" draw:end-glue-point="0" svg:d="M4500 6001h4286v3418" svg:viewBox="0 0 4287 3419">
            <text:p/>
          </draw:connector>
          <draw:frame draw:style-name="gr2" draw:text-style-name="P4" draw:layer="layout" svg:width="3.3cm" svg:height="0.674cm" svg:x="6.1cm" svg:y="5.502cm">
            <draw:text-box>
              <text:p><text:span text:style-name="T3">CLK1_M2C</text:span></text:p>
            </draw:text-box>
          </draw:frame>
          <draw:frame draw:style-name="gr13" draw:text-style-name="P9" draw:layer="layout" svg:width="3.021cm" svg:height="0.674cm" svg:x="12.4cm" svg:y="4.526cm">
            <draw:text-box>
              <text:p><text:span text:style-name="T3">LMK_CLK_8 </text:span></text:p>
            </draw:text-box>
          </draw:frame>
          <draw:frame draw:style-name="gr2" draw:text-style-name="P4" draw:layer="layout" svg:width="3.3cm" svg:height="0.674cm" svg:x="6.1cm" svg:y="3.935cm">
            <draw:text-box>
              <text:p><text:span text:style-name="T3">FMC_LA_CLK</text:span></text:p>
            </draw:text-box>
          </draw:frame>
          <draw:frame draw:style-name="gr2" draw:text-style-name="P4" draw:layer="layout" svg:width="3.3cm" svg:height="0.674cm" svg:x="22.1cm" svg:y="5.032cm">
            <draw:text-box>
              <text:p><text:span text:style-name="T3">FMC_LA_CLK</text:span></text:p>
            </draw:text-box>
          </draw:frame>
          <draw:frame draw:style-name="gr60" draw:text-style-name="P9" xml:id="id92" draw:id="id92" draw:layer="layout" svg:width="1.772cm" svg:height="0.791cm" svg:x="7.9cm" svg:y="9.419cm">
            <draw:text-box>
              <text:p><text:span text:style-name="T3">GPIO</text:span></text:p>
            </draw:text-box>
          </draw:frame>
          <draw:connector draw:style-name="gr57" draw:layer="layout" svg:x1="15.5cm" svg:y1="3.947cm" svg:x2="12.854cm" svg:y2="3.969cm" draw:start-shape="id68" draw:start-glue-point="6" svg:d="M15500 3947h-1573v22h-1073" svg:viewBox="0 0 2647 23">
            <text:p/>
          </draw:connector>
          <draw:frame draw:style-name="gr13" draw:text-style-name="P9" draw:layer="layout" svg:width="3.021cm" svg:height="0.674cm" svg:x="12.579cm" svg:y="3.326cm">
            <draw:text-box>
              <text:p><text:span text:style-name="T3">LMK_CLK_4 </text:span></text:p>
            </draw:text-box>
          </draw:frame>
          <draw:frame draw:style-name="gr56" draw:text-style-name="P4" draw:layer="layout" svg:width="2.784cm" svg:height="0.675cm" svg:x="2.8cm" svg:y="8.401cm">
            <draw:text-box>
              <text:p><text:span text:style-name="T3">GBT_CLK1</text:span></text:p>
            </draw:text-box>
          </draw:frame>
          <draw:frame draw:style-name="gr62" draw:text-style-name="P9" xml:id="id93" draw:id="id93" draw:layer="layout" svg:width="1.924cm" svg:height="0.791cm" svg:x="10.9cm" svg:y="13.718cm">
            <draw:text-box>
              <text:p><text:span text:style-name="T3">CLKUSR</text:span></text:p>
            </draw:text-box>
          </draw:frame>
          <draw:connector draw:style-name="gr27" draw:text-style-name="P12" draw:layer="layout" svg:x1="5.8cm" svg:y1="17.201cm" svg:x2="11.862cm" svg:y2="14.509cm" draw:start-shape="id71" draw:start-glue-point="13" draw:end-shape="id93" draw:end-glue-point="2" svg:d="M5800 17201h6062v-2692" svg:viewBox="0 0 6063 2693">
            <text:p/>
          </draw:connector>
          <draw:frame draw:style-name="gr45" draw:text-style-name="P15" draw:layer="layout" svg:width="1.963cm" svg:height="0.759cm" svg:x="5.939cm" svg:y="17.202cm">
            <draw:text-box>
              <text:p><text:span text:style-name="T2">50 MHz</text:span></text:p>
            </draw:text-box>
          </draw:frame>
          <draw:g>
            <draw:line draw:style-name="gr63" draw:text-style-name="P12" draw:layer="layout" svg:x1="12.2cm" svg:y1="5.502cm" svg:x2="12.2cm" svg:y2="6.6cm">
              <text:p/>
            </draw:line>
            <draw:line draw:style-name="gr63" draw:text-style-name="P12" draw:layer="layout" svg:x1="12.2cm" svg:y1="5.502cm" svg:x2="13.4cm" svg:y2="5.502cm">
              <text:p/>
            </draw:line>
            <draw:line draw:style-name="gr63" draw:text-style-name="P12" draw:layer="layout" svg:x1="12.2cm" svg:y1="6.6cm" svg:x2="13.4cm" svg:y2="6.6cm">
              <text:p/>
            </draw:line>
            <draw:frame draw:style-name="gr64" draw:text-style-name="P22" draw:layer="layout" svg:width="2.297cm" svg:height="0.722cm" svg:x="10.103cm" svg:y="5.352cm">
              <draw:text-box>
                <text:p><text:span text:style-name="T5">JESD204</text:span></text:p>
              </draw:text-box>
            </draw:frame>
          </draw:g>
          <draw:connector draw:style-name="gr11" draw:layer="layout" svg:x1="15.5cm" svg:y1="7.347cm" svg:x2="10.5cm" svg:y2="9.417cm" draw:start-shape="id68" draw:start-glue-point="14" draw:end-shape="id82" draw:end-glue-point="4" svg:d="M15500 7347h-5000v2070" svg:viewBox="0 0 5001 2071">
            <text:p/>
          </draw:connector>
          <draw:frame draw:style-name="gr65" draw:text-style-name="P9" draw:layer="layout" svg:width="3.042cm" svg:height="0.674cm" svg:x="12.501cm" svg:y="6.826cm">
            <draw:text-box>
              <text:p><text:span text:style-name="T3">LMK_sysref_13 </text:span></text:p>
            </draw:text-box>
          </draw:frame>
          <draw:g>
            <draw:line draw:style-name="gr63" draw:text-style-name="P12" draw:layer="layout" svg:x1="12.213cm" svg:y1="6.915cm" svg:x2="12.213cm" svg:y2="8.013cm">
              <text:p/>
            </draw:line>
            <draw:line draw:style-name="gr63" draw:text-style-name="P12" draw:layer="layout" svg:x1="12.213cm" svg:y1="6.915cm" svg:x2="13.413cm" svg:y2="6.915cm">
              <text:p/>
            </draw:line>
            <draw:line draw:style-name="gr63" draw:text-style-name="P12" draw:layer="layout" svg:x1="12.213cm" svg:y1="8.013cm" svg:x2="13.413cm" svg:y2="8.013cm">
              <text:p/>
            </draw:line>
            <draw:frame draw:style-name="gr64" draw:text-style-name="P22" draw:layer="layout" svg:width="2.297cm" svg:height="0.722cm" svg:x="10.116cm" svg:y="6.765cm">
              <draw:text-box>
                <text:p><text:span text:style-name="T5">JESD204</text:span></text:p>
              </draw:text-box>
            </draw:frame>
          </draw:g>
          <draw:custom-shape draw:style-name="gr67" draw:text-style-name="P25" draw:layer="layout" svg:width="20.8cm" svg:height="4cm" svg:x="0.2cm" svg:y="15.05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7.2cm" svg:height="4.583cm" svg:x="13.6cm" svg:y="9.417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4.3cm" svg:height="2.2cm" svg:x="0cm" svg:y="13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4.3cm" svg:height="2.4cm" svg:x="0cm" svg:y="9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6" draw:layer="layout" svg:width="18.897cm" svg:height="11.771cm" svg:x="0.575cm" svg:y="2.385cm" draw:page-number="3" presentation:class="page"/>
          <draw:frame presentation:style-name="pr2" draw:text-style-name="P23" draw:layer="layout" svg:width="16.038cm" svg:height="14.126cm" svg:x="2.004cm" svg:y="14.91cm" presentation:class="notes" presentation:placeholder="true">
            <draw:text-box/>
          </draw:frame>
        </presentation:notes>
      </draw:page>
      <draw:page draw:name="page4" draw:style-name="dp1" draw:master-page-name="Standard_20_Content" presentation:presentation-page-layout-name="AL1T1" presentation:use-footer-name="ftr1" presentation:use-date-time-name="dtd1">
        <office:forms form:automatic-focus="false" form:apply-design-mode="false"/>
        <draw:custom-shape draw:style-name="gr74" draw:text-style-name="P26" draw:layer="layout" svg:width="7cm" svg:height="8.4cm" svg:x="18.2cm" svg:y="9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15.15cm" svg:height="2.155cm" svg:x="10.05cm" svg:y="0.251cm" presentation:class="title" presentation:user-transformed="true">
          <draw:text-box>
            <text:p><text:span text:style-name="T7">SPI IDROGEN-V2</text:span></text:p>
          </draw:text-box>
        </draw:frame>
        <draw:custom-shape draw:style-name="gr75" draw:text-style-name="P1" xml:id="id94" draw:id="id94" draw:layer="layout" svg:width="4.1cm" svg:height="9.6cm" svg:x="0.6cm" svg:y="3.8cm">
          <draw:glue-point draw:id="4" svg:x="5cm" svg:y="-4cm"/>
          <draw:glue-point draw:id="5" svg:x="5cm" svg:y="-3cm"/>
          <draw:glue-point draw:id="6" svg:x="5cm" svg:y="-2cm"/>
          <draw:glue-point draw:id="7" svg:x="5cm" svg:y="-1cm"/>
          <draw:glue-point draw:id="8" svg:x="5cm" svg:y="1cm"/>
          <draw:glue-point draw:id="9" svg:x="5cm" svg:y="2cm"/>
          <draw:glue-point draw:id="10" svg:x="5cm" svg:y="3cm"/>
          <draw:glue-point draw:id="11" svg:x="5cm" svg:y="4cm"/>
          <draw:glue-point draw:id="12" svg:x="5cm" svg:y="2.692cm"/>
          <draw:glue-point draw:id="13" svg:x="5cm" svg:y="3.461cm"/>
          <draw:glue-point draw:id="14" svg:x="5cm" svg:y="4.23cm"/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xml:id="id97" draw:id="id97" draw:layer="layout" svg:width="4.4cm" svg:height="4.4cm" svg:x="10.6cm" svg:y="6.4cm">
          <draw:glue-point draw:id="4" svg:x="-5cm" svg:y="-1.315cm"/>
          <draw:glue-point draw:id="5" svg:x="-5cm" svg:y="1.315cm"/>
          <draw:glue-point draw:id="6" svg:x="-5cm" svg:y="2.894cm"/>
          <draw:glue-point draw:id="7" svg:x="-5cm" svg:y="-2.272cm"/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xml:id="id99" draw:id="id99" draw:layer="layout" svg:width="4.598cm" svg:height="5.165cm" svg:x="10.602cm" svg:y="12.4cm">
          <draw:glue-point draw:id="4" svg:x="-5cm" svg:y="-3.421cm"/>
          <draw:glue-point draw:id="5" svg:x="-5cm" svg:y="-1.842cm"/>
          <draw:glue-point draw:id="6" svg:x="-5cm" svg:y="1.315cm"/>
          <draw:glue-point draw:id="7" svg:x="-5cm" svg:y="2.894cm"/>
          <draw:glue-point draw:id="8" svg:x="5cm" svg:y="1.315cm"/>
          <draw:glue-point draw:id="9" svg:x="5cm" svg:y="2.894cm"/>
          <draw:glue-point draw:id="10" svg:x="5cm" svg:y="-1.842cm"/>
          <draw:glue-point draw:id="11" svg:x="-5cm" svg:y="4.148cm"/>
          <draw:glue-point draw:id="12" svg:x="5cm" svg:y="-3.45cm"/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102" draw:id="id102" draw:layer="layout" svg:width="4cm" svg:height="4.2cm" svg:x="20.6cm" svg:y="11.4cm">
          <draw:glue-point draw:id="4" svg:x="-5cm" svg:y="1.315cm"/>
          <draw:glue-point draw:id="5" svg:x="-5cm" svg:y="2.894cm"/>
          <draw:glue-point draw:id="6" svg:x="-5cm" svg:y="-0.714cm"/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98" draw:id="id98" draw:layer="layout" svg:width="1.2cm" svg:height="5.2cm" svg:x="7.8cm" svg:y="12.4cm">
          <draw:glue-point draw:id="4" svg:x="5cm" svg:y="1.25cm"/>
          <draw:glue-point draw:id="5" svg:x="5cm" svg:y="2.916cm"/>
          <draw:glue-point draw:id="6" svg:x="5cm" svg:y="4.166cm"/>
          <draw:glue-point draw:id="7" svg:x="5cm" svg:y="-1.666cm"/>
          <draw:glue-point draw:id="8" svg:x="5cm" svg:y="-3.333cm"/>
          <draw:glue-point draw:id="9" svg:x="-5cm" svg:y="-3.333cm"/>
          <draw:glue-point draw:id="10" svg:x="-5cm" svg:y="-1.666cm"/>
          <draw:glue-point draw:id="11" svg:x="-5cm" svg:y="1.25cm"/>
          <draw:glue-point draw:id="12" svg:x="-5cm" svg:y="2.916cm"/>
          <draw:glue-point draw:id="13" svg:x="-5cm" svg:y="4.166cm"/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xml:id="id100" draw:id="id100" draw:layer="layout" svg:width="1cm" svg:height="3.2cm" svg:x="16.2cm" svg:y="12.4cm">
          <draw:glue-point draw:id="4" svg:x="-5cm" svg:y="-2.5cm"/>
          <draw:glue-point draw:id="5" svg:x="5cm" svg:y="-2.5cm"/>
          <draw:glue-point draw:id="6" svg:x="5cm" svg:y="2.5cm"/>
          <draw:glue-point draw:id="7" svg:x="-5cm" svg:y="2.5cm"/>
          <text:p text:style-name="P1"/>
          <draw:enhanced-geometry svg:viewBox="0 0 21600 21600" draw:type="rectangle" draw:enhanced-path="M 0 0 L 21600 0 21600 21600 0 21600 0 0 Z N"/>
        </draw:custom-shape>
        <draw:custom-shape draw:style-name="gr81" draw:text-style-name="P1" xml:id="id95" draw:id="id95" draw:layer="layout" svg:width="1.8cm" svg:height="0.6cm" svg:x="5.5cm" svg:y="1.6cm">
          <draw:glue-point draw:id="4" svg:x="-3.333cm" svg:y="5cm"/>
          <draw:glue-point draw:id="5" svg:x="-1.111cm" svg:y="5cm"/>
          <draw:glue-point draw:id="6" svg:x="1.111cm" svg:y="5cm"/>
          <draw:glue-point draw:id="7" svg:x="3.333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8" draw:layer="layout" svg:width="2.881cm" svg:height="0.879cm" svg:x="0.7cm" svg:y="3.8cm">
          <draw:text-box>
            <text:p>ATMEGA</text:p>
          </draw:text-box>
        </draw:frame>
        <draw:frame draw:style-name="gr83" draw:text-style-name="P28" draw:layer="layout" svg:width="3.228cm" svg:height="0.879cm" svg:x="11.1cm" svg:y="6.4cm">
          <draw:text-box>
            <text:p>LMK04828</text:p>
          </draw:text-box>
        </draw:frame>
        <draw:frame draw:style-name="gr84" draw:text-style-name="P28" draw:layer="layout" svg:width="1.505cm" svg:height="0.879cm" svg:x="13.295cm" svg:y="16.4cm">
          <draw:text-box>
            <text:p>A10</text:p>
          </draw:text-box>
        </draw:frame>
        <draw:frame draw:style-name="gr85" draw:text-style-name="P28" draw:layer="layout" svg:width="2.945cm" svg:height="0.879cm" svg:x="21.2cm" svg:y="11.4cm">
          <draw:text-box>
            <text:p>ADC9680</text:p>
          </draw:text-box>
        </draw:frame>
        <draw:connector draw:style-name="gr86" draw:layer="layout" svg:x1="4.7cm" svg:y1="5.72cm" svg:x2="6.201cm" svg:y2="2.2cm" draw:start-shape="id94" draw:start-glue-point="5" draw:end-shape="id95" draw:end-glue-point="5" svg:d="M4700 5720h1501v-3520" svg:viewBox="0 0 1502 3521">
          <text:p/>
        </draw:connector>
        <draw:connector draw:style-name="gr87" draw:layer="layout" svg:x1="4.7cm" svg:y1="6.68cm" svg:x2="6.599cm" svg:y2="2.2cm" draw:start-shape="id94" draw:start-glue-point="6" draw:end-shape="id95" draw:end-glue-point="6" svg:d="M4700 6680h1899v-4480" svg:viewBox="0 0 1900 4481">
          <text:p/>
        </draw:connector>
        <draw:custom-shape draw:style-name="gr88" draw:text-style-name="P1" xml:id="id96" draw:id="id96" draw:layer="layout" svg:width="0.6cm" svg:height="0.402cm" draw:transform="rotate (-1.54932877699537) translate (8.685cm 7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9" draw:layer="layout" draw:line-skew="0.505cm" svg:x1="4.7cm" svg:y1="7.64cm" svg:x2="8.288cm" svg:y2="7.608cm" draw:start-shape="id94" draw:start-glue-point="7" draw:end-shape="id96" draw:end-glue-point="7" svg:d="M4700 7640h2296v-32h1292" svg:viewBox="0 0 3589 33">
          <text:p/>
        </draw:connector>
        <draw:connector draw:style-name="gr87" draw:layer="layout" svg:x1="8.691cm" svg:y1="7.6cm" svg:x2="10.6cm" svg:y2="7.601cm" draw:start-shape="id96" draw:start-glue-point="4" draw:end-shape="id97" draw:end-glue-point="7" svg:d="M8691 7600h955v1h954" svg:viewBox="0 0 1910 2">
          <text:p/>
        </draw:connector>
        <draw:connector draw:style-name="gr86" draw:layer="layout" svg:x1="4.7cm" svg:y1="4.76cm" svg:x2="5.801cm" svg:y2="2.2cm" draw:start-shape="id94" draw:start-glue-point="4" draw:end-shape="id95" draw:end-glue-point="4" svg:d="M4700 4760h1101v-2560" svg:viewBox="0 0 1102 2561">
          <text:p/>
        </draw:connector>
        <draw:connector draw:style-name="gr89" draw:layer="layout" svg:x1="4.7cm" svg:y1="7.64cm" svg:x2="6.999cm" svg:y2="2.2cm" draw:start-shape="id94" draw:start-glue-point="7" draw:end-shape="id95" draw:end-glue-point="7" svg:d="M4700 7640h2299v-5440" svg:viewBox="0 0 2300 5441">
          <text:p/>
        </draw:connector>
        <draw:connector draw:style-name="gr87" draw:layer="layout" svg:x1="4.7cm" svg:y1="8.6cm" svg:x2="10.6cm" svg:y2="8.6cm" draw:start-shape="id94" draw:start-glue-point="1" draw:end-shape="id97" draw:end-glue-point="3" svg:d="M4700 8600h5900" svg:viewBox="0 0 5901 1">
          <text:p/>
        </draw:connector>
        <draw:connector draw:style-name="gr86" draw:layer="layout" draw:line-skew="-1.65cm" svg:x1="4.7cm" svg:y1="9.56cm" svg:x2="10.6cm" svg:y2="9.178cm" draw:start-shape="id94" draw:start-glue-point="8" draw:end-shape="id97" draw:end-glue-point="5" svg:d="M4700 9560h1300v-382h4600" svg:viewBox="0 0 5901 383">
          <text:p/>
        </draw:connector>
        <draw:connector draw:style-name="gr87" draw:layer="layout" draw:line-skew="-1.05cm" svg:x1="4.7cm" svg:y1="10.52cm" svg:x2="10.6cm" svg:y2="9.873cm" draw:start-shape="id94" draw:start-glue-point="9" draw:end-shape="id97" draw:end-glue-point="6" svg:d="M4700 10520h1900v-647h4000" svg:viewBox="0 0 5901 648">
          <text:p/>
        </draw:connector>
        <draw:connector draw:style-name="gr87" draw:layer="layout" draw:line-skew="-0.45cm" svg:x1="4.7cm" svg:y1="12.66cm" svg:x2="7.8cm" svg:y2="16.516cm" draw:start-shape="id94" draw:start-glue-point="14" draw:end-shape="id98" draw:end-glue-point="12" svg:d="M4700 12660h1100v3856h2000" svg:viewBox="0 0 3101 3857">
          <text:p/>
        </draw:connector>
        <draw:connector draw:style-name="gr90" draw:layer="layout" svg:x1="4.757cm" svg:y1="9.555cm" svg:x2="7.8cm" svg:y2="15.65cm" draw:end-shape="id98" draw:end-glue-point="11" svg:d="M4757 9555h1271v6095h1772" svg:viewBox="0 0 3044 6096">
          <text:p/>
        </draw:connector>
        <draw:connector draw:style-name="gr91" draw:layer="layout" svg:x1="4.7cm" svg:y1="11.184cm" svg:x2="7.8cm" svg:y2="15cm" draw:start-shape="id94" draw:start-glue-point="12" draw:end-shape="id98" draw:end-glue-point="3" svg:d="M4700 11184h1550v3816h1550" svg:viewBox="0 0 3101 3817">
          <text:p/>
        </draw:connector>
        <draw:connector draw:style-name="gr87" draw:layer="layout" draw:line-skew="0.75cm" svg:x1="4.7cm" svg:y1="7.64cm" svg:x2="7.8cm" svg:y2="13.267cm" draw:start-shape="id94" draw:start-glue-point="7" draw:end-shape="id98" draw:end-glue-point="9" svg:d="M4700 7640h2300v5627h800" svg:viewBox="0 0 3101 5628">
          <text:p/>
        </draw:connector>
        <draw:connector draw:style-name="gr87" draw:layer="layout" draw:line-skew="0.35cm" svg:x1="4.7cm" svg:y1="10.52cm" svg:x2="7.8cm" svg:y2="14.134cm" draw:start-shape="id94" draw:start-glue-point="9" draw:end-shape="id98" draw:end-glue-point="10" svg:d="M4700 10520h1900v3614h1200" svg:viewBox="0 0 3101 3615">
          <text:p/>
        </draw:connector>
        <draw:frame draw:style-name="gr92" draw:text-style-name="P29" draw:layer="layout" svg:width="3.017cm" svg:height="0.762cm" svg:x="1.8cm" svg:y="7.2cm">
          <draw:text-box>
            <text:p><text:span text:style-name="T8">spi_clk_com</text:span></text:p>
          </draw:text-box>
          <draw:glue-point draw:id="4" svg:x="4.613cm" svg:y="-4.993cm"/>
        </draw:frame>
        <draw:frame draw:style-name="gr93" draw:text-style-name="P29" draw:layer="layout" svg:width="3.042cm" svg:height="0.762cm" svg:x="1.8cm" svg:y="10.101cm">
          <draw:text-box>
            <text:p><text:span text:style-name="T8">spi_mosi_uc</text:span></text:p>
          </draw:text-box>
        </draw:frame>
        <draw:frame draw:style-name="gr94" draw:text-style-name="P29" draw:layer="layout" svg:width="2.763cm" svg:height="0.762cm" svg:x="2.1cm" svg:y="8.2cm">
          <draw:text-box>
            <text:p><text:span text:style-name="T8">spi_ss_lmk</text:span></text:p>
          </draw:text-box>
        </draw:frame>
        <draw:frame draw:style-name="gr95" draw:text-style-name="P29" draw:layer="layout" svg:width="2.636cm" svg:height="0.762cm" svg:x="10.4cm" svg:y="7.239cm">
          <draw:text-box>
            <text:p><text:span text:style-name="T8">spi_clk_uc</text:span></text:p>
          </draw:text-box>
        </draw:frame>
        <draw:frame draw:style-name="gr96" draw:text-style-name="P29" draw:layer="layout" svg:width="2.305cm" svg:height="0.762cm" svg:x="2.401cm" svg:y="9.103cm">
          <draw:text-box>
            <text:p><text:span text:style-name="T8">spi_miso</text:span></text:p>
          </draw:text-box>
        </draw:frame>
        <draw:frame draw:style-name="gr97" draw:text-style-name="P29" draw:layer="layout" svg:width="2.788cm" svg:height="0.762cm" svg:x="2.112cm" svg:y="10.839cm">
          <draw:text-box>
            <text:p><text:span text:style-name="T8">spi_ss_adc</text:span></text:p>
          </draw:text-box>
        </draw:frame>
        <draw:frame draw:style-name="gr98" draw:text-style-name="P29" draw:layer="layout" svg:width="2.813cm" svg:height="0.762cm" svg:x="1.987cm" svg:y="12.2cm">
          <draw:text-box>
            <text:p><text:span text:style-name="T8">spi_ss_a10</text:span></text:p>
          </draw:text-box>
        </draw:frame>
        <draw:connector draw:style-name="gr89" draw:layer="layout" svg:x1="9cm" svg:y1="13.267cm" svg:x2="10.602cm" svg:y2="13.216cm" draw:start-shape="id98" draw:start-glue-point="8" draw:end-shape="id99" draw:end-glue-point="4" svg:d="M9000 13267h801v-51h801" svg:viewBox="0 0 1603 52">
          <text:p/>
        </draw:connector>
        <draw:connector draw:style-name="gr89" draw:layer="layout" svg:x1="9cm" svg:y1="14.134cm" svg:x2="10.602cm" svg:y2="14.031cm" draw:start-shape="id98" draw:start-glue-point="7" draw:end-shape="id99" draw:end-glue-point="5" svg:d="M9000 14134h801v-103h801" svg:viewBox="0 0 1603 104">
          <text:p/>
        </draw:connector>
        <draw:connector draw:style-name="gr89" draw:layer="layout" svg:x1="9cm" svg:y1="15cm" svg:x2="10.602cm" svg:y2="14.982cm" draw:start-shape="id98" draw:end-shape="id99" draw:end-glue-point="3" svg:d="M9000 15000h801v-18h801" svg:viewBox="0 0 1603 19">
          <text:p/>
        </draw:connector>
        <draw:connector draw:style-name="gr89" draw:layer="layout" svg:x1="9cm" svg:y1="16.516cm" svg:x2="10.602cm" svg:y2="16.476cm" draw:start-shape="id98" draw:start-glue-point="5" draw:end-shape="id99" draw:end-glue-point="7" svg:d="M9000 16516h801v-40h801" svg:viewBox="0 0 1603 41">
          <text:p/>
        </draw:connector>
        <draw:connector draw:style-name="gr89" draw:layer="layout" svg:x1="9cm" svg:y1="17.166cm" svg:x2="10.602cm" svg:y2="17.124cm" draw:start-shape="id98" draw:start-glue-point="6" draw:end-shape="id99" draw:end-glue-point="11" svg:d="M9000 17166h801v-42h801" svg:viewBox="0 0 1603 43">
          <text:p/>
        </draw:connector>
        <draw:frame draw:style-name="gr99" draw:text-style-name="P29" draw:layer="layout" svg:width="2.432cm" svg:height="0.762cm" svg:x="10.4cm" svg:y="12.8cm">
          <draw:text-box>
            <text:p><text:span text:style-name="T8">a10_clk_l</text:span></text:p>
          </draw:text-box>
        </draw:frame>
        <draw:frame draw:style-name="gr100" draw:text-style-name="P29" draw:layer="layout" svg:width="2.839cm" svg:height="0.762cm" svg:x="10.4cm" svg:y="13.661cm">
          <draw:text-box>
            <text:p><text:span text:style-name="T8">a10_mosi_l</text:span></text:p>
          </draw:text-box>
        </draw:frame>
        <draw:frame draw:style-name="gr101" draw:text-style-name="P29" draw:layer="layout" svg:width="3.271cm" svg:height="0.762cm" svg:x="10.4cm" svg:y="8.741cm">
          <draw:text-box>
            <text:p><text:span text:style-name="T8">spi_miso_lmk</text:span></text:p>
          </draw:text-box>
        </draw:frame>
        <draw:frame draw:style-name="gr94" draw:text-style-name="P29" draw:layer="layout" svg:width="2.763cm" svg:height="0.762cm" svg:x="10.4cm" svg:y="8.142cm">
          <draw:text-box>
            <text:p><text:span text:style-name="T8">spi_ss_lmk</text:span></text:p>
          </draw:text-box>
        </draw:frame>
        <draw:frame draw:style-name="gr101" draw:text-style-name="P29" draw:layer="layout" svg:width="3.271cm" svg:height="0.762cm" svg:x="10.401cm" svg:y="9.442cm">
          <draw:text-box>
            <text:p><text:span text:style-name="T8">spi_mosi_lmk</text:span></text:p>
          </draw:text-box>
        </draw:frame>
        <draw:frame draw:style-name="gr100" draw:text-style-name="P29" draw:layer="layout" svg:width="2.839cm" svg:height="0.762cm" svg:x="10.402cm" svg:y="15.239cm">
          <draw:text-box>
            <text:p><text:span text:style-name="T8">a10_miso_l</text:span></text:p>
          </draw:text-box>
        </draw:frame>
        <draw:frame draw:style-name="gr102" draw:text-style-name="P29" draw:layer="layout" svg:width="2.331cm" svg:height="0.762cm" svg:x="10.469cm" svg:y="16.039cm">
          <draw:text-box>
            <text:p><text:span text:style-name="T8">a10_ss_l</text:span></text:p>
          </draw:text-box>
        </draw:frame>
        <draw:frame draw:style-name="gr97" draw:text-style-name="P29" draw:layer="layout" svg:width="2.788cm" svg:height="0.762cm" svg:x="10.402cm" svg:y="14.6cm">
          <draw:text-box>
            <text:p><text:span text:style-name="T8">spi_ss_adc</text:span></text:p>
          </draw:text-box>
        </draw:frame>
        <draw:custom-shape draw:style-name="gr80" draw:text-style-name="P1" xml:id="id101" draw:id="id101" draw:layer="layout" svg:width="1cm" svg:height="3.2cm" svg:x="18.7cm" svg:y="12.4cm">
          <draw:glue-point draw:id="4" svg:x="-5cm" svg:y="-2.5cm"/>
          <draw:glue-point draw:id="5" svg:x="5cm" svg:y="-2.5cm"/>
          <draw:glue-point draw:id="6" svg:x="-5cm" svg:y="2.5cm"/>
          <draw:glue-point draw:id="7" svg:x="5cm" svg:y="2.5cm"/>
          <text:p/>
          <draw:enhanced-geometry svg:viewBox="0 0 21600 21600" draw:type="rectangle" draw:enhanced-path="M 0 0 L 21600 0 21600 21600 0 21600 0 0 Z N"/>
        </draw:custom-shape>
        <draw:connector draw:style-name="gr89" draw:layer="layout" svg:x1="15.2cm" svg:y1="13.201cm" svg:x2="16.2cm" svg:y2="13.2cm" draw:start-shape="id99" draw:start-glue-point="12" draw:end-shape="id100" draw:end-glue-point="4" svg:d="M15200 13201h500v-1h500" svg:viewBox="0 0 1001 2">
          <text:p/>
        </draw:connector>
        <draw:connector draw:style-name="gr89" draw:layer="layout" svg:x1="15.2cm" svg:y1="14.031cm" svg:x2="16.2cm" svg:y2="14cm" draw:start-shape="id99" draw:start-glue-point="10" draw:end-shape="id100" draw:end-glue-point="3" svg:d="M15200 14031h500v-31h500" svg:viewBox="0 0 1001 32">
          <text:p/>
        </draw:connector>
        <draw:connector draw:style-name="gr89" draw:layer="layout" svg:x1="15.2cm" svg:y1="14.982cm" svg:x2="16.2cm" svg:y2="14.8cm" draw:start-shape="id99" draw:start-glue-point="1" draw:end-shape="id100" draw:end-glue-point="7" svg:d="M15200 14982h500v-182h500" svg:viewBox="0 0 1001 183">
          <text:p/>
        </draw:connector>
        <draw:connector draw:style-name="gr89" draw:layer="layout" svg:x1="17.2cm" svg:y1="13.2cm" svg:x2="18.7cm" svg:y2="13.2cm" draw:start-shape="id100" draw:start-glue-point="5" draw:end-shape="id101" draw:end-glue-point="4" svg:d="M17200 13200h1500" svg:viewBox="0 0 1501 1">
          <text:p/>
        </draw:connector>
        <draw:connector draw:style-name="gr89" draw:layer="layout" svg:x1="17.2cm" svg:y1="14cm" svg:x2="18.7cm" svg:y2="14cm" draw:start-shape="id100" draw:start-glue-point="1" draw:end-shape="id101" draw:end-glue-point="3" svg:d="M17200 14000h1500" svg:viewBox="0 0 1501 1">
          <text:p/>
        </draw:connector>
        <draw:connector draw:style-name="gr89" draw:layer="layout" svg:x1="17.2cm" svg:y1="14.8cm" svg:x2="18.7cm" svg:y2="14.8cm" draw:start-shape="id100" draw:start-glue-point="6" draw:end-shape="id101" draw:end-glue-point="6" svg:d="M17200 14800h1500" svg:viewBox="0 0 1501 1">
          <text:p/>
        </draw:connector>
        <draw:connector draw:style-name="gr89" draw:layer="layout" svg:x1="19.7cm" svg:y1="13.2cm" svg:x2="20.6cm" svg:y2="13.201cm" draw:start-shape="id101" draw:start-glue-point="5" draw:end-shape="id102" draw:end-glue-point="6" svg:d="M19700 13200h450v1h450" svg:viewBox="0 0 901 2">
          <text:p/>
        </draw:connector>
        <draw:connector draw:style-name="gr89" draw:layer="layout" svg:x1="19.7cm" svg:y1="14cm" svg:x2="20.6cm" svg:y2="14.052cm" draw:start-shape="id101" draw:start-glue-point="1" draw:end-shape="id102" draw:end-glue-point="4" svg:d="M19700 14000h450v52h450" svg:viewBox="0 0 901 53">
          <text:p/>
        </draw:connector>
        <draw:connector draw:style-name="gr89" draw:layer="layout" svg:x1="19.7cm" svg:y1="14.8cm" svg:x2="20.6cm" svg:y2="14.715cm" draw:start-shape="id101" draw:start-glue-point="7" draw:end-shape="id102" draw:end-glue-point="5" svg:d="M19700 14800h450v-85h450" svg:viewBox="0 0 901 86">
          <text:p/>
        </draw:connector>
        <draw:frame draw:style-name="gr103" draw:text-style-name="P29" draw:layer="layout" svg:width="1.797cm" svg:height="0.762cm" svg:x="20.402cm" svg:y="14.301cm">
          <draw:text-box>
            <text:p><text:span text:style-name="T8">spi_ss</text:span></text:p>
          </draw:text-box>
        </draw:frame>
        <draw:frame draw:style-name="gr104" draw:text-style-name="P29" draw:layer="layout" svg:width="2.178cm" svg:height="0.762cm" svg:x="20.403cm" svg:y="13.702cm">
          <draw:text-box>
            <text:p><text:span text:style-name="T8">spi_sdio</text:span></text:p>
          </draw:text-box>
        </draw:frame>
        <draw:frame draw:style-name="gr105" draw:text-style-name="P29" draw:layer="layout" svg:width="1.899cm" svg:height="0.762cm" svg:x="20.403cm" svg:y="12.802cm">
          <draw:text-box>
            <text:p><text:span text:style-name="T8">spi_clk</text:span></text:p>
          </draw:text-box>
        </draw:frame>
        <draw:frame draw:style-name="gr105" draw:text-style-name="P29" draw:layer="layout" svg:width="1.899cm" svg:height="0.762cm" svg:x="13.404cm" svg:y="12.803cm">
          <draw:text-box>
            <text:p><text:span text:style-name="T8">spi_clk</text:span></text:p>
          </draw:text-box>
        </draw:frame>
        <draw:frame draw:style-name="gr103" draw:text-style-name="P29" draw:layer="layout" svg:width="1.797cm" svg:height="0.762cm" svg:x="13.503cm" svg:y="14.602cm">
          <draw:text-box>
            <text:p><text:span text:style-name="T8">spi_ss</text:span></text:p>
          </draw:text-box>
        </draw:frame>
        <draw:frame draw:style-name="gr104" draw:text-style-name="P29" draw:layer="layout" svg:width="2.178cm" svg:height="0.762cm" svg:x="13.103cm" svg:y="13.703cm">
          <draw:text-box>
            <text:p><text:span text:style-name="T8">spi_sdio</text:span></text:p>
          </draw:text-box>
        </draw:frame>
        <draw:frame draw:style-name="gr106" draw:text-style-name="P28" draw:layer="layout" svg:width="4.892cm" svg:height="0.879cm" draw:transform="rotate (1.56014981835773) translate (8.002cm 17.388cm)">
          <draw:text-box>
            <text:p>Txb0104 &amp; lsf024</text:p>
          </draw:text-box>
        </draw:frame>
        <draw:frame draw:style-name="gr107" draw:text-style-name="P28" draw:layer="layout" svg:width="2.509cm" svg:height="0.879cm" draw:transform="rotate (1.56014981835773) translate (16.302cm 15.289cm)">
          <draw:text-box>
            <text:p>txb0104</text:p>
          </draw:text-box>
        </draw:frame>
        <draw:frame draw:style-name="gr107" draw:text-style-name="P28" draw:layer="layout" svg:width="2.509cm" svg:height="0.879cm" draw:transform="rotate (1.56014981835773) translate (18.802cm 15.29cm)">
          <draw:text-box>
            <text:p>txb0104</text:p>
          </draw:text-box>
        </draw:frame>
        <draw:frame draw:style-name="gr108" draw:text-style-name="P28" draw:layer="layout" svg:width="3.233cm" svg:height="0.879cm" svg:x="19.967cm" svg:y="10cm">
          <draw:text-box>
            <text:p>Mezzanine</text:p>
          </draw:text-box>
        </draw:frame>
        <draw:frame draw:style-name="gr109" draw:text-style-name="P29" draw:layer="layout" svg:width="2.661cm" svg:height="0.762cm" svg:x="2.201cm" svg:y="5.301cm">
          <draw:text-box>
            <text:p><text:span text:style-name="T8">MOSI_ISP</text:span></text:p>
          </draw:text-box>
        </draw:frame>
        <draw:frame draw:style-name="gr109" draw:text-style-name="P29" draw:layer="layout" svg:width="2.661cm" svg:height="0.762cm" svg:x="2.202cm" svg:y="6.302cm">
          <draw:text-box>
            <text:p><text:span text:style-name="T8">MISO_ISP</text:span></text:p>
          </draw:text-box>
        </draw:frame>
        <draw:frame draw:style-name="gr110" draw:text-style-name="P29" draw:layer="layout" svg:width="2.407cm" svg:height="0.762cm" svg:x="2.402cm" svg:y="4.402cm">
          <draw:text-box>
            <text:p><text:span text:style-name="T8">RST_ISP</text:span></text:p>
          </draw:text-box>
        </draw:frame>
        <draw:connector draw:style-name="gr89" draw:layer="layout" svg:x1="9cm" svg:y1="15.65cm" svg:x2="10.602cm" svg:y2="15.661cm" draw:start-shape="id98" draw:start-glue-point="4" draw:end-shape="id99" draw:end-glue-point="6" svg:d="M9000 15650h801v11h801" svg:viewBox="0 0 1603 12">
          <text:p/>
        </draw:connector>
        <draw:frame draw:style-name="gr111" draw:text-style-name="P29" draw:layer="layout" svg:width="2.356cm" svg:height="0.762cm" svg:x="10.47cm" svg:y="16.74cm">
          <draw:text-box>
            <text:p><text:span text:style-name="T8">a10_int_l</text:span></text:p>
          </draw:text-box>
        </draw:frame>
        <draw:frame draw:style-name="gr112" draw:text-style-name="P29" draw:layer="layout" svg:width="2.001cm" svg:height="0.762cm" svg:x="2.7cm" svg:y="12.7cm">
          <draw:text-box>
            <text:p><text:span text:style-name="T8">a10_int</text:span></text:p>
          </draw:text-box>
        </draw:frame>
        <draw:frame draw:style-name="gr113" draw:text-style-name="P28" draw:layer="layout" svg:width="17.8cm" svg:height="1.507cm" svg:x="7.6cm" svg:y="3.493cm">
          <draw:text-box>
            <text:p><text:span text:style-name="T9">Problème</text:span> sur miso : si pullup 360 sur 3.3v le lmk ne se configure pas, si pullup de 140 sur 1.8v pas de relecture de l’ ADC</text:p>
          </draw:text-box>
        </draw:frame>
        <presentation:notes draw:style-name="dp2">
          <draw:page-thumbnail draw:style-name="gr66" draw:layer="layout" svg:width="18.897cm" svg:height="11.771cm" svg:x="0.575cm" svg:y="2.385cm" draw:page-number="4" presentation:class="page"/>
          <draw:frame presentation:style-name="pr2" draw:text-style-name="P30" draw:layer="layout" svg:width="16.038cm" svg:height="14.126cm" svg:x="2.004cm" svg:y="14.91cm" presentation:class="notes" presentation:placeholder="true">
            <draw:text-box/>
          </draw:frame>
        </presentation:notes>
      </draw:page>
      <draw:page draw:name="page5" draw:style-name="dp1" draw:master-page-name="Standard_20_Content" presentation:presentation-page-layout-name="AL1T1" presentation:use-footer-name="ftr1" presentation:use-date-time-name="dtd1">
        <office:forms form:automatic-focus="false" form:apply-design-mode="false"/>
        <draw:custom-shape draw:style-name="gr74" draw:text-style-name="P26" draw:layer="layout" svg:width="7cm" svg:height="8.4cm" svg:x="18.2cm" svg:y="9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15.15cm" svg:height="2.155cm" svg:x="10.05cm" svg:y="0.251cm" presentation:class="title" presentation:user-transformed="true">
          <draw:text-box>
            <text:p><text:span text:style-name="T7">SPI IDROGEN-V3</text:span></text:p>
          </draw:text-box>
        </draw:frame>
        <draw:custom-shape draw:style-name="gr75" draw:text-style-name="P1" xml:id="id103" draw:id="id103" draw:layer="layout" svg:width="4.1cm" svg:height="9.6cm" svg:x="0.6cm" svg:y="3.8cm">
          <draw:glue-point draw:id="4" svg:x="5cm" svg:y="-4cm"/>
          <draw:glue-point draw:id="5" svg:x="5cm" svg:y="-3cm"/>
          <draw:glue-point draw:id="6" svg:x="5cm" svg:y="-2cm"/>
          <draw:glue-point draw:id="7" svg:x="5cm" svg:y="-1cm"/>
          <draw:glue-point draw:id="8" svg:x="5cm" svg:y="1cm"/>
          <draw:glue-point draw:id="9" svg:x="5cm" svg:y="2cm"/>
          <draw:glue-point draw:id="10" svg:x="5cm" svg:y="3cm"/>
          <draw:glue-point draw:id="11" svg:x="5cm" svg:y="4cm"/>
          <draw:glue-point draw:id="12" svg:x="5cm" svg:y="2.692cm"/>
          <draw:glue-point draw:id="13" svg:x="5cm" svg:y="3.461cm"/>
          <draw:glue-point draw:id="14" svg:x="5cm" svg:y="4.23cm"/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xml:id="id106" draw:id="id106" draw:layer="layout" svg:width="4.4cm" svg:height="4.4cm" svg:x="10.6cm" svg:y="6.4cm">
          <draw:glue-point draw:id="4" svg:x="-5cm" svg:y="-1.315cm"/>
          <draw:glue-point draw:id="5" svg:x="-5cm" svg:y="1.315cm"/>
          <draw:glue-point draw:id="6" svg:x="-5cm" svg:y="2.894cm"/>
          <draw:glue-point draw:id="7" svg:x="-5cm" svg:y="-2.272cm"/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xml:id="id108" draw:id="id108" draw:layer="layout" svg:width="4.598cm" svg:height="5.165cm" svg:x="10.602cm" svg:y="12.4cm">
          <draw:glue-point draw:id="4" svg:x="-5cm" svg:y="-3.421cm"/>
          <draw:glue-point draw:id="5" svg:x="-5cm" svg:y="-1.842cm"/>
          <draw:glue-point draw:id="6" svg:x="-5cm" svg:y="1.315cm"/>
          <draw:glue-point draw:id="7" svg:x="-5cm" svg:y="2.894cm"/>
          <draw:glue-point draw:id="8" svg:x="5cm" svg:y="1.315cm"/>
          <draw:glue-point draw:id="9" svg:x="5cm" svg:y="2.894cm"/>
          <draw:glue-point draw:id="10" svg:x="5cm" svg:y="-1.842cm"/>
          <draw:glue-point draw:id="11" svg:x="-5cm" svg:y="4.148cm"/>
          <draw:glue-point draw:id="12" svg:x="5cm" svg:y="-3.45cm"/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111" draw:id="id111" draw:layer="layout" svg:width="4cm" svg:height="4.2cm" svg:x="20.6cm" svg:y="11.4cm">
          <draw:glue-point draw:id="4" svg:x="-5cm" svg:y="1.315cm"/>
          <draw:glue-point draw:id="5" svg:x="-5cm" svg:y="2.894cm"/>
          <draw:glue-point draw:id="6" svg:x="-5cm" svg:y="-0.714cm"/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07" draw:id="id107" draw:layer="layout" svg:width="1.2cm" svg:height="5.2cm" svg:x="7.8cm" svg:y="12.4cm">
          <draw:glue-point draw:id="4" svg:x="5cm" svg:y="1.25cm"/>
          <draw:glue-point draw:id="5" svg:x="5cm" svg:y="2.916cm"/>
          <draw:glue-point draw:id="6" svg:x="5cm" svg:y="4.166cm"/>
          <draw:glue-point draw:id="7" svg:x="5cm" svg:y="-1.666cm"/>
          <draw:glue-point draw:id="8" svg:x="5cm" svg:y="-3.333cm"/>
          <draw:glue-point draw:id="9" svg:x="-5cm" svg:y="-3.333cm"/>
          <draw:glue-point draw:id="10" svg:x="-5cm" svg:y="-1.666cm"/>
          <draw:glue-point draw:id="11" svg:x="-5cm" svg:y="1.25cm"/>
          <draw:glue-point draw:id="12" svg:x="-5cm" svg:y="2.916cm"/>
          <draw:glue-point draw:id="13" svg:x="-5cm" svg:y="4.166cm"/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xml:id="id109" draw:id="id109" draw:layer="layout" svg:width="1cm" svg:height="3.2cm" svg:x="16.2cm" svg:y="12.4cm">
          <draw:glue-point draw:id="4" svg:x="-5cm" svg:y="-2.5cm"/>
          <draw:glue-point draw:id="5" svg:x="5cm" svg:y="-2.5cm"/>
          <draw:glue-point draw:id="6" svg:x="5cm" svg:y="2.5cm"/>
          <draw:glue-point draw:id="7" svg:x="-5cm" svg:y="2.5cm"/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xml:id="id104" draw:id="id104" draw:layer="layout" svg:width="1.8cm" svg:height="0.6cm" svg:x="5.5cm" svg:y="1.6cm">
          <draw:glue-point draw:id="4" svg:x="-3.333cm" svg:y="5cm"/>
          <draw:glue-point draw:id="5" svg:x="-1.111cm" svg:y="5cm"/>
          <draw:glue-point draw:id="6" svg:x="1.111cm" svg:y="5cm"/>
          <draw:glue-point draw:id="7" svg:x="3.333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8" draw:layer="layout" svg:width="2.881cm" svg:height="0.879cm" svg:x="0.7cm" svg:y="3.8cm">
          <draw:text-box>
            <text:p>ATMEGA</text:p>
          </draw:text-box>
        </draw:frame>
        <draw:frame draw:style-name="gr83" draw:text-style-name="P28" draw:layer="layout" svg:width="3.228cm" svg:height="0.879cm" svg:x="11.1cm" svg:y="6.4cm">
          <draw:text-box>
            <text:p>LMK04828</text:p>
          </draw:text-box>
        </draw:frame>
        <draw:frame draw:style-name="gr84" draw:text-style-name="P28" draw:layer="layout" svg:width="1.505cm" svg:height="0.879cm" svg:x="13.295cm" svg:y="16.4cm">
          <draw:text-box>
            <text:p>A10</text:p>
          </draw:text-box>
        </draw:frame>
        <draw:frame draw:style-name="gr85" draw:text-style-name="P28" draw:layer="layout" svg:width="2.945cm" svg:height="0.879cm" svg:x="21.2cm" svg:y="11.4cm">
          <draw:text-box>
            <text:p>ADC9680</text:p>
          </draw:text-box>
        </draw:frame>
        <draw:connector draw:style-name="gr86" draw:layer="layout" svg:x1="4.7cm" svg:y1="5.72cm" svg:x2="6.201cm" svg:y2="2.2cm" draw:start-shape="id103" draw:start-glue-point="5" draw:end-shape="id104" draw:end-glue-point="5" svg:d="M4700 5720h1501v-3520" svg:viewBox="0 0 1502 3521">
          <text:p/>
        </draw:connector>
        <draw:connector draw:style-name="gr87" draw:layer="layout" svg:x1="4.7cm" svg:y1="6.68cm" svg:x2="6.599cm" svg:y2="2.2cm" draw:start-shape="id103" draw:start-glue-point="6" draw:end-shape="id104" draw:end-glue-point="6" svg:d="M4700 6680h1899v-4480" svg:viewBox="0 0 1900 4481">
          <text:p/>
        </draw:connector>
        <draw:custom-shape draw:style-name="gr88" draw:text-style-name="P1" xml:id="id105" draw:id="id105" draw:layer="layout" svg:width="0.6cm" svg:height="0.402cm" draw:transform="rotate (-1.54932877699537) translate (8.685cm 7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9" draw:layer="layout" draw:line-skew="0.505cm" svg:x1="4.7cm" svg:y1="7.64cm" svg:x2="8.288cm" svg:y2="7.608cm" draw:start-shape="id103" draw:start-glue-point="7" draw:end-shape="id105" draw:end-glue-point="7" svg:d="M4700 7640h2296v-32h1292" svg:viewBox="0 0 3589 33">
          <text:p/>
        </draw:connector>
        <draw:connector draw:style-name="gr87" draw:layer="layout" svg:x1="8.691cm" svg:y1="7.6cm" svg:x2="10.6cm" svg:y2="7.601cm" draw:start-shape="id105" draw:start-glue-point="4" draw:end-shape="id106" draw:end-glue-point="7" svg:d="M8691 7600h955v1h954" svg:viewBox="0 0 1910 2">
          <text:p/>
        </draw:connector>
        <draw:connector draw:style-name="gr86" draw:layer="layout" svg:x1="4.7cm" svg:y1="4.76cm" svg:x2="5.801cm" svg:y2="2.2cm" draw:start-shape="id103" draw:start-glue-point="4" draw:end-shape="id104" draw:end-glue-point="4" svg:d="M4700 4760h1101v-2560" svg:viewBox="0 0 1102 2561">
          <text:p/>
        </draw:connector>
        <draw:connector draw:style-name="gr89" draw:layer="layout" svg:x1="4.7cm" svg:y1="7.64cm" svg:x2="6.999cm" svg:y2="2.2cm" draw:start-shape="id103" draw:start-glue-point="7" draw:end-shape="id104" draw:end-glue-point="7" svg:d="M4700 7640h2299v-5440" svg:viewBox="0 0 2300 5441">
          <text:p/>
        </draw:connector>
        <draw:connector draw:style-name="gr87" draw:layer="layout" svg:x1="4.7cm" svg:y1="8.6cm" svg:x2="10.6cm" svg:y2="8.6cm" draw:start-shape="id103" draw:start-glue-point="1" draw:end-shape="id106" draw:end-glue-point="3" svg:d="M4700 8600h5900" svg:viewBox="0 0 5901 1">
          <text:p/>
        </draw:connector>
        <draw:connector draw:style-name="gr86" draw:layer="layout" draw:line-skew="-1.45cm" svg:x1="4.7cm" svg:y1="9.56cm" svg:x2="10.6cm" svg:y2="9.178cm" draw:start-shape="id103" draw:start-glue-point="8" draw:end-shape="id106" draw:end-glue-point="5" svg:d="M4700 9560h1500v-382h4400" svg:viewBox="0 0 5901 383">
          <text:p/>
        </draw:connector>
        <draw:connector draw:style-name="gr87" draw:layer="layout" draw:line-skew="-1.05cm" svg:x1="4.7cm" svg:y1="10.52cm" svg:x2="10.6cm" svg:y2="9.873cm" draw:start-shape="id103" draw:start-glue-point="9" draw:end-shape="id106" draw:end-glue-point="6" svg:d="M4700 10520h1900v-647h4000" svg:viewBox="0 0 5901 648">
          <text:p/>
        </draw:connector>
        <draw:connector draw:style-name="gr87" draw:layer="layout" draw:line-skew="-0.45cm" svg:x1="4.7cm" svg:y1="12.66cm" svg:x2="7.8cm" svg:y2="16.516cm" draw:start-shape="id103" draw:start-glue-point="14" draw:end-shape="id107" draw:end-glue-point="12" svg:d="M4700 12660h1100v3856h2000" svg:viewBox="0 0 3101 3857">
          <text:p/>
        </draw:connector>
        <draw:connector draw:style-name="gr114" draw:layer="layout" draw:line-skew="-0.25cm" svg:x1="4.7cm" svg:y1="11.922cm" svg:x2="7.8cm" svg:y2="15.65cm" draw:start-shape="id103" draw:start-glue-point="13" draw:end-shape="id107" draw:end-glue-point="11" svg:d="M4700 11922h1300v3728h1800" svg:viewBox="0 0 3101 3729">
          <text:p/>
        </draw:connector>
        <draw:connector draw:style-name="gr91" draw:layer="layout" svg:x1="4.7cm" svg:y1="11.184cm" svg:x2="7.8cm" svg:y2="15cm" draw:start-shape="id103" draw:start-glue-point="12" draw:end-shape="id107" draw:end-glue-point="3" svg:d="M4700 11184h1550v3816h1550" svg:viewBox="0 0 3101 3817">
          <text:p/>
        </draw:connector>
        <draw:connector draw:style-name="gr87" draw:layer="layout" draw:line-skew="0.75cm" svg:x1="4.7cm" svg:y1="7.64cm" svg:x2="7.8cm" svg:y2="13.267cm" draw:start-shape="id103" draw:start-glue-point="7" draw:end-shape="id107" draw:end-glue-point="9" svg:d="M4700 7640h2300v5627h800" svg:viewBox="0 0 3101 5628">
          <text:p/>
        </draw:connector>
        <draw:connector draw:style-name="gr87" draw:layer="layout" draw:line-skew="0.35cm" svg:x1="4.7cm" svg:y1="10.52cm" svg:x2="7.8cm" svg:y2="14.134cm" draw:start-shape="id103" draw:start-glue-point="9" draw:end-shape="id107" draw:end-glue-point="10" svg:d="M4700 10520h1900v3614h1200" svg:viewBox="0 0 3101 3615">
          <text:p/>
        </draw:connector>
        <draw:frame draw:style-name="gr92" draw:text-style-name="P29" draw:layer="layout" svg:width="3.017cm" svg:height="0.762cm" svg:x="1.8cm" svg:y="7.2cm">
          <draw:text-box>
            <text:p><text:span text:style-name="T8">spi_clk_com</text:span></text:p>
          </draw:text-box>
          <draw:glue-point draw:id="4" svg:x="4.613cm" svg:y="-4.993cm"/>
        </draw:frame>
        <draw:frame draw:style-name="gr93" draw:text-style-name="P29" draw:layer="layout" svg:width="3.042cm" svg:height="0.762cm" svg:x="1.8cm" svg:y="10.101cm">
          <draw:text-box>
            <text:p><text:span text:style-name="T8">spi_mosi_uc</text:span></text:p>
          </draw:text-box>
        </draw:frame>
        <draw:frame draw:style-name="gr94" draw:text-style-name="P29" draw:layer="layout" svg:width="2.763cm" svg:height="0.762cm" svg:x="2.1cm" svg:y="8.2cm">
          <draw:text-box>
            <text:p><text:span text:style-name="T8">spi_ss_lmk</text:span></text:p>
          </draw:text-box>
        </draw:frame>
        <draw:frame draw:style-name="gr95" draw:text-style-name="P29" draw:layer="layout" svg:width="2.636cm" svg:height="0.762cm" svg:x="10.4cm" svg:y="7.239cm">
          <draw:text-box>
            <text:p><text:span text:style-name="T8">spi_clk_uc</text:span></text:p>
          </draw:text-box>
        </draw:frame>
        <draw:frame draw:style-name="gr101" draw:text-style-name="P29" draw:layer="layout" svg:width="3.271cm" svg:height="0.762cm" svg:x="1.601cm" svg:y="9.103cm">
          <draw:text-box>
            <text:p><text:span text:style-name="T8">spi_miso_lmk</text:span></text:p>
          </draw:text-box>
        </draw:frame>
        <draw:frame draw:style-name="gr97" draw:text-style-name="P29" draw:layer="layout" svg:width="2.788cm" svg:height="0.762cm" svg:x="2.112cm" svg:y="10.839cm">
          <draw:text-box>
            <text:p><text:span text:style-name="T8">spi_ss_adc</text:span></text:p>
          </draw:text-box>
        </draw:frame>
        <draw:frame draw:style-name="gr98" draw:text-style-name="P29" draw:layer="layout" svg:width="2.813cm" svg:height="0.762cm" svg:x="1.987cm" svg:y="12.2cm">
          <draw:text-box>
            <text:p><text:span text:style-name="T8">spi_ss_a10</text:span></text:p>
          </draw:text-box>
        </draw:frame>
        <draw:frame draw:style-name="gr115" draw:text-style-name="P29" draw:layer="layout" svg:width="3.321cm" svg:height="0.762cm" svg:x="1.5cm" svg:y="11.5cm">
          <draw:text-box>
            <text:p><text:span text:style-name="T8">spi_miso_a10</text:span></text:p>
          </draw:text-box>
        </draw:frame>
        <draw:connector draw:style-name="gr89" draw:layer="layout" svg:x1="9cm" svg:y1="13.267cm" svg:x2="10.602cm" svg:y2="13.216cm" draw:start-shape="id107" draw:start-glue-point="8" draw:end-shape="id108" draw:end-glue-point="4" svg:d="M9000 13267h801v-51h801" svg:viewBox="0 0 1603 52">
          <text:p/>
        </draw:connector>
        <draw:connector draw:style-name="gr89" draw:layer="layout" svg:x1="9cm" svg:y1="14.134cm" svg:x2="10.602cm" svg:y2="14.031cm" draw:start-shape="id107" draw:start-glue-point="7" draw:end-shape="id108" draw:end-glue-point="5" svg:d="M9000 14134h801v-103h801" svg:viewBox="0 0 1603 104">
          <text:p/>
        </draw:connector>
        <draw:connector draw:style-name="gr89" draw:layer="layout" svg:x1="9cm" svg:y1="15cm" svg:x2="10.602cm" svg:y2="14.982cm" draw:start-shape="id107" draw:end-shape="id108" draw:end-glue-point="3" svg:d="M9000 15000h801v-18h801" svg:viewBox="0 0 1603 19">
          <text:p/>
        </draw:connector>
        <draw:connector draw:style-name="gr89" draw:layer="layout" svg:x1="9cm" svg:y1="16.516cm" svg:x2="10.602cm" svg:y2="16.476cm" draw:start-shape="id107" draw:start-glue-point="5" draw:end-shape="id108" draw:end-glue-point="7" svg:d="M9000 16516h801v-40h801" svg:viewBox="0 0 1603 41">
          <text:p/>
        </draw:connector>
        <draw:connector draw:style-name="gr89" draw:layer="layout" svg:x1="9cm" svg:y1="17.166cm" svg:x2="10.602cm" svg:y2="17.124cm" draw:start-shape="id107" draw:start-glue-point="6" draw:end-shape="id108" draw:end-glue-point="11" svg:d="M9000 17166h801v-42h801" svg:viewBox="0 0 1603 43">
          <text:p/>
        </draw:connector>
        <draw:frame draw:style-name="gr99" draw:text-style-name="P29" draw:layer="layout" svg:width="2.432cm" svg:height="0.762cm" svg:x="10.4cm" svg:y="12.8cm">
          <draw:text-box>
            <text:p><text:span text:style-name="T8">a10_clk_l</text:span></text:p>
          </draw:text-box>
        </draw:frame>
        <draw:frame draw:style-name="gr100" draw:text-style-name="P29" draw:layer="layout" svg:width="2.839cm" svg:height="0.762cm" svg:x="10.4cm" svg:y="13.661cm">
          <draw:text-box>
            <text:p><text:span text:style-name="T8">a10_mosi_l</text:span></text:p>
          </draw:text-box>
        </draw:frame>
        <draw:frame draw:style-name="gr101" draw:text-style-name="P29" draw:layer="layout" svg:width="3.271cm" svg:height="0.762cm" svg:x="10.4cm" svg:y="8.741cm">
          <draw:text-box>
            <text:p><text:span text:style-name="T8">spi_miso_lmk</text:span></text:p>
          </draw:text-box>
        </draw:frame>
        <draw:frame draw:style-name="gr94" draw:text-style-name="P29" draw:layer="layout" svg:width="2.763cm" svg:height="0.762cm" svg:x="10.4cm" svg:y="8.142cm">
          <draw:text-box>
            <text:p><text:span text:style-name="T8">spi_ss_lmk</text:span></text:p>
          </draw:text-box>
        </draw:frame>
        <draw:frame draw:style-name="gr101" draw:text-style-name="P29" draw:layer="layout" svg:width="3.271cm" svg:height="0.762cm" svg:x="10.401cm" svg:y="9.442cm">
          <draw:text-box>
            <text:p><text:span text:style-name="T8">spi_mosi_lmk</text:span></text:p>
          </draw:text-box>
        </draw:frame>
        <draw:frame draw:style-name="gr100" draw:text-style-name="P29" draw:layer="layout" svg:width="2.839cm" svg:height="0.762cm" svg:x="10.402cm" svg:y="15.239cm">
          <draw:text-box>
            <text:p><text:span text:style-name="T8">a10_miso_l</text:span></text:p>
          </draw:text-box>
        </draw:frame>
        <draw:frame draw:style-name="gr102" draw:text-style-name="P29" draw:layer="layout" svg:width="2.331cm" svg:height="0.762cm" svg:x="10.469cm" svg:y="16.039cm">
          <draw:text-box>
            <text:p><text:span text:style-name="T8">a10_ss_l</text:span></text:p>
          </draw:text-box>
        </draw:frame>
        <draw:frame draw:style-name="gr97" draw:text-style-name="P29" draw:layer="layout" svg:width="2.788cm" svg:height="0.762cm" svg:x="10.402cm" svg:y="14.6cm">
          <draw:text-box>
            <text:p><text:span text:style-name="T8">spi_ss_adc</text:span></text:p>
          </draw:text-box>
        </draw:frame>
        <draw:custom-shape draw:style-name="gr80" draw:text-style-name="P1" xml:id="id110" draw:id="id110" draw:layer="layout" svg:width="1cm" svg:height="3.2cm" svg:x="18.7cm" svg:y="12.4cm">
          <draw:glue-point draw:id="4" svg:x="-5cm" svg:y="-2.5cm"/>
          <draw:glue-point draw:id="5" svg:x="5cm" svg:y="-2.5cm"/>
          <draw:glue-point draw:id="6" svg:x="-5cm" svg:y="2.5cm"/>
          <draw:glue-point draw:id="7" svg:x="5cm" svg:y="2.5cm"/>
          <text:p/>
          <draw:enhanced-geometry svg:viewBox="0 0 21600 21600" draw:type="rectangle" draw:enhanced-path="M 0 0 L 21600 0 21600 21600 0 21600 0 0 Z N"/>
        </draw:custom-shape>
        <draw:connector draw:style-name="gr89" draw:layer="layout" svg:x1="15.2cm" svg:y1="13.201cm" svg:x2="16.2cm" svg:y2="13.2cm" draw:start-shape="id108" draw:start-glue-point="12" draw:end-shape="id109" draw:end-glue-point="4" svg:d="M15200 13201h500v-1h500" svg:viewBox="0 0 1001 2">
          <text:p/>
        </draw:connector>
        <draw:connector draw:style-name="gr89" draw:layer="layout" svg:x1="15.2cm" svg:y1="14.031cm" svg:x2="16.2cm" svg:y2="14cm" draw:start-shape="id108" draw:start-glue-point="10" draw:end-shape="id109" draw:end-glue-point="3" svg:d="M15200 14031h500v-31h500" svg:viewBox="0 0 1001 32">
          <text:p/>
        </draw:connector>
        <draw:connector draw:style-name="gr89" draw:layer="layout" svg:x1="15.2cm" svg:y1="14.982cm" svg:x2="16.2cm" svg:y2="14.8cm" draw:start-shape="id108" draw:start-glue-point="1" draw:end-shape="id109" draw:end-glue-point="7" svg:d="M15200 14982h500v-182h500" svg:viewBox="0 0 1001 183">
          <text:p/>
        </draw:connector>
        <draw:connector draw:style-name="gr89" draw:layer="layout" svg:x1="17.2cm" svg:y1="13.2cm" svg:x2="18.7cm" svg:y2="13.2cm" draw:start-shape="id109" draw:start-glue-point="5" draw:end-shape="id110" draw:end-glue-point="4" svg:d="M17200 13200h1500" svg:viewBox="0 0 1501 1">
          <text:p/>
        </draw:connector>
        <draw:connector draw:style-name="gr89" draw:layer="layout" svg:x1="17.2cm" svg:y1="14cm" svg:x2="18.7cm" svg:y2="14cm" draw:start-shape="id109" draw:start-glue-point="1" draw:end-shape="id110" draw:end-glue-point="3" svg:d="M17200 14000h1500" svg:viewBox="0 0 1501 1">
          <text:p/>
        </draw:connector>
        <draw:connector draw:style-name="gr89" draw:layer="layout" svg:x1="17.2cm" svg:y1="14.8cm" svg:x2="18.7cm" svg:y2="14.8cm" draw:start-shape="id109" draw:start-glue-point="6" draw:end-shape="id110" draw:end-glue-point="6" svg:d="M17200 14800h1500" svg:viewBox="0 0 1501 1">
          <text:p/>
        </draw:connector>
        <draw:connector draw:style-name="gr89" draw:layer="layout" svg:x1="19.7cm" svg:y1="13.2cm" svg:x2="20.6cm" svg:y2="13.201cm" draw:start-shape="id110" draw:start-glue-point="5" draw:end-shape="id111" draw:end-glue-point="6" svg:d="M19700 13200h450v1h450" svg:viewBox="0 0 901 2">
          <text:p/>
        </draw:connector>
        <draw:connector draw:style-name="gr89" draw:layer="layout" svg:x1="19.7cm" svg:y1="14cm" svg:x2="20.6cm" svg:y2="14.052cm" draw:start-shape="id110" draw:start-glue-point="1" draw:end-shape="id111" draw:end-glue-point="4" svg:d="M19700 14000h450v52h450" svg:viewBox="0 0 901 53">
          <text:p/>
        </draw:connector>
        <draw:connector draw:style-name="gr89" draw:layer="layout" svg:x1="19.7cm" svg:y1="14.8cm" svg:x2="20.6cm" svg:y2="14.715cm" draw:start-shape="id110" draw:start-glue-point="7" draw:end-shape="id111" draw:end-glue-point="5" svg:d="M19700 14800h450v-85h450" svg:viewBox="0 0 901 86">
          <text:p/>
        </draw:connector>
        <draw:frame draw:style-name="gr103" draw:text-style-name="P29" draw:layer="layout" svg:width="1.797cm" svg:height="0.762cm" svg:x="20.402cm" svg:y="14.301cm">
          <draw:text-box>
            <text:p><text:span text:style-name="T8">spi_ss</text:span></text:p>
          </draw:text-box>
        </draw:frame>
        <draw:frame draw:style-name="gr104" draw:text-style-name="P29" draw:layer="layout" svg:width="2.178cm" svg:height="0.762cm" svg:x="20.403cm" svg:y="13.702cm">
          <draw:text-box>
            <text:p><text:span text:style-name="T8">spi_sdio</text:span></text:p>
          </draw:text-box>
        </draw:frame>
        <draw:frame draw:style-name="gr105" draw:text-style-name="P29" draw:layer="layout" svg:width="1.899cm" svg:height="0.762cm" svg:x="20.403cm" svg:y="12.802cm">
          <draw:text-box>
            <text:p><text:span text:style-name="T8">spi_clk</text:span></text:p>
          </draw:text-box>
        </draw:frame>
        <draw:frame draw:style-name="gr105" draw:text-style-name="P29" draw:layer="layout" svg:width="1.899cm" svg:height="0.762cm" svg:x="13.404cm" svg:y="12.803cm">
          <draw:text-box>
            <text:p><text:span text:style-name="T8">spi_clk</text:span></text:p>
          </draw:text-box>
        </draw:frame>
        <draw:frame draw:style-name="gr103" draw:text-style-name="P29" draw:layer="layout" svg:width="1.797cm" svg:height="0.762cm" svg:x="13.503cm" svg:y="14.602cm">
          <draw:text-box>
            <text:p><text:span text:style-name="T8">spi_ss</text:span></text:p>
          </draw:text-box>
        </draw:frame>
        <draw:frame draw:style-name="gr104" draw:text-style-name="P29" draw:layer="layout" svg:width="2.178cm" svg:height="0.762cm" svg:x="13.103cm" svg:y="13.703cm">
          <draw:text-box>
            <text:p><text:span text:style-name="T8">spi_sdio</text:span></text:p>
          </draw:text-box>
        </draw:frame>
        <draw:frame draw:style-name="gr107" draw:text-style-name="P28" draw:layer="layout" svg:width="2.509cm" svg:height="0.879cm" draw:transform="rotate (1.56014981835773) translate (8.002cm 16.288cm)">
          <draw:text-box>
            <text:p>txb0104</text:p>
          </draw:text-box>
        </draw:frame>
        <draw:frame draw:style-name="gr107" draw:text-style-name="P28" draw:layer="layout" svg:width="2.509cm" svg:height="0.879cm" draw:transform="rotate (1.56014981835773) translate (16.302cm 15.289cm)">
          <draw:text-box>
            <text:p>txb0104</text:p>
          </draw:text-box>
        </draw:frame>
        <draw:frame draw:style-name="gr107" draw:text-style-name="P28" draw:layer="layout" svg:width="2.509cm" svg:height="0.879cm" draw:transform="rotate (1.56014981835773) translate (18.802cm 15.29cm)">
          <draw:text-box>
            <text:p>txb0104</text:p>
          </draw:text-box>
        </draw:frame>
        <draw:frame draw:style-name="gr108" draw:text-style-name="P28" draw:layer="layout" svg:width="3.233cm" svg:height="0.879cm" svg:x="19.967cm" svg:y="10cm">
          <draw:text-box>
            <text:p>Mezzanine</text:p>
          </draw:text-box>
        </draw:frame>
        <draw:frame draw:style-name="gr109" draw:text-style-name="P29" draw:layer="layout" svg:width="2.661cm" svg:height="0.762cm" svg:x="2.201cm" svg:y="5.301cm">
          <draw:text-box>
            <text:p><text:span text:style-name="T8">MOSI_ISP</text:span></text:p>
          </draw:text-box>
        </draw:frame>
        <draw:frame draw:style-name="gr109" draw:text-style-name="P29" draw:layer="layout" svg:width="2.661cm" svg:height="0.762cm" svg:x="2.202cm" svg:y="6.302cm">
          <draw:text-box>
            <text:p><text:span text:style-name="T8">MISO_ISP</text:span></text:p>
          </draw:text-box>
        </draw:frame>
        <draw:frame draw:style-name="gr110" draw:text-style-name="P29" draw:layer="layout" svg:width="2.407cm" svg:height="0.762cm" svg:x="2.402cm" svg:y="4.402cm">
          <draw:text-box>
            <text:p><text:span text:style-name="T8">RST_ISP</text:span></text:p>
          </draw:text-box>
        </draw:frame>
        <draw:connector draw:style-name="gr89" draw:layer="layout" svg:x1="9cm" svg:y1="15.65cm" svg:x2="10.602cm" svg:y2="15.661cm" draw:start-shape="id107" draw:start-glue-point="4" draw:end-shape="id108" draw:end-glue-point="6" svg:d="M9000 15650h801v11h801" svg:viewBox="0 0 1603 12">
          <text:p/>
        </draw:connector>
        <draw:frame draw:style-name="gr111" draw:text-style-name="P29" draw:layer="layout" svg:width="2.356cm" svg:height="0.762cm" svg:x="10.47cm" svg:y="16.74cm">
          <draw:text-box>
            <text:p><text:span text:style-name="T8">a10_int_l</text:span></text:p>
          </draw:text-box>
        </draw:frame>
        <draw:frame draw:style-name="gr112" draw:text-style-name="P29" xml:id="id112" draw:id="id112" draw:layer="layout" svg:width="2.001cm" svg:height="0.762cm" svg:x="2.7cm" svg:y="12.7cm">
          <draw:text-box>
            <text:p><text:span text:style-name="T8">a10_int</text:span></text:p>
          </draw:text-box>
        </draw:frame>
        <draw:connector draw:style-name="gr87" draw:layer="layout" draw:line-skew="-0.65cm" svg:x1="7.8cm" svg:y1="17.166cm" svg:x2="4.701cm" svg:y2="13.081cm" draw:start-shape="id107" draw:start-glue-point="13" draw:end-shape="id112" draw:end-glue-point="1" svg:d="M7800 17166h-2200v-4085h-899" svg:viewBox="0 0 3100 4086">
          <text:p/>
        </draw:connector>
        <presentation:notes draw:style-name="dp2">
          <draw:page-thumbnail draw:style-name="gr66" draw:layer="layout" svg:width="18.897cm" svg:height="11.771cm" svg:x="0.575cm" svg:y="2.385cm" draw:page-number="5" presentation:class="page"/>
          <draw:frame presentation:style-name="pr2" draw:text-style-name="P30" draw:layer="layout" svg:width="16.038cm" svg:height="14.126cm" svg:x="2.004cm" svg:y="14.91cm" presentation:class="notes" presentation:placeholder="true">
            <draw:text-box/>
          </draw:frame>
        </presentation:notes>
      </draw:page>
      <draw:page draw:name="page6" draw:style-name="dp1" draw:master-page-name="Standard_20_Content" presentation:presentation-page-layout-name="AL1T1" presentation:use-footer-name="ftr1" presentation:use-date-time-name="dtd1">
        <office:forms form:automatic-focus="false" form:apply-design-mode="false"/>
        <draw:custom-shape draw:style-name="gr116" draw:text-style-name="P26" draw:layer="layout" svg:width="7cm" svg:height="8.1cm" svg:x="17.9cm" svg:y="1.6cm">
          <draw:glue-point draw:id="4" svg:x="-4cm" svg:y="2.53cm"/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15.15cm" svg:height="2.155cm" svg:x="6.45cm" svg:y="0cm" presentation:class="title" presentation:user-transformed="true">
          <draw:text-box>
            <text:p><text:span text:style-name="T7">JESD204B <text:s/>IDROGEN-V2</text:span></text:p>
          </draw:text-box>
        </draw:frame>
        <draw:custom-shape draw:style-name="gr117" draw:text-style-name="P1" xml:id="id138" draw:id="id138" draw:layer="layout" svg:width="4.4cm" svg:height="5.4cm" svg:x="0.5cm" svg:y="4.6cm">
          <draw:glue-point draw:id="4" svg:x="-5cm" svg:y="-1.315cm"/>
          <draw:glue-point draw:id="5" svg:x="-5cm" svg:y="1.315cm"/>
          <draw:glue-point draw:id="6" svg:x="-5cm" svg:y="2.894cm"/>
          <draw:glue-point draw:id="7" svg:x="-5cm" svg:y="-2.272cm"/>
          <draw:glue-point draw:id="8" svg:x="5.002cm" svg:y="3.518cm"/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18" draw:id="id118" draw:layer="layout" svg:width="4.598cm" svg:height="6.1cm" svg:x="8.702cm" svg:y="11.6cm">
          <draw:glue-point draw:id="4" svg:x="-5cm" svg:y="-3.421cm"/>
          <draw:glue-point draw:id="5" svg:x="-5cm" svg:y="-1.842cm"/>
          <draw:glue-point draw:id="6" svg:x="-5cm" svg:y="1.315cm"/>
          <draw:glue-point draw:id="7" svg:x="-5cm" svg:y="2.894cm"/>
          <draw:glue-point draw:id="8" svg:x="5cm" svg:y="1.315cm"/>
          <draw:glue-point draw:id="9" svg:x="5cm" svg:y="2.894cm"/>
          <draw:glue-point draw:id="10" svg:x="5cm" svg:y="-1.842cm"/>
          <draw:glue-point draw:id="11" svg:x="-5cm" svg:y="4.148cm"/>
          <draw:glue-point draw:id="12" svg:x="5cm" svg:y="-3.45cm"/>
          <draw:glue-point draw:id="13" svg:x="5cm" svg:y="2.213cm"/>
          <draw:glue-point draw:id="14" svg:x="5cm" svg:y="4.016cm"/>
          <draw:glue-point draw:id="15" svg:x="-5cm" svg:y="-2.5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" xml:id="id116" draw:id="id116" draw:layer="layout" svg:width="4cm" svg:height="6.2cm" svg:x="20.3cm" svg:y="2.8cm">
          <draw:glue-point draw:id="4" svg:x="-5cm" svg:y="1.315cm"/>
          <draw:glue-point draw:id="5" svg:x="-5cm" svg:y="2.894cm"/>
          <draw:glue-point draw:id="6" svg:x="-5cm" svg:y="-0.714cm"/>
          <draw:glue-point draw:id="7" svg:x="-5cm" svg:y="-3.225cm"/>
          <draw:glue-point draw:id="8" svg:x="-5cm" svg:y="-1.935cm"/>
          <draw:glue-point draw:id="9" svg:x="-5cm" svg:y="3.548cm"/>
          <draw:glue-point draw:id="10" svg:x="-5cm" svg:y="4.516cm"/>
          <text:p/>
          <draw:enhanced-geometry svg:viewBox="0 0 21600 21600" draw:type="rectangle" draw:enhanced-path="M 0 0 L 21600 0 21600 21600 0 21600 0 0 Z N"/>
        </draw:custom-shape>
        <draw:frame draw:style-name="gr83" draw:text-style-name="P28" draw:layer="layout" svg:width="3.228cm" svg:height="0.879cm" svg:x="1cm" svg:y="4.6cm">
          <draw:text-box>
            <text:p>LMK04828</text:p>
          </draw:text-box>
        </draw:frame>
        <draw:frame draw:style-name="gr84" draw:text-style-name="P28" draw:layer="layout" svg:width="1.505cm" svg:height="0.879cm" svg:x="11.795cm" svg:y="11.621cm">
          <draw:text-box>
            <text:p>A10</text:p>
          </draw:text-box>
        </draw:frame>
        <draw:frame draw:style-name="gr85" draw:text-style-name="P28" draw:layer="layout" svg:width="2.945cm" svg:height="0.879cm" svg:x="20.9cm" svg:y="2.8cm">
          <draw:text-box>
            <text:p>ADC9680</text:p>
          </draw:text-box>
        </draw:frame>
        <draw:frame draw:style-name="gr120" draw:text-style-name="P29" xml:id="id113" draw:id="id113" draw:layer="layout" svg:width="2.204cm" svg:height="0.762cm" svg:x="2.7cm" svg:y="5.439cm">
          <draw:text-box>
            <text:p><text:span text:style-name="T8">dclkout6</text:span></text:p>
          </draw:text-box>
        </draw:frame>
        <draw:frame draw:style-name="gr112" draw:text-style-name="P29" xml:id="id128" draw:id="id128" draw:layer="layout" svg:width="2.001cm" svg:height="0.762cm" svg:x="20.303cm" svg:y="8.202cm">
          <draw:text-box>
            <text:p><text:span text:style-name="T8">adc_pd</text:span></text:p>
          </draw:text-box>
        </draw:frame>
        <draw:frame draw:style-name="gr108" draw:text-style-name="P28" draw:layer="layout" svg:width="3.233cm" svg:height="0.879cm" svg:x="19.667cm" svg:y="1.7cm">
          <draw:text-box>
            <text:p>Mezzanine</text:p>
          </draw:text-box>
        </draw:frame>
        <draw:frame draw:style-name="gr121" draw:text-style-name="P29" xml:id="id115" draw:id="id115" draw:layer="layout" svg:width="2.504cm" svg:height="0.762cm" svg:x="2.4cm" svg:y="5.94cm">
          <draw:text-box>
            <text:p><text:span text:style-name="T8">sdclkout7</text:span></text:p>
          </draw:text-box>
        </draw:frame>
        <draw:frame draw:style-name="gr121" draw:text-style-name="P29" xml:id="id123" draw:id="id123" draw:layer="layout" svg:width="2.504cm" svg:height="0.762cm" svg:x="2.4cm" svg:y="6.74cm">
          <draw:text-box>
            <text:p><text:span text:style-name="T8">dclkout12</text:span></text:p>
          </draw:text-box>
        </draw:frame>
        <draw:frame draw:style-name="gr121" draw:text-style-name="P29" xml:id="id121" draw:id="id121" draw:layer="layout" svg:width="2.704cm" svg:height="0.762cm" svg:x="2.2cm" svg:y="7.24cm">
          <draw:text-box>
            <text:p><text:span text:style-name="T8">sdclkout5</text:span></text:p>
          </draw:text-box>
        </draw:frame>
        <draw:frame draw:style-name="gr122" draw:text-style-name="P29" xml:id="id120" draw:id="id120" draw:layer="layout" svg:width="1.772cm" svg:height="0.762cm" svg:x="3.1cm" svg:y="8.04cm">
          <draw:text-box>
            <text:p><text:span text:style-name="T8">Synch</text:span></text:p>
          </draw:text-box>
        </draw:frame>
        <draw:frame draw:style-name="gr123" draw:text-style-name="P31" xml:id="id124" draw:id="id124" draw:layer="layout" svg:width="2.708cm" svg:height="0.801cm" svg:x="8.702cm" svg:y="11.9cm">
          <draw:text-box>
            <text:p><text:span text:style-name="T10">lmk_clk12</text:span></text:p>
          </draw:text-box>
        </draw:frame>
        <draw:frame draw:style-name="gr124" draw:text-style-name="P31" xml:id="id122" draw:id="id122" draw:layer="layout" svg:width="3.152cm" svg:height="0.801cm" svg:x="8.702cm" svg:y="12.5cm">
          <draw:text-box>
            <text:p><text:span text:style-name="T10">lmk_sysref5</text:span></text:p>
          </draw:text-box>
        </draw:frame>
        <draw:frame draw:style-name="gr125" draw:text-style-name="P31" draw:layer="layout" svg:width="2.83cm" svg:height="0.801cm" svg:x="8.703cm" svg:y="13.2cm">
          <draw:text-box>
            <text:p><text:span text:style-name="T10">a10_int</text:span></text:p>
          </draw:text-box>
        </draw:frame>
        <draw:custom-shape draw:style-name="gr126" draw:text-style-name="P1" xml:id="id119" draw:id="id119" draw:layer="layout" svg:width="0.8cm" svg:height="1cm" svg:x="6.6cm" svg:y="13.1cm">
          <draw:glue-point draw:id="4" svg:x="0cm" svg:y="-5cm"/>
          <text:p/>
          <draw:enhanced-geometry svg:viewBox="0 0 21600 21600" draw:type="rectangle" draw:enhanced-path="M 0 0 L 21600 0 21600 21600 0 21600 0 0 Z N"/>
        </draw:custom-shape>
        <draw:custom-shape draw:style-name="gr127" draw:text-style-name="P1" xml:id="id114" draw:id="id114" draw:layer="layout" svg:width="2.6cm" svg:height="7cm" svg:x="10.7cm" svg:y="2.1cm">
          <draw:glue-point draw:id="4" svg:x="-5cm" svg:y="1cm"/>
          <draw:glue-point draw:id="5" svg:x="-5cm" svg:y="1.857cm"/>
          <draw:glue-point draw:id="6" svg:x="-5cm" svg:y="2.714cm"/>
          <draw:glue-point draw:id="7" svg:x="-5cm" svg:y="3.857cm"/>
          <draw:glue-point draw:id="8" svg:x="-5cm" svg:y="-1cm"/>
          <draw:glue-point draw:id="9" svg:x="-5cm" svg:y="-2.142cm"/>
          <draw:glue-point draw:id="10" svg:x="-5cm" svg:y="-3cm"/>
          <draw:glue-point draw:id="11" svg:x="-5cm" svg:y="-3.857cm"/>
          <draw:glue-point draw:id="12" svg:x="5cm" svg:y="-3.857cm"/>
          <draw:glue-point draw:id="13" svg:x="5cm" svg:y="-3cm"/>
          <draw:glue-point draw:id="14" svg:x="5cm" svg:y="-2.142cm"/>
          <draw:glue-point draw:id="15" svg:x="5cm" svg:y="-1cm"/>
          <draw:glue-point draw:id="16" svg:x="5cm" svg:y="1cm"/>
          <draw:glue-point draw:id="17" svg:x="5cm" svg:y="1.857cm"/>
          <draw:glue-point draw:id="18" svg:x="5cm" svg:y="2.714cm"/>
          <draw:glue-point draw:id="19" svg:x="5cm" svg:y="3.857cm"/>
          <text:p/>
          <draw:enhanced-geometry svg:viewBox="0 0 21600 21600" draw:type="rectangle" draw:enhanced-path="M 0 0 L 21600 0 21600 21600 0 21600 0 0 Z N"/>
        </draw:custom-shape>
        <draw:frame draw:style-name="gr128" draw:text-style-name="P31" draw:layer="layout" svg:width="1.442cm" svg:height="0.801cm" svg:x="11.8cm" svg:y="13.1cm">
          <draw:text-box>
            <text:p><text:span text:style-name="T10">la[1]</text:span></text:p>
          </draw:text-box>
        </draw:frame>
        <draw:frame draw:style-name="gr129" draw:text-style-name="P31" xml:id="id133" draw:id="id133" draw:layer="layout" svg:width="3.868cm" svg:height="0.801cm" svg:x="9.405cm" svg:y="16cm">
          <draw:text-box>
            <text:p><text:span text:style-name="T10">vita57_la_n[11]</text:span></text:p>
          </draw:text-box>
        </draw:frame>
        <draw:frame draw:style-name="gr130" draw:text-style-name="P31" draw:layer="layout" svg:width="3.592cm" svg:height="0.801cm" svg:x="9.706cm" svg:y="16.6cm">
          <draw:text-box>
            <text:p><text:span text:style-name="T10">vita57_la_p[6]</text:span></text:p>
          </draw:text-box>
        </draw:frame>
        <draw:frame draw:style-name="gr99" draw:text-style-name="P29" xml:id="id129" draw:id="id129" draw:layer="layout" svg:width="2.432cm" svg:height="0.762cm" svg:x="20.304cm" svg:y="6.103cm">
          <draw:text-box>
            <text:p><text:span text:style-name="T8">adc_sync</text:span></text:p>
          </draw:text-box>
        </draw:frame>
        <draw:custom-shape draw:style-name="gr131" draw:text-style-name="P1" xml:id="id126" draw:id="id126" draw:layer="layout" svg:width="0.8cm" svg:height="2.2cm" svg:x="18.3cm" svg:y="6.9cm">
          <draw:glue-point draw:id="4" svg:x="5cm" svg:y="-1.818cm"/>
          <draw:glue-point draw:id="5" svg:x="5cm" svg:y="2.727cm"/>
          <draw:glue-point draw:id="6" svg:x="-5cm" svg:y="2.727cm"/>
          <draw:glue-point draw:id="7" svg:x="-5cm" svg:y="-2.272cm"/>
          <text:p/>
          <draw:enhanced-geometry svg:viewBox="0 0 21600 21600" draw:type="rectangle" draw:enhanced-path="M 0 0 L 21600 0 21600 21600 0 21600 0 0 Z N"/>
        </draw:custom-shape>
        <draw:frame draw:style-name="gr132" draw:text-style-name="P29" xml:id="id117" draw:id="id117" draw:layer="layout" svg:width="2.712cm" svg:height="0.762cm" svg:x="20.304cm" svg:y="4.303cm">
          <draw:text-box>
            <text:p><text:span text:style-name="T8">adc_sysref</text:span></text:p>
          </draw:text-box>
        </draw:frame>
        <draw:frame draw:style-name="gr133" draw:text-style-name="P29" draw:layer="layout" svg:width="2.051cm" svg:height="0.762cm" svg:x="20.204cm" svg:y="3.504cm">
          <draw:text-box>
            <text:p><text:span text:style-name="T8">adc_clk</text:span></text:p>
          </draw:text-box>
        </draw:frame>
        <draw:frame draw:style-name="gr134" draw:text-style-name="P29" xml:id="id130" draw:id="id130" draw:layer="layout" svg:width="3.906cm" svg:height="0.762cm" svg:x="20.3cm" svg:y="5.1cm">
          <draw:text-box>
            <text:p><text:span text:style-name="T8">adc_serdout[3:0]</text:span></text:p>
          </draw:text-box>
        </draw:frame>
        <draw:frame draw:style-name="gr135" draw:text-style-name="P29" xml:id="id127" draw:id="id127" draw:layer="layout" svg:width="2.128cm" svg:height="0.762cm" svg:x="20.304cm" svg:y="7.703cm">
          <draw:text-box>
            <text:p><text:span text:style-name="T8">adc_fdb</text:span></text:p>
          </draw:text-box>
        </draw:frame>
        <draw:frame draw:style-name="gr135" draw:text-style-name="P29" xml:id="id125" draw:id="id125" draw:layer="layout" svg:width="2.128cm" svg:height="0.762cm" svg:x="20.304cm" svg:y="7.203cm">
          <draw:text-box>
            <text:p><text:span text:style-name="T8">adc_fda</text:span></text:p>
          </draw:text-box>
        </draw:frame>
        <draw:frame draw:style-name="gr129" draw:text-style-name="P31" xml:id="id134" draw:id="id134" draw:layer="layout" svg:width="3.868cm" svg:height="0.801cm" svg:x="9.406cm" svg:y="15.5cm">
          <draw:text-box>
            <text:p><text:span text:style-name="T10">vita57_la_p[11]</text:span></text:p>
          </draw:text-box>
        </draw:frame>
        <draw:frame draw:style-name="gr136" draw:text-style-name="P31" draw:layer="layout" svg:width="4.495cm" svg:height="0.801cm" svg:x="9.105cm" svg:y="14.2cm">
          <draw:text-box>
            <text:p><text:span text:style-name="T10">dp_m2C[1:2:0:3]</text:span></text:p>
          </draw:text-box>
        </draw:frame>
        <draw:connector draw:style-name="gr87" draw:layer="layout" draw:line-skew="-1.702cm" svg:x1="4.904cm" svg:y1="5.82cm" svg:x2="10.7cm" svg:y2="2.901cm" draw:start-shape="id113" draw:start-glue-point="1" draw:end-shape="id114" draw:end-glue-point="11" svg:d="M4904 5820h1196v-2919h4600" svg:viewBox="0 0 5797 2920">
          <text:p/>
        </draw:connector>
        <draw:connector draw:style-name="gr87" draw:layer="layout" draw:line-skew="-1.302cm" svg:x1="4.904cm" svg:y1="6.321cm" svg:x2="10.7cm" svg:y2="3.5cm" draw:start-shape="id115" draw:start-glue-point="1" draw:end-shape="id114" draw:end-glue-point="10" svg:d="M4904 6321h1596v-2821h4200" svg:viewBox="0 0 5797 2822">
          <text:p/>
        </draw:connector>
        <draw:connector draw:style-name="gr87" draw:layer="layout" draw:line-skew="-1.6cm" svg:x1="13.3cm" svg:y1="2.901cm" svg:x2="20.3cm" svg:y2="3.901cm" draw:start-shape="id114" draw:start-glue-point="12" draw:end-shape="id116" draw:end-glue-point="7" svg:d="M13300 2901h1900v1000h5100" svg:viewBox="0 0 7001 1001">
          <text:p/>
        </draw:connector>
        <draw:connector draw:style-name="gr87" draw:layer="layout" draw:line-skew="-2.003cm" svg:x1="13.3cm" svg:y1="3.5cm" svg:x2="20.304cm" svg:y2="4.684cm" draw:start-shape="id114" draw:start-glue-point="13" draw:end-shape="id117" svg:d="M13300 3500h1500v1184h5504" svg:viewBox="0 0 7005 1185">
          <text:p/>
        </draw:connector>
        <draw:connector draw:style-name="gr89" draw:layer="layout" svg:x1="8.702cm" svg:y1="13.527cm" svg:x2="7.4cm" svg:y2="13.6cm" draw:start-shape="id118" draw:start-glue-point="5" draw:end-shape="id119" draw:end-glue-point="1" svg:d="M8702 13527h-651v73h-651" svg:viewBox="0 0 1303 74">
          <text:p/>
        </draw:connector>
        <draw:connector draw:style-name="gr86" draw:layer="layout" draw:line-skew="0.264cm" svg:x1="4.872cm" svg:y1="8.421cm" svg:x2="6.6cm" svg:y2="13.6cm" draw:start-shape="id120" draw:start-glue-point="1" draw:end-shape="id119" svg:d="M4872 8421h1128v5179h600" svg:viewBox="0 0 1729 5180">
          <text:p/>
        </draw:connector>
        <draw:connector draw:style-name="gr87" draw:layer="layout" draw:line-skew="-0.303cm" svg:x1="4.904cm" svg:y1="7.621cm" svg:x2="8.702cm" svg:y2="12.9cm" draw:start-shape="id121" draw:start-glue-point="1" draw:end-shape="id122" svg:d="M4904 7621h1596v5279h2202" svg:viewBox="0 0 3799 5280">
          <text:p/>
        </draw:connector>
        <draw:connector draw:style-name="gr87" draw:layer="layout" draw:line-skew="0.097cm" svg:x1="4.904cm" svg:y1="7.121cm" svg:x2="8.702cm" svg:y2="12.3cm" draw:start-shape="id123" draw:start-glue-point="1" draw:end-shape="id124" svg:d="M4904 7121h1996v5179h1802" svg:viewBox="0 0 3799 5180">
          <text:p/>
        </draw:connector>
        <draw:connector draw:style-name="gr89" draw:layer="layout" svg:x1="20.304cm" svg:y1="7.584cm" svg:x2="19.1cm" svg:y2="7.601cm" draw:start-shape="id125" draw:start-glue-point="3" draw:end-shape="id126" draw:end-glue-point="4" svg:d="M20304 7584h-601v17h-603" svg:viewBox="0 0 1205 18">
          <text:p/>
        </draw:connector>
        <draw:connector draw:style-name="gr89" draw:layer="layout" svg:x1="20.304cm" svg:y1="8.084cm" svg:x2="19.1cm" svg:y2="8cm" draw:start-shape="id127" draw:start-glue-point="3" draw:end-shape="id126" svg:d="M20304 8084h-601v-84h-603" svg:viewBox="0 0 1205 85">
          <text:p/>
        </draw:connector>
        <draw:connector draw:style-name="gr89" draw:layer="layout" svg:x1="20.303cm" svg:y1="8.583cm" svg:x2="19.1cm" svg:y2="8.599cm" draw:start-shape="id128" draw:start-glue-point="3" draw:end-shape="id126" draw:end-glue-point="5" svg:d="M20303 8583h-601v16h-602" svg:viewBox="0 0 1204 17">
          <text:p/>
        </draw:connector>
        <draw:connector draw:style-name="gr114" draw:layer="layout" draw:line-skew="-1.4cm" svg:x1="18.3cm" svg:y1="8.599cm" svg:x2="13.3cm" svg:y2="8.299cm" draw:start-shape="id126" draw:start-glue-point="6" draw:end-shape="id114" draw:end-glue-point="19" svg:d="M18300 8599h-3900v-300h-1100" svg:viewBox="0 0 5001 301">
          <text:p/>
        </draw:connector>
        <draw:connector draw:style-name="gr87" draw:layer="layout" draw:line-skew="-1cm" svg:x1="18.3cm" svg:y1="8cm" svg:x2="13.3cm" svg:y2="7.499cm" draw:start-shape="id126" draw:start-glue-point="3" draw:end-shape="id114" draw:end-glue-point="18" svg:d="M18300 8000h-3500v-501h-1500" svg:viewBox="0 0 5001 502">
          <text:p/>
        </draw:connector>
        <draw:connector draw:style-name="gr91" draw:layer="layout" draw:line-skew="-0.6cm" svg:x1="18.3cm" svg:y1="7.501cm" svg:x2="13.3cm" svg:y2="6.899cm" draw:start-shape="id126" draw:start-glue-point="7" draw:end-shape="id114" draw:end-glue-point="17" svg:d="M18300 7501h-3100v-602h-1900" svg:viewBox="0 0 5001 603">
          <text:p/>
        </draw:connector>
        <draw:connector draw:style-name="gr114" draw:layer="layout" draw:line-skew="-1.603cm" svg:x1="20.304cm" svg:y1="6.484cm" svg:x2="13.3cm" svg:y2="6.3cm" draw:start-shape="id129" draw:end-shape="id114" draw:end-glue-point="16" svg:d="M20304 6484h-5104v-184h-1900" svg:viewBox="0 0 7005 185">
          <text:p/>
        </draw:connector>
        <draw:connector draw:style-name="gr91" draw:layer="layout" draw:line-skew="-2.601cm" svg:x1="20.3cm" svg:y1="5.481cm" svg:x2="13.3cm" svg:y2="4.9cm" draw:start-shape="id130" draw:start-glue-point="3" draw:end-shape="id114" draw:end-glue-point="15" svg:d="M20300 5481h-6100v-581h-900" svg:viewBox="0 0 7001 582">
          <text:p/>
        </draw:connector>
        <draw:connector draw:style-name="gr86" xml:id="id131" draw:id="id131" draw:layer="layout" svg:x1="10.7cm" svg:y1="8.299cm" svg:x2="17.343cm" svg:y2="9.916cm" draw:start-shape="id114" draw:start-glue-point="7" svg:d="M10700 8299h-501v1617h7144" svg:viewBox="0 0 7145 1618">
          <text:p/>
        </draw:connector>
        <draw:connector draw:style-name="gr89" draw:layer="layout" svg:x1="13.3cm" svg:y1="17.099cm" svg:x2="17.343cm" svg:y2="9.916cm" draw:start-shape="id118" draw:start-glue-point="14" draw:end-shape="id131" draw:end-glue-point="3" svg:d="M13300 17099h4043v-7183" svg:viewBox="0 0 4044 7184">
          <text:p/>
        </draw:connector>
        <draw:connector draw:style-name="gr89" xml:id="id132" draw:id="id132" draw:layer="layout" draw:line-skew="-0.399cm" svg:x1="10.7cm" svg:y1="7.499cm" svg:x2="17.009cm" svg:y2="10.177cm" draw:start-shape="id114" draw:start-glue-point="6" svg:d="M10700 7499h-900v2678h7209" svg:viewBox="0 0 7210 2679">
          <text:p/>
        </draw:connector>
        <draw:connector draw:style-name="gr91" draw:layer="layout" svg:x1="17.009cm" svg:y1="10.177cm" svg:x2="13.273cm" svg:y2="16.4cm" draw:start-shape="id132" draw:start-glue-point="3" draw:end-shape="id133" draw:end-glue-point="1" svg:d="M17009 10177v6223h-3736" svg:viewBox="0 0 3737 6224">
          <text:p/>
        </draw:connector>
        <draw:connector draw:style-name="gr89" xml:id="id135" draw:id="id135" draw:layer="layout" draw:line-skew="-0.799cm" svg:x1="10.7cm" svg:y1="6.899cm" svg:x2="16.631cm" svg:y2="10.512cm" draw:start-shape="id114" draw:start-glue-point="5" svg:d="M10700 6899h-1300v3613h7231" svg:viewBox="0 0 7232 3614">
          <text:p/>
        </draw:connector>
        <draw:connector draw:style-name="gr86" draw:layer="layout" svg:x1="13.274cm" svg:y1="15.9cm" svg:x2="16.631cm" svg:y2="10.512cm" draw:start-shape="id134" draw:start-glue-point="1" draw:end-shape="id135" draw:end-glue-point="3" svg:d="M13274 15900h3357v-5388" svg:viewBox="0 0 3358 5389">
          <text:p/>
        </draw:connector>
        <draw:connector draw:style-name="gr86" xml:id="id136" draw:id="id136" draw:layer="layout" draw:line-skew="-1.199cm" svg:x1="10.7cm" svg:y1="6.3cm" svg:x2="16.093cm" svg:y2="10.89cm" draw:start-shape="id114" draw:start-glue-point="4" svg:d="M10700 6300h-1700v4590h7093" svg:viewBox="0 0 7094 4591">
          <text:p/>
        </draw:connector>
        <draw:connector draw:style-name="gr137" draw:layer="layout" svg:x1="13.3cm" svg:y1="13.527cm" svg:x2="16.093cm" svg:y2="10.89cm" draw:start-shape="id118" draw:start-glue-point="10" draw:end-shape="id136" draw:end-glue-point="3" svg:d="M13300 13527h2793v-2637" svg:viewBox="0 0 2794 2638">
          <text:p/>
        </draw:connector>
        <draw:connector draw:style-name="gr89" xml:id="id137" draw:id="id137" draw:layer="layout" draw:line-skew="-1.599cm" svg:x1="10.7cm" svg:y1="4.9cm" svg:x2="15.657cm" svg:y2="11.282cm" draw:start-shape="id114" draw:start-glue-point="8" svg:d="M10700 4900h-2100v6382h7057" svg:viewBox="0 0 7058 6383">
          <text:p/>
        </draw:connector>
        <draw:connector draw:style-name="gr86" draw:layer="layout" svg:x1="13.3cm" svg:y1="14.65cm" svg:x2="15.657cm" svg:y2="11.282cm" draw:start-shape="id118" draw:start-glue-point="1" draw:end-shape="id137" draw:end-glue-point="3" svg:d="M13300 14650h2357v-3368" svg:viewBox="0 0 2358 3369">
          <text:p/>
        </draw:connector>
        <draw:frame draw:style-name="gr136" draw:text-style-name="P32" draw:layer="layout" svg:width="4.495cm" svg:height="0.801cm" svg:x="9.905cm" svg:y="4.1cm">
          <draw:text-box>
            <text:p><text:span text:style-name="T11">dp_m2C[1:2:0:3]</text:span></text:p>
          </draw:text-box>
        </draw:frame>
        <draw:frame draw:style-name="gr138" draw:text-style-name="P31" draw:layer="layout" svg:width="2.123cm" svg:height="0.801cm" svg:x="11.006cm" svg:y="5.901cm">
          <draw:text-box>
            <text:p><text:span text:style-name="T10">la[1]</text:span></text:p>
          </draw:text-box>
        </draw:frame>
        <draw:frame draw:style-name="gr139" draw:text-style-name="P31" draw:layer="layout" svg:width="2.267cm" svg:height="0.801cm" svg:x="11.007cm" svg:y="6.502cm">
          <draw:text-box>
            <text:p><text:span text:style-name="T10">la_p[11]</text:span></text:p>
          </draw:text-box>
        </draw:frame>
        <draw:frame draw:style-name="gr139" draw:text-style-name="P31" draw:layer="layout" svg:width="2.267cm" svg:height="0.801cm" svg:x="11.007cm" svg:y="7.102cm">
          <draw:text-box>
            <text:p><text:span text:style-name="T10">la_n[11]</text:span></text:p>
          </draw:text-box>
        </draw:frame>
        <draw:frame draw:style-name="gr138" draw:text-style-name="P31" draw:layer="layout" svg:width="2.123cm" svg:height="0.801cm" svg:x="11.007cm" svg:y="7.902cm">
          <draw:text-box>
            <text:p><text:span text:style-name="T10">la_p[6]</text:span></text:p>
          </draw:text-box>
        </draw:frame>
        <draw:frame draw:style-name="gr138" draw:text-style-name="P31" draw:layer="layout" svg:width="2.123cm" svg:height="0.801cm" svg:x="11.008cm" svg:y="3.103cm">
          <draw:text-box>
            <text:p><text:span text:style-name="T10">k4_k5</text:span></text:p>
          </draw:text-box>
        </draw:frame>
        <draw:frame draw:style-name="gr138" draw:text-style-name="P31" draw:layer="layout" svg:width="2.123cm" svg:height="0.801cm" svg:x="11.009cm" svg:y="2.504cm">
          <draw:text-box>
            <text:p><text:span text:style-name="T10">j2_j3</text:span></text:p>
          </draw:text-box>
        </draw:frame>
        <draw:frame draw:style-name="gr140" draw:text-style-name="P32" draw:layer="layout" svg:width="4.797cm" svg:height="4.49cm" svg:x="0.203cm" svg:y="13.3cm">
          <draw:text-box>
            <text:p><text:span text:style-name="T11">Clkout0 = 125Mhz </text:span></text:p>
            <text:p><text:span text:style-name="T11">Clkout2 = 125Mhz</text:span></text:p>
            <text:p><text:span text:style-name="T11">Clkout4 = 500Mhz</text:span></text:p>
            <text:p><text:span text:style-name="T11">Clkout5 = xxMhz</text:span></text:p>
            <text:p><text:span text:style-name="T11">Clkout6 = 500Mhz</text:span></text:p>
            <text:p><text:span text:style-name="T11">Clkout7 = xxMhz</text:span></text:p>
            <text:p><text:span text:style-name="T11">Clkout8 = 100Mhz</text:span></text:p>
            <text:p><text:span text:style-name="T11">Clkout10 = 125Mhz</text:span></text:p>
            <text:p><text:span text:style-name="T11">Clkout12 = 500Mhz</text:span></text:p>
          </draw:text-box>
        </draw:frame>
        <draw:frame draw:style-name="gr141" draw:text-style-name="P29" draw:layer="layout" svg:width="2.102cm" svg:height="0.762cm" svg:x="2.9cm" svg:y="8.84cm">
          <draw:text-box>
            <text:p><text:span text:style-name="T8">clk_free</text:span></text:p>
          </draw:text-box>
        </draw:frame>
        <draw:frame draw:style-name="gr142" draw:text-style-name="P33" xml:id="id139" draw:id="id139" draw:layer="layout" svg:width="2.097cm" svg:height="0.801cm" svg:x="8.703cm" svg:y="14.901cm">
          <draw:text-box>
            <text:p><text:span text:style-name="T12">CLKUSR</text:span></text:p>
          </draw:text-box>
        </draw:frame>
        <draw:connector draw:style-name="gr87" draw:layer="layout" draw:line-skew="-1.102cm" svg:x1="4.9cm" svg:y1="9.199cm" svg:x2="8.703cm" svg:y2="15.301cm" draw:start-shape="id138" draw:start-glue-point="8" draw:end-shape="id139" svg:d="M4900 9199h800v6102h3003" svg:viewBox="0 0 3804 6103">
          <text:p/>
        </draw:connector>
        <draw:frame draw:style-name="gr143" draw:text-style-name="P34" draw:layer="layout" svg:width="1.052cm" svg:height="0.605cm" svg:x="7.393cm" svg:y="11.8cm">
          <draw:text-box>
            <text:p><text:span text:style-name="T13">T28</text:span></text:p>
          </draw:text-box>
        </draw:frame>
        <draw:frame draw:style-name="gr144" draw:text-style-name="P34" draw:layer="layout" svg:width="1.23cm" svg:height="0.605cm" svg:x="7.393cm" svg:y="12.4cm">
          <draw:text-box>
            <text:p><text:span text:style-name="T13">AJ22</text:span></text:p>
          </draw:text-box>
        </draw:frame>
        <draw:frame draw:style-name="gr145" draw:text-style-name="P34" draw:layer="layout" svg:width="1.281cm" svg:height="0.605cm" svg:x="7.393cm" svg:y="13.1cm">
          <draw:text-box>
            <text:p><text:span text:style-name="T13">AP24</text:span></text:p>
          </draw:text-box>
        </draw:frame>
        <draw:frame draw:style-name="gr145" draw:text-style-name="P34" draw:layer="layout" svg:width="1.281cm" svg:height="0.605cm" svg:x="7.294cm" svg:y="14.8cm">
          <draw:text-box>
            <text:p><text:span text:style-name="T13">AK16</text:span></text:p>
          </draw:text-box>
        </draw:frame>
        <draw:frame draw:style-name="gr146" draw:text-style-name="P34" draw:layer="layout" svg:width="1.018cm" svg:height="0.605cm" svg:x="13.595cm" svg:y="15.9cm">
          <draw:text-box>
            <text:p><text:span text:style-name="T13">J22</text:span></text:p>
          </draw:text-box>
        </draw:frame>
        <draw:frame draw:style-name="gr147" draw:text-style-name="P34" draw:layer="layout" svg:width="1.069cm" svg:height="0.605cm" svg:x="13.595cm" svg:y="15.4cm">
          <draw:text-box>
            <text:p><text:span text:style-name="T13">K24</text:span></text:p>
          </draw:text-box>
        </draw:frame>
        <draw:frame draw:style-name="gr148" draw:text-style-name="P34" draw:layer="layout" svg:width="1.086cm" svg:height="0.605cm" svg:x="13.596cm" svg:y="16.6cm">
          <draw:text-box>
            <text:p><text:span text:style-name="T13">H22</text:span></text:p>
          </draw:text-box>
        </draw:frame>
        <draw:frame draw:style-name="gr149" draw:text-style-name="P34" draw:layer="layout" svg:width="0.891cm" svg:height="0.605cm" svg:x="13.596cm" svg:y="13cm">
          <draw:text-box>
            <text:p><text:span text:style-name="T13">V7</text:span></text:p>
          </draw:text-box>
        </draw:frame>
        <presentation:notes draw:style-name="dp2">
          <draw:page-thumbnail draw:style-name="gr66" draw:layer="layout" svg:width="18.897cm" svg:height="11.771cm" svg:x="0.575cm" svg:y="2.385cm" draw:page-number="6" presentation:class="page"/>
          <draw:frame presentation:style-name="pr2" draw:text-style-name="P30" draw:layer="layout" svg:width="16.038cm" svg:height="14.126cm" svg:x="2.004cm" svg:y="14.91cm" presentation:class="notes" presentation:placeholder="true">
            <draw:text-box/>
          </draw:frame>
        </presentation:notes>
      </draw:page>
      <draw:page draw:name="page7" draw:style-name="dp1" draw:master-page-name="Standard_20_Content" presentation:presentation-page-layout-name="AL1T1" presentation:use-footer-name="ftr1" presentation:use-date-time-name="dtd1">
        <office:forms form:automatic-focus="false" form:apply-design-mode="false"/>
        <draw:custom-shape draw:style-name="gr116" draw:text-style-name="P26" draw:layer="layout" svg:width="7cm" svg:height="8.1cm" svg:x="17.9cm" svg:y="2.5cm">
          <draw:glue-point draw:id="4" svg:x="-4cm" svg:y="2.53cm"/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15.15cm" svg:height="2.155cm" svg:x="6.45cm" svg:y="0cm" presentation:class="title" presentation:user-transformed="true">
          <draw:text-box>
            <text:p><text:span text:style-name="T7">JESD204B <text:s/>IDROGEN-V3</text:span></text:p>
          </draw:text-box>
        </draw:frame>
        <draw:custom-shape draw:style-name="gr76" draw:text-style-name="P1" draw:layer="layout" svg:width="4.4cm" svg:height="4.4cm" svg:x="1.1cm" svg:y="5.5cm">
          <draw:glue-point draw:id="4" svg:x="-5cm" svg:y="-1.315cm"/>
          <draw:glue-point draw:id="5" svg:x="-5cm" svg:y="1.315cm"/>
          <draw:glue-point draw:id="6" svg:x="-5cm" svg:y="2.894cm"/>
          <draw:glue-point draw:id="7" svg:x="-5cm" svg:y="-2.272cm"/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58" draw:id="id158" draw:layer="layout" svg:width="4.598cm" svg:height="6.1cm" svg:x="8.702cm" svg:y="12.5cm">
          <draw:glue-point draw:id="4" svg:x="-5cm" svg:y="-3.421cm"/>
          <draw:glue-point draw:id="5" svg:x="-5cm" svg:y="-1.842cm"/>
          <draw:glue-point draw:id="6" svg:x="-5cm" svg:y="1.315cm"/>
          <draw:glue-point draw:id="7" svg:x="-5cm" svg:y="2.894cm"/>
          <draw:glue-point draw:id="8" svg:x="5cm" svg:y="1.315cm"/>
          <draw:glue-point draw:id="9" svg:x="5cm" svg:y="2.894cm"/>
          <draw:glue-point draw:id="10" svg:x="5cm" svg:y="-1.842cm"/>
          <draw:glue-point draw:id="11" svg:x="-5cm" svg:y="4.148cm"/>
          <draw:glue-point draw:id="12" svg:x="5cm" svg:y="-3.45cm"/>
          <draw:glue-point draw:id="13" svg:x="5cm" svg:y="2.213cm"/>
          <draw:glue-point draw:id="14" svg:x="5cm" svg:y="4.016cm"/>
          <draw:glue-point draw:id="15" svg:x="-5cm" svg:y="-2.5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" xml:id="id143" draw:id="id143" draw:layer="layout" svg:width="4cm" svg:height="6.2cm" svg:x="20.3cm" svg:y="3.7cm">
          <draw:glue-point draw:id="4" svg:x="-5cm" svg:y="1.315cm"/>
          <draw:glue-point draw:id="5" svg:x="-5cm" svg:y="2.894cm"/>
          <draw:glue-point draw:id="6" svg:x="-5cm" svg:y="-0.714cm"/>
          <draw:glue-point draw:id="7" svg:x="-5cm" svg:y="-3.225cm"/>
          <draw:glue-point draw:id="8" svg:x="-5cm" svg:y="-1.935cm"/>
          <draw:glue-point draw:id="9" svg:x="-5cm" svg:y="3.548cm"/>
          <draw:glue-point draw:id="10" svg:x="-5cm" svg:y="4.516cm"/>
          <text:p/>
          <draw:enhanced-geometry svg:viewBox="0 0 21600 21600" draw:type="rectangle" draw:enhanced-path="M 0 0 L 21600 0 21600 21600 0 21600 0 0 Z N"/>
        </draw:custom-shape>
        <draw:frame draw:style-name="gr83" draw:text-style-name="P28" draw:layer="layout" svg:width="3.228cm" svg:height="0.879cm" svg:x="1.6cm" svg:y="5.5cm">
          <draw:text-box>
            <text:p>LMK04828</text:p>
          </draw:text-box>
        </draw:frame>
        <draw:frame draw:style-name="gr84" draw:text-style-name="P28" draw:layer="layout" svg:width="1.505cm" svg:height="0.879cm" svg:x="11.795cm" svg:y="12.521cm">
          <draw:text-box>
            <text:p>A10</text:p>
          </draw:text-box>
        </draw:frame>
        <draw:frame draw:style-name="gr85" draw:text-style-name="P28" draw:layer="layout" svg:width="2.945cm" svg:height="0.879cm" svg:x="20.9cm" svg:y="3.7cm">
          <draw:text-box>
            <text:p>ADC9680</text:p>
          </draw:text-box>
        </draw:frame>
        <draw:frame draw:style-name="gr120" draw:text-style-name="P29" xml:id="id140" draw:id="id140" draw:layer="layout" svg:width="2.204cm" svg:height="0.762cm" svg:x="3.3cm" svg:y="6.339cm">
          <draw:text-box>
            <text:p><text:span text:style-name="T8">dclkout6</text:span></text:p>
          </draw:text-box>
        </draw:frame>
        <draw:frame draw:style-name="gr112" draw:text-style-name="P29" xml:id="id155" draw:id="id155" draw:layer="layout" svg:width="2.001cm" svg:height="0.762cm" svg:x="20.303cm" svg:y="9.102cm">
          <draw:text-box>
            <text:p><text:span text:style-name="T8">adc_pd</text:span></text:p>
          </draw:text-box>
        </draw:frame>
        <draw:frame draw:style-name="gr108" draw:text-style-name="P28" draw:layer="layout" svg:width="3.233cm" svg:height="0.879cm" svg:x="19.667cm" svg:y="2.6cm">
          <draw:text-box>
            <text:p>Mezzanine</text:p>
          </draw:text-box>
        </draw:frame>
        <draw:frame draw:style-name="gr121" draw:text-style-name="P29" xml:id="id142" draw:id="id142" draw:layer="layout" svg:width="2.504cm" svg:height="0.762cm" svg:x="3cm" svg:y="6.84cm">
          <draw:text-box>
            <text:p><text:span text:style-name="T8">sdclkout7</text:span></text:p>
          </draw:text-box>
        </draw:frame>
        <draw:frame draw:style-name="gr121" draw:text-style-name="P29" xml:id="id150" draw:id="id150" draw:layer="layout" svg:width="2.504cm" svg:height="0.762cm" svg:x="3cm" svg:y="7.64cm">
          <draw:text-box>
            <text:p><text:span text:style-name="T8">dclkout12</text:span></text:p>
          </draw:text-box>
        </draw:frame>
        <draw:frame draw:style-name="gr121" draw:text-style-name="P29" xml:id="id148" draw:id="id148" draw:layer="layout" svg:width="2.704cm" svg:height="0.762cm" svg:x="2.8cm" svg:y="8.14cm">
          <draw:text-box>
            <text:p><text:span text:style-name="T8">sdclkout13</text:span></text:p>
          </draw:text-box>
        </draw:frame>
        <draw:frame draw:style-name="gr122" draw:text-style-name="P29" xml:id="id147" draw:id="id147" draw:layer="layout" svg:width="1.772cm" svg:height="0.762cm" svg:x="3.7cm" svg:y="8.94cm">
          <draw:text-box>
            <text:p><text:span text:style-name="T8">Synch</text:span></text:p>
          </draw:text-box>
        </draw:frame>
        <draw:frame draw:style-name="gr150" draw:text-style-name="P31" xml:id="id151" draw:id="id151" draw:layer="layout" svg:width="2.432cm" svg:height="0.801cm" svg:x="8.702cm" svg:y="12.8cm">
          <draw:text-box>
            <text:p><text:span text:style-name="T10">lmkclk12</text:span></text:p>
          </draw:text-box>
        </draw:frame>
        <draw:frame draw:style-name="gr151" draw:text-style-name="P31" xml:id="id149" draw:id="id149" draw:layer="layout" svg:width="2.382cm" svg:height="0.801cm" svg:x="8.702cm" svg:y="13.4cm">
          <draw:text-box>
            <text:p><text:span text:style-name="T10">sysref13</text:span></text:p>
          </draw:text-box>
        </draw:frame>
        <draw:frame draw:style-name="gr152" draw:text-style-name="P31" xml:id="id145" draw:id="id145" draw:layer="layout" svg:width="2.847cm" svg:height="0.801cm" svg:x="8.703cm" svg:y="14.1cm">
          <draw:text-box>
            <text:p><text:span text:style-name="T10">synch_lmk</text:span></text:p>
          </draw:text-box>
        </draw:frame>
        <draw:custom-shape draw:style-name="gr153" draw:text-style-name="P1" xml:id="id146" draw:id="id146" draw:layer="layout" svg:width="0.8cm" svg:height="1.2cm" svg:x="7cm" svg:y="13.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" xml:id="id141" draw:id="id141" draw:layer="layout" svg:width="2.6cm" svg:height="7cm" svg:x="10.7cm" svg:y="3cm">
          <draw:glue-point draw:id="4" svg:x="-5cm" svg:y="1cm"/>
          <draw:glue-point draw:id="5" svg:x="-5cm" svg:y="1.857cm"/>
          <draw:glue-point draw:id="6" svg:x="-5cm" svg:y="2.714cm"/>
          <draw:glue-point draw:id="7" svg:x="-5cm" svg:y="3.857cm"/>
          <draw:glue-point draw:id="8" svg:x="-5cm" svg:y="-1cm"/>
          <draw:glue-point draw:id="9" svg:x="-5cm" svg:y="-2.142cm"/>
          <draw:glue-point draw:id="10" svg:x="-5cm" svg:y="-3cm"/>
          <draw:glue-point draw:id="11" svg:x="-5cm" svg:y="-3.857cm"/>
          <draw:glue-point draw:id="12" svg:x="5cm" svg:y="-3.857cm"/>
          <draw:glue-point draw:id="13" svg:x="5cm" svg:y="-3cm"/>
          <draw:glue-point draw:id="14" svg:x="5cm" svg:y="-2.142cm"/>
          <draw:glue-point draw:id="15" svg:x="5cm" svg:y="-1cm"/>
          <draw:glue-point draw:id="16" svg:x="5cm" svg:y="1cm"/>
          <draw:glue-point draw:id="17" svg:x="5cm" svg:y="1.857cm"/>
          <draw:glue-point draw:id="18" svg:x="5cm" svg:y="2.714cm"/>
          <draw:glue-point draw:id="19" svg:x="5cm" svg:y="3.857cm"/>
          <text:p/>
          <draw:enhanced-geometry svg:viewBox="0 0 21600 21600" draw:type="rectangle" draw:enhanced-path="M 0 0 L 21600 0 21600 21600 0 21600 0 0 Z N"/>
        </draw:custom-shape>
        <draw:frame draw:style-name="gr128" draw:text-style-name="P31" draw:layer="layout" svg:width="1.442cm" svg:height="0.801cm" svg:x="11.858cm" svg:y="14.1cm">
          <draw:text-box>
            <text:p><text:span text:style-name="T10">la[1]</text:span></text:p>
          </draw:text-box>
        </draw:frame>
        <draw:frame draw:style-name="gr129" draw:text-style-name="P31" xml:id="id161" draw:id="id161" draw:layer="layout" svg:width="3.868cm" svg:height="0.801cm" svg:x="9.405cm" svg:y="16.9cm">
          <draw:text-box>
            <text:p><text:span text:style-name="T10">vita57_la_n[11]</text:span></text:p>
          </draw:text-box>
        </draw:frame>
        <draw:frame draw:style-name="gr130" draw:text-style-name="P31" draw:layer="layout" svg:width="3.592cm" svg:height="0.801cm" svg:x="9.706cm" svg:y="17.5cm">
          <draw:text-box>
            <text:p><text:span text:style-name="T10">vita57_la_p[6]</text:span></text:p>
          </draw:text-box>
        </draw:frame>
        <draw:frame draw:style-name="gr99" draw:text-style-name="P29" xml:id="id156" draw:id="id156" draw:layer="layout" svg:width="2.432cm" svg:height="0.762cm" svg:x="20.304cm" svg:y="7.003cm">
          <draw:text-box>
            <text:p><text:span text:style-name="T8">adc_sync</text:span></text:p>
          </draw:text-box>
        </draw:frame>
        <draw:custom-shape draw:style-name="gr131" draw:text-style-name="P1" xml:id="id153" draw:id="id153" draw:layer="layout" svg:width="0.8cm" svg:height="2.2cm" svg:x="18.3cm" svg:y="7.8cm">
          <draw:glue-point draw:id="4" svg:x="5cm" svg:y="-1.818cm"/>
          <draw:glue-point draw:id="5" svg:x="5cm" svg:y="2.727cm"/>
          <draw:glue-point draw:id="6" svg:x="-5cm" svg:y="2.727cm"/>
          <draw:glue-point draw:id="7" svg:x="-5cm" svg:y="-2.272cm"/>
          <text:p/>
          <draw:enhanced-geometry svg:viewBox="0 0 21600 21600" draw:type="rectangle" draw:enhanced-path="M 0 0 L 21600 0 21600 21600 0 21600 0 0 Z N"/>
        </draw:custom-shape>
        <draw:frame draw:style-name="gr132" draw:text-style-name="P29" xml:id="id144" draw:id="id144" draw:layer="layout" svg:width="2.712cm" svg:height="0.762cm" svg:x="20.304cm" svg:y="5.203cm">
          <draw:text-box>
            <text:p><text:span text:style-name="T8">adc_sysref</text:span></text:p>
          </draw:text-box>
        </draw:frame>
        <draw:frame draw:style-name="gr133" draw:text-style-name="P29" draw:layer="layout" svg:width="2.051cm" svg:height="0.762cm" svg:x="20.204cm" svg:y="4.404cm">
          <draw:text-box>
            <text:p><text:span text:style-name="T8">adc_clk</text:span></text:p>
          </draw:text-box>
        </draw:frame>
        <draw:frame draw:style-name="gr134" draw:text-style-name="P29" xml:id="id157" draw:id="id157" draw:layer="layout" svg:width="3.906cm" svg:height="0.762cm" svg:x="20.3cm" svg:y="6cm">
          <draw:text-box>
            <text:p><text:span text:style-name="T8">adc_serdout[3:0]</text:span></text:p>
          </draw:text-box>
        </draw:frame>
        <draw:frame draw:style-name="gr135" draw:text-style-name="P29" xml:id="id154" draw:id="id154" draw:layer="layout" svg:width="2.128cm" svg:height="0.762cm" svg:x="20.304cm" svg:y="8.603cm">
          <draw:text-box>
            <text:p><text:span text:style-name="T8">adc_fdb</text:span></text:p>
          </draw:text-box>
        </draw:frame>
        <draw:frame draw:style-name="gr135" draw:text-style-name="P29" xml:id="id152" draw:id="id152" draw:layer="layout" svg:width="2.128cm" svg:height="0.762cm" svg:x="20.304cm" svg:y="8.103cm">
          <draw:text-box>
            <text:p><text:span text:style-name="T8">adc_fda</text:span></text:p>
          </draw:text-box>
        </draw:frame>
        <draw:frame draw:style-name="gr129" draw:text-style-name="P31" xml:id="id162" draw:id="id162" draw:layer="layout" svg:width="3.868cm" svg:height="0.801cm" svg:x="9.406cm" svg:y="16.4cm">
          <draw:text-box>
            <text:p><text:span text:style-name="T10">vita57_la_p[11]</text:span></text:p>
          </draw:text-box>
        </draw:frame>
        <draw:frame draw:style-name="gr136" draw:text-style-name="P31" draw:layer="layout" svg:width="4.495cm" svg:height="0.801cm" svg:x="9.105cm" svg:y="15.1cm">
          <draw:text-box>
            <text:p><text:span text:style-name="T10">dp_m2C[1:2:0:3]</text:span></text:p>
          </draw:text-box>
        </draw:frame>
        <draw:connector draw:style-name="gr87" draw:layer="layout" draw:line-skew="-1.702cm" svg:x1="5.504cm" svg:y1="6.72cm" svg:x2="10.7cm" svg:y2="3.801cm" draw:start-shape="id140" draw:start-glue-point="1" draw:end-shape="id141" draw:end-glue-point="11" svg:d="M5504 6720h896v-2919h4300" svg:viewBox="0 0 5197 2920">
          <text:p/>
        </draw:connector>
        <draw:connector draw:style-name="gr87" draw:layer="layout" draw:line-skew="-1.302cm" svg:x1="5.504cm" svg:y1="7.221cm" svg:x2="10.7cm" svg:y2="4.4cm" draw:start-shape="id142" draw:start-glue-point="1" draw:end-shape="id141" draw:end-glue-point="10" svg:d="M5504 7221h1296v-2821h3900" svg:viewBox="0 0 5197 2822">
          <text:p/>
        </draw:connector>
        <draw:connector draw:style-name="gr87" draw:layer="layout" draw:line-skew="-1.6cm" svg:x1="13.3cm" svg:y1="3.801cm" svg:x2="20.3cm" svg:y2="4.801cm" draw:start-shape="id141" draw:start-glue-point="12" draw:end-shape="id143" draw:end-glue-point="7" svg:d="M13300 3801h1900v1000h5100" svg:viewBox="0 0 7001 1001">
          <text:p/>
        </draw:connector>
        <draw:connector draw:style-name="gr87" draw:layer="layout" draw:line-skew="-2.003cm" svg:x1="13.3cm" svg:y1="4.4cm" svg:x2="20.304cm" svg:y2="5.584cm" draw:start-shape="id141" draw:start-glue-point="13" draw:end-shape="id144" svg:d="M13300 4400h1500v1184h5504" svg:viewBox="0 0 7005 1185">
          <text:p/>
        </draw:connector>
        <draw:connector draw:style-name="gr89" draw:layer="layout" svg:x1="8.703cm" svg:y1="14.5cm" svg:x2="7.8cm" svg:y2="14.5cm" draw:start-shape="id145" draw:start-glue-point="3" draw:end-shape="id146" draw:end-glue-point="1" svg:d="M8703 14500h-903" svg:viewBox="0 0 904 1">
          <text:p/>
        </draw:connector>
        <draw:connector draw:style-name="gr86" draw:layer="layout" draw:line-skew="0.164cm" svg:x1="5.472cm" svg:y1="9.321cm" svg:x2="7cm" svg:y2="14.5cm" draw:start-shape="id147" draw:start-glue-point="1" draw:end-shape="id146" svg:d="M5472 9321h928v5179h600" svg:viewBox="0 0 1529 5180">
          <text:p/>
        </draw:connector>
        <draw:connector draw:style-name="gr87" draw:layer="layout" draw:line-skew="-0.303cm" svg:x1="5.504cm" svg:y1="8.521cm" svg:x2="8.702cm" svg:y2="13.8cm" draw:start-shape="id148" draw:start-glue-point="1" draw:end-shape="id149" svg:d="M5504 8521h1296v5279h1902" svg:viewBox="0 0 3199 5280">
          <text:p/>
        </draw:connector>
        <draw:connector draw:style-name="gr87" draw:layer="layout" draw:line-skew="0.097cm" svg:x1="5.504cm" svg:y1="8.021cm" svg:x2="8.702cm" svg:y2="13.2cm" draw:start-shape="id150" draw:start-glue-point="1" draw:end-shape="id151" svg:d="M5504 8021h1696v5179h1502" svg:viewBox="0 0 3199 5180">
          <text:p/>
        </draw:connector>
        <draw:connector draw:style-name="gr89" draw:layer="layout" svg:x1="20.304cm" svg:y1="8.484cm" svg:x2="19.1cm" svg:y2="8.501cm" draw:start-shape="id152" draw:start-glue-point="3" draw:end-shape="id153" draw:end-glue-point="4" svg:d="M20304 8484h-601v17h-603" svg:viewBox="0 0 1205 18">
          <text:p/>
        </draw:connector>
        <draw:connector draw:style-name="gr89" draw:layer="layout" svg:x1="20.304cm" svg:y1="8.984cm" svg:x2="19.1cm" svg:y2="8.9cm" draw:start-shape="id154" draw:start-glue-point="3" draw:end-shape="id153" svg:d="M20304 8984h-601v-84h-603" svg:viewBox="0 0 1205 85">
          <text:p/>
        </draw:connector>
        <draw:connector draw:style-name="gr89" draw:layer="layout" svg:x1="20.303cm" svg:y1="9.483cm" svg:x2="19.1cm" svg:y2="9.499cm" draw:start-shape="id155" draw:start-glue-point="3" draw:end-shape="id153" draw:end-glue-point="5" svg:d="M20303 9483h-601v16h-602" svg:viewBox="0 0 1204 17">
          <text:p/>
        </draw:connector>
        <draw:connector draw:style-name="gr114" draw:layer="layout" draw:line-skew="-1.4cm" svg:x1="18.3cm" svg:y1="9.499cm" svg:x2="13.3cm" svg:y2="9.199cm" draw:start-shape="id153" draw:start-glue-point="6" draw:end-shape="id141" draw:end-glue-point="19" svg:d="M18300 9499h-3900v-300h-1100" svg:viewBox="0 0 5001 301">
          <text:p/>
        </draw:connector>
        <draw:connector draw:style-name="gr87" draw:layer="layout" draw:line-skew="-1cm" svg:x1="18.3cm" svg:y1="8.9cm" svg:x2="13.3cm" svg:y2="8.399cm" draw:start-shape="id153" draw:start-glue-point="3" draw:end-shape="id141" draw:end-glue-point="18" svg:d="M18300 8900h-3500v-501h-1500" svg:viewBox="0 0 5001 502">
          <text:p/>
        </draw:connector>
        <draw:connector draw:style-name="gr91" draw:layer="layout" draw:line-skew="-0.6cm" svg:x1="18.3cm" svg:y1="8.401cm" svg:x2="13.3cm" svg:y2="7.799cm" draw:start-shape="id153" draw:start-glue-point="7" draw:end-shape="id141" draw:end-glue-point="17" svg:d="M18300 8401h-3100v-602h-1900" svg:viewBox="0 0 5001 603">
          <text:p/>
        </draw:connector>
        <draw:connector draw:style-name="gr114" draw:layer="layout" draw:line-skew="-1.603cm" svg:x1="20.304cm" svg:y1="7.384cm" svg:x2="13.3cm" svg:y2="7.2cm" draw:start-shape="id156" draw:end-shape="id141" draw:end-glue-point="16" svg:d="M20304 7384h-5104v-184h-1900" svg:viewBox="0 0 7005 185">
          <text:p/>
        </draw:connector>
        <draw:connector draw:style-name="gr91" draw:layer="layout" draw:line-skew="-2.601cm" svg:x1="20.3cm" svg:y1="6.381cm" svg:x2="13.3cm" svg:y2="5.8cm" draw:start-shape="id157" draw:start-glue-point="3" draw:end-shape="id141" draw:end-glue-point="15" svg:d="M20300 6381h-6100v-581h-900" svg:viewBox="0 0 7001 582">
          <text:p/>
        </draw:connector>
        <draw:connector draw:style-name="gr86" xml:id="id159" draw:id="id159" draw:layer="layout" svg:x1="10.7cm" svg:y1="9.199cm" svg:x2="17.343cm" svg:y2="10.816cm" draw:start-shape="id141" draw:start-glue-point="7" svg:d="M10700 9199h-501v1617h7144" svg:viewBox="0 0 7145 1618">
          <text:p/>
        </draw:connector>
        <draw:connector draw:style-name="gr89" draw:layer="layout" svg:x1="13.3cm" svg:y1="17.999cm" svg:x2="17.343cm" svg:y2="10.816cm" draw:start-shape="id158" draw:start-glue-point="14" draw:end-shape="id159" draw:end-glue-point="3" svg:d="M13300 17999h4043v-7183" svg:viewBox="0 0 4044 7184">
          <text:p/>
        </draw:connector>
        <draw:connector draw:style-name="gr89" xml:id="id160" draw:id="id160" draw:layer="layout" draw:line-skew="-0.399cm" svg:x1="10.7cm" svg:y1="8.399cm" svg:x2="17.009cm" svg:y2="11.077cm" draw:start-shape="id141" draw:start-glue-point="6" svg:d="M10700 8399h-900v2678h7209" svg:viewBox="0 0 7210 2679">
          <text:p/>
        </draw:connector>
        <draw:connector draw:style-name="gr91" draw:layer="layout" svg:x1="17.009cm" svg:y1="11.077cm" svg:x2="13.273cm" svg:y2="17.3cm" draw:start-shape="id160" draw:start-glue-point="3" draw:end-shape="id161" draw:end-glue-point="1" svg:d="M17009 11077v6223h-3736" svg:viewBox="0 0 3737 6224">
          <text:p/>
        </draw:connector>
        <draw:connector draw:style-name="gr89" xml:id="id163" draw:id="id163" draw:layer="layout" draw:line-skew="-0.799cm" svg:x1="10.7cm" svg:y1="7.799cm" svg:x2="16.631cm" svg:y2="11.412cm" draw:start-shape="id141" draw:start-glue-point="5" svg:d="M10700 7799h-1300v3613h7231" svg:viewBox="0 0 7232 3614">
          <text:p/>
        </draw:connector>
        <draw:connector draw:style-name="gr86" draw:layer="layout" svg:x1="13.274cm" svg:y1="16.8cm" svg:x2="16.631cm" svg:y2="11.412cm" draw:start-shape="id162" draw:start-glue-point="1" draw:end-shape="id163" draw:end-glue-point="3" svg:d="M13274 16800h3357v-5388" svg:viewBox="0 0 3358 5389">
          <text:p/>
        </draw:connector>
        <draw:connector draw:style-name="gr86" xml:id="id164" draw:id="id164" draw:layer="layout" draw:line-skew="-1.199cm" svg:x1="10.7cm" svg:y1="7.2cm" svg:x2="16.093cm" svg:y2="11.79cm" draw:start-shape="id141" draw:start-glue-point="4" svg:d="M10700 7200h-1700v4590h7093" svg:viewBox="0 0 7094 4591">
          <text:p/>
        </draw:connector>
        <draw:connector draw:style-name="gr90" draw:layer="layout" svg:x1="13.3cm" svg:y1="14.427cm" svg:x2="16.093cm" svg:y2="11.79cm" draw:start-shape="id158" draw:start-glue-point="10" draw:end-shape="id164" draw:end-glue-point="3" svg:d="M13300 14427h2793v-2637" svg:viewBox="0 0 2794 2638">
          <text:p/>
        </draw:connector>
        <draw:connector draw:style-name="gr89" xml:id="id165" draw:id="id165" draw:layer="layout" draw:line-skew="-1.599cm" svg:x1="10.7cm" svg:y1="5.8cm" svg:x2="15.657cm" svg:y2="12.182cm" draw:start-shape="id141" draw:start-glue-point="8" svg:d="M10700 5800h-2100v6382h7057" svg:viewBox="0 0 7058 6383">
          <text:p/>
        </draw:connector>
        <draw:connector draw:style-name="gr86" draw:layer="layout" svg:x1="13.3cm" svg:y1="15.55cm" svg:x2="15.657cm" svg:y2="12.182cm" draw:start-shape="id158" draw:start-glue-point="1" draw:end-shape="id165" draw:end-glue-point="3" svg:d="M13300 15550h2357v-3368" svg:viewBox="0 0 2358 3369">
          <text:p/>
        </draw:connector>
        <draw:frame draw:style-name="gr136" draw:text-style-name="P31" draw:layer="layout" svg:width="4.495cm" svg:height="0.801cm" svg:x="9.905cm" svg:y="5cm">
          <draw:text-box>
            <text:p><text:span text:style-name="T10">dp_m2C[1:2:0:3]</text:span></text:p>
          </draw:text-box>
        </draw:frame>
        <draw:frame draw:style-name="gr138" draw:text-style-name="P31" draw:layer="layout" svg:width="2.123cm" svg:height="0.801cm" svg:x="11.006cm" svg:y="6.801cm">
          <draw:text-box>
            <text:p><text:span text:style-name="T10">la[1]</text:span></text:p>
          </draw:text-box>
        </draw:frame>
        <draw:frame draw:style-name="gr139" draw:text-style-name="P31" draw:layer="layout" svg:width="2.267cm" svg:height="0.801cm" svg:x="11.007cm" svg:y="7.402cm">
          <draw:text-box>
            <text:p><text:span text:style-name="T10">la_p[11]</text:span></text:p>
          </draw:text-box>
        </draw:frame>
        <draw:frame draw:style-name="gr139" draw:text-style-name="P31" draw:layer="layout" svg:width="2.267cm" svg:height="0.801cm" svg:x="11.007cm" svg:y="8.002cm">
          <draw:text-box>
            <text:p><text:span text:style-name="T10">la_n[11]</text:span></text:p>
          </draw:text-box>
        </draw:frame>
        <draw:frame draw:style-name="gr138" draw:text-style-name="P31" draw:layer="layout" svg:width="2.123cm" svg:height="0.801cm" svg:x="11.007cm" svg:y="8.802cm">
          <draw:text-box>
            <text:p><text:span text:style-name="T10">la_p[6]</text:span></text:p>
          </draw:text-box>
        </draw:frame>
        <draw:frame draw:style-name="gr138" draw:text-style-name="P31" draw:layer="layout" svg:width="2.123cm" svg:height="0.801cm" svg:x="11.008cm" svg:y="4.003cm">
          <draw:text-box>
            <text:p><text:span text:style-name="T10">k4_k5</text:span></text:p>
          </draw:text-box>
        </draw:frame>
        <draw:frame draw:style-name="gr138" draw:text-style-name="P31" draw:layer="layout" svg:width="2.123cm" svg:height="0.801cm" svg:x="11.009cm" svg:y="3.404cm">
          <draw:text-box>
            <text:p><text:span text:style-name="T10">j2_j3</text:span></text:p>
          </draw:text-box>
        </draw:frame>
        <draw:frame draw:style-name="gr154" draw:text-style-name="P28" draw:layer="layout" svg:width="7.597cm" svg:height="4.684cm" svg:x="0.204cm" svg:y="14.2cm">
          <draw:text-box>
            <text:p>Clkout0 = 125Mhz </text:p>
            <text:p>Clkout2 = 125Mhz</text:p>
            <text:p>Clkout4 = 100Mhz</text:p>
            <text:p>Clkout6 = 500Mhz</text:p>
            <text:p>Clkout8 = 100Mhz</text:p>
            <text:p>Clkout10 = 125Mhz</text:p>
            <text:p>Clkout12 =500Mhz</text:p>
          </draw:text-box>
        </draw:frame>
        <presentation:notes draw:style-name="dp2">
          <draw:page-thumbnail draw:style-name="gr66" draw:layer="layout" svg:width="18.897cm" svg:height="11.771cm" svg:x="0.575cm" svg:y="2.385cm" draw:page-number="7" presentation:class="page"/>
          <draw:frame presentation:style-name="pr2" draw:text-style-name="P30" draw:layer="layout" svg:width="16.038cm" svg:height="14.126cm" svg:x="2.004cm" svg:y="14.91cm" presentation:class="notes" presentation:placeholder="true">
            <draw:text-box/>
          </draw:frame>
        </presentation:notes>
      </draw:page>
      <draw:page draw:name="page8" draw:style-name="dp1" draw:master-page-name="Standard_20_Content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7" draw:layer="layout" svg:width="15.15cm" svg:height="2.155cm" svg:x="6.45cm" svg:y="0cm" presentation:class="title" presentation:user-transformed="true">
          <draw:text-box>
            <text:p><text:span text:style-name="T7">SI5338</text:span></text:p>
          </draw:text-box>
        </draw:frame>
        <draw:custom-shape draw:style-name="gr76" draw:text-style-name="P1" xml:id="id168" draw:id="id168" draw:layer="layout" svg:width="4.4cm" svg:height="4.4cm" svg:x="7cm" svg:y="5.5cm">
          <draw:glue-point draw:id="4" svg:x="-5cm" svg:y="-1.315cm"/>
          <draw:glue-point draw:id="5" svg:x="-5cm" svg:y="1.315cm"/>
          <draw:glue-point draw:id="6" svg:x="-5cm" svg:y="2.894cm"/>
          <draw:glue-point draw:id="7" svg:x="-5cm" svg:y="-2.272cm"/>
          <text:p/>
          <draw:enhanced-geometry svg:viewBox="0 0 21600 21600" draw:type="rectangle" draw:enhanced-path="M 0 0 L 21600 0 21600 21600 0 21600 0 0 Z N"/>
        </draw:custom-shape>
        <draw:frame draw:style-name="gr83" draw:text-style-name="P28" draw:layer="layout" svg:width="3.228cm" svg:height="0.879cm" svg:x="7.5cm" svg:y="5.5cm">
          <draw:text-box>
            <text:p>SI5338</text:p>
          </draw:text-box>
        </draw:frame>
        <draw:frame draw:style-name="gr120" draw:text-style-name="P29" xml:id="id166" draw:id="id166" draw:layer="layout" svg:width="2.204cm" svg:height="0.762cm" svg:x="9.2cm" svg:y="6.339cm">
          <draw:text-box>
            <text:p><text:span text:style-name="T8">clk1A/B</text:span></text:p>
          </draw:text-box>
        </draw:frame>
        <draw:frame draw:style-name="gr121" draw:text-style-name="P29" draw:layer="layout" svg:width="2.504cm" svg:height="0.762cm" svg:x="9.196cm" svg:y="6.878cm">
          <draw:text-box>
            <text:p><text:span text:style-name="T8">clk0A/B</text:span></text:p>
          </draw:text-box>
        </draw:frame>
        <draw:frame draw:style-name="gr121" draw:text-style-name="P29" xml:id="id171" draw:id="id171" draw:layer="layout" svg:width="1.9cm" svg:height="0.762cm" svg:x="9.5cm" svg:y="7.64cm">
          <draw:text-box>
            <text:p><text:span text:style-name="T8">clk3A</text:span></text:p>
          </draw:text-box>
        </draw:frame>
        <draw:frame draw:style-name="gr121" draw:text-style-name="P29" xml:id="id169" draw:id="id169" draw:layer="layout" svg:width="1.9cm" svg:height="0.762cm" svg:x="9.5cm" svg:y="8.14cm">
          <draw:text-box>
            <text:p><text:span text:style-name="T8">clk2A</text:span></text:p>
          </draw:text-box>
        </draw:frame>
        <draw:connector draw:style-name="gr87" draw:layer="layout" svg:x1="11.404cm" svg:y1="6.72cm" svg:x2="16cm" svg:y2="3.781cm" draw:start-shape="id166" draw:start-glue-point="1" draw:end-shape="id167" draw:end-glue-point="3" svg:d="M11404 6720h2298v-2939h2298" svg:viewBox="0 0 4597 2940">
          <text:p/>
        </draw:connector>
        <draw:connector draw:style-name="gr87" draw:layer="layout" svg:x1="7cm" svg:y1="7.122cm" svg:x2="3.201cm" svg:y2="7.118cm" draw:start-shape="id168" draw:start-glue-point="4" svg:d="M7000 7122h-2150v-4h-1649" svg:viewBox="0 0 3800 5">
          <text:p/>
        </draw:connector>
        <draw:connector draw:style-name="gr87" draw:layer="layout" svg:x1="11.4cm" svg:y1="8.521cm" svg:x2="15.72cm" svg:y2="12.781cm" draw:start-shape="id169" draw:start-glue-point="1" draw:end-shape="id170" svg:d="M11400 8521h2160v4260h2160" svg:viewBox="0 0 4321 4261">
          <text:p/>
        </draw:connector>
        <draw:connector draw:style-name="gr87" draw:layer="layout" svg:x1="11.4cm" svg:y1="8.021cm" svg:x2="16.545cm" svg:y2="11.619cm" draw:start-shape="id171" draw:start-glue-point="1" draw:end-shape="id172" draw:end-glue-point="3" svg:d="M11400 8021h2573v3598h2572" svg:viewBox="0 0 5146 3599">
          <text:p/>
        </draw:connector>
        <draw:frame draw:style-name="gr154" draw:text-style-name="P28" draw:layer="layout" svg:width="7.597cm" svg:height="4.684cm" svg:x="0.204cm" svg:y="14.2cm">
          <draw:text-box>
            <text:p>Clk0 = 125Mhz </text:p>
            <text:p>Clk1 = 322.265625</text:p>
            <text:p>Clk2 = 100Mhz</text:p>
            <text:p>Clk3 = 50Mhz</text:p>
            <text:p/>
          </draw:text-box>
        </draw:frame>
        <draw:connector draw:style-name="gr87" draw:layer="layout" svg:x1="11.404cm" svg:y1="7.172cm" svg:x2="17.8cm" svg:y2="5.081cm" draw:end-shape="id173" draw:end-glue-point="3" svg:d="M11404 7172h2948v-2091h3448" svg:viewBox="0 0 6397 2092">
          <text:p/>
        </draw:connector>
        <draw:frame draw:style-name="gr132" draw:text-style-name="P29" xml:id="id173" draw:id="id173" draw:layer="layout" svg:width="2.712cm" svg:height="0.762cm" svg:x="17.8cm" svg:y="4.7cm">
          <draw:text-box>
            <text:p><text:span text:style-name="T8">clkref_40G</text:span></text:p>
          </draw:text-box>
        </draw:frame>
        <draw:frame draw:style-name="gr155" draw:text-style-name="P29" xml:id="id167" draw:id="id167" draw:layer="layout" svg:width="2.458cm" svg:height="0.762cm" svg:x="16cm" svg:y="3.4cm">
          <draw:text-box>
            <text:p><text:span text:style-name="T8">clkref_1G</text:span></text:p>
          </draw:text-box>
        </draw:frame>
        <draw:frame draw:style-name="gr156" draw:text-style-name="P29" xml:id="id172" draw:id="id172" draw:layer="layout" svg:width="2.255cm" svg:height="0.762cm" svg:x="16.545cm" svg:y="11.238cm">
          <draw:text-box>
            <text:p><text:span text:style-name="T8">clk_USB</text:span></text:p>
          </draw:text-box>
        </draw:frame>
        <draw:frame draw:style-name="gr157" draw:text-style-name="P29" xml:id="id170" draw:id="id170" draw:layer="layout" svg:width="2.28cm" svg:height="0.762cm" svg:x="15.72cm" svg:y="12.4cm">
          <draw:text-box>
            <text:p><text:span text:style-name="T8">clk_USR</text:span></text:p>
          </draw:text-box>
        </draw:frame>
        <presentation:notes draw:style-name="dp2">
          <draw:page-thumbnail draw:style-name="gr66" draw:layer="layout" svg:width="18.897cm" svg:height="11.771cm" svg:x="0.575cm" svg:y="2.385cm" draw:page-number="8" presentation:class="page"/>
          <draw:frame presentation:style-name="pr2" draw:text-style-name="P30" draw:layer="layout" svg:width="16.038cm" svg:height="14.126cm" svg:x="2.004cm" svg:y="14.9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" svg:font-family="'DejaVu Sans'"/>
    <style:font-face style:name="Arial Unicode MS2" svg:font-family="'Arial Unicode MS'" style:font-pitch="variable"/>
    <style:font-face style:name="Gill Sans" svg:font-family="'Gill Sans'" style:font-pitch="variable"/>
    <style:font-face style:name="Hoefler Text" svg:font-family="'Hoefler Text'" style:font-pitch="variable"/>
    <style:font-face style:name="Tahoma1" svg:font-family="Tahoma" style:font-pitch="variable"/>
    <style:font-face style:name="ヒラギノ明朝 ProN W3" svg:font-family="'ヒラギノ明朝 ProN W3'" style:font-pitch="variable"/>
    <style:font-face style:name="ヒラギノ角ゴ ProN W3" svg:font-family="'ヒラギノ角ゴ ProN W3'" style:font-pitch="variable"/>
    <style:font-face style:name="Arial1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adornments="Fett" style:font-family-generic="swiss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itmape_20_1" draw:display-name="Bitmape 1" xlink:href="Pictures/1000000000000400000003001CF04CF3093191A9.png" xlink:type="simple" xlink:show="embed" xlink:actuate="onLoad"/>
    <draw:marker draw:name="Arrow" svg:viewBox="0 0 20 30" svg:d="M10 0l-10 30h20z"/>
    <draw:stroke-dash draw:name="Dashed_20__28_var_29__20_17" draw:display-name="Dashed (var) 17" draw:style="rect" draw:dots1="1" draw:dots1-length="0.02cm" draw:dots2="1" draw:dots2-length="0.02cm" draw:distance="0.02cm"/>
    <draw:stroke-dash draw:name="Dashed_20__28_var_29__20_7" draw:display-name="Dashed (var) 7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7" svg:stroke-width="0cm" svg:stroke-color="#000000" draw:marker-start-width="0.31cm" draw:marker-start-center="false" draw:marker-end-width="0.3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7" svg:stroke-width="0cm" svg:stroke-color="#3333ff" draw:marker-start-width="0.31cm" draw:marker-start-center="false" draw:marker-end-width="0.31cm" draw:marker-end-center="false" draw:fill="solid" draw:fill-color="#99ccff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2" style:display-name="Standard_2" style:family="graphic">
      <style:graphic-properties draw:stroke="solid" draw:stroke-dash="Dashed_20__28_var_29__20_7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2">
      <style:graphic-properties draw:stroke="none" draw:stroke-dash="Dashed_20__28_var_29__20_7" draw:fill="none" draw:fill-gradient-name="Gradient_20_3" draw:fill-hatch-name="Hatching_20_1" draw:fill-image-name="Bitmap_20_1" draw:opacity="50%" draw:shadow-opacity="50%"/>
      <style:paragraph-properties>
        <style:tab-stops/>
      </style:paragraph-properties>
    </style:style>
    <style:style style:name="Objet_20_sans_20_remplissage_20_et_20_sans_20_ligne_5f_1_5f_1" style:display-name="Objet sans remplissage et sans ligne_1_1" style:family="graphic" style:parent-style-name="standard">
      <style:graphic-properties draw:stroke="none" draw:fill="none" draw:fill-gradient-name="Gradient_20_2" draw:fill-hatch-name="Hatching_20_1" draw:fill-image-name="Bitmap_20_3" draw:opacity="20%" draw:fill-image-width="0cm" draw:fill-image-height="0cm" draw:shadow-opacity="20%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4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28pt" style:font-style-asian="normal" style:font-weight-asian="normal" style:font-name-complex="Arial Unicode MS1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24pt" style:font-style-asian="normal" style:font-weight-asian="normal" style:font-name-complex="Arial Unicode MS1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44pt" style:font-style-asian="normal" style:font-weight-asian="normal" style:font-name-complex="Arial Unicode MS1" style:font-family-complex="'Arial Unicode MS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BAO-talk-background" style:family="presentation">
      <style:graphic-properties draw:stroke="none" draw:fill="none"/>
    </style:style>
    <style:style style:name="BAO-talk-backgroundobjects" style:family="presentation">
      <style:graphic-properties draw:shadow="hidden" draw:shadow-offset-x="0.3cm" draw:shadow-offset-y="0.3cm" draw:shadow-color="#808080"/>
    </style:style>
    <style:style style:name="BAO-talk-notes" style:family="presentation">
      <style:graphic-properties draw:stroke="none" draw:fill="none">
        <text:list-style style:name="BAO-tal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Arial Unicode MS2" style:font-family-asian="'Arial Unicode MS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BAO-talk-outline1" style:family="presentation">
      <style:graphic-properties draw:stroke="none" draw:fill="none">
        <text:list-style style:name="BAO-talk-outline1">
          <text:list-level-style-image text:level="1" xlink:href="Pictures/100002000000001200000012628A12A2F2A67334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1.6cm" text:min-label-width="0.8cm" style:vertical-pos="middle" style:vertical-rel="line" fo:width="0.38cm" fo:height="0.38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33cm" fo:height="0.33cm"/>
          </text:list-level-style-image>
          <text:list-level-style-image text:level="4" xlink:href="Pictures/10000200000000120000001229CA8D8AA5357ED5.gif" xlink:type="simple" xlink:show="embed" xlink:actuate="onLoad">
            <style:list-level-properties text:space-before="4.2cm" text:min-label-width="0.6cm" style:vertical-pos="middle" style:vertical-rel="line" fo:width="0.28cm" fo:height="0.28cm"/>
          </text:list-level-style-image>
          <text:list-level-style-image text:level="5" xlink:href="Pictures/100000000000001C000000202567CA8AF885E31F.gif" xlink:type="simple" xlink:show="embed" xlink:actuate="onLoad">
            <style:list-level-properties text:space-before="5.4cm" text:min-label-width="0.6cm" style:vertical-pos="middle" style:vertical-rel="line" fo:width="0.34cm" fo:height="0.389cm"/>
          </text:list-level-style-image>
          <text:list-level-style-image text:level="6" xlink:href="Pictures/100000000000001C000000202567CA8AF885E31F.gif" xlink:type="simple" xlink:show="embed" xlink:actuate="onLoad">
            <style:list-level-properties text:space-before="6.6cm" text:min-label-width="0.6cm" style:vertical-pos="middle" style:vertical-rel="line" fo:width="0.34cm" fo:height="0.389cm"/>
          </text:list-level-style-image>
          <text:list-level-style-image text:level="7" xlink:href="Pictures/100000000000001C000000202567CA8AF885E31F.gif" xlink:type="simple" xlink:show="embed" xlink:actuate="onLoad">
            <style:list-level-properties text:space-before="7.8cm" text:min-label-width="0.6cm" style:vertical-pos="middle" style:vertical-rel="line" fo:width="0.34cm" fo:height="0.389cm"/>
          </text:list-level-style-image>
          <text:list-level-style-image text:level="8" xlink:href="Pictures/100000000000001C000000202567CA8AF885E31F.gif" xlink:type="simple" xlink:show="embed" xlink:actuate="onLoad">
            <style:list-level-properties text:space-before="9cm" text:min-label-width="0.6cm" style:vertical-pos="middle" style:vertical-rel="line" fo:width="0.34cm" fo:height="0.389cm"/>
          </text:list-level-style-image>
          <text:list-level-style-image text:level="9" xlink:href="Pictures/100000000000001C000000202567CA8AF885E31F.gif" xlink:type="simple" xlink:show="embed" xlink:actuate="onLoad">
            <style:list-level-properties text:space-before="10.2cm" text:min-label-width="0.6cm" style:vertical-pos="middle" style:vertical-rel="line" fo:width="0.34cm" fo:height="0.389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Arial Unicode MS2" style:font-family-asian="'Arial Unicode MS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BAO-talk-outline2" style:family="presentation" style:parent-style-name="BAO-talk-outline1">
      <style:paragraph-properties fo:margin-left="0cm" fo:margin-right="0cm" fo:margin-top="0cm" fo:margin-bottom="0.2cm" fo:text-indent="0cm"/>
      <style:text-properties fo:font-size="18pt" style:font-size-asian="28pt" style:font-size-complex="28pt"/>
    </style:style>
    <style:style style:name="BAO-talk-outline3" style:family="presentation" style:parent-style-name="BAO-talk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BAO-talk-outline4" style:family="presentation" style:parent-style-name="BAO-talk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BAO-talk-outline5" style:family="presentation" style:parent-style-name="BAO-talk-outline4">
      <style:paragraph-properties fo:margin-left="6cm" fo:margin-right="0cm" fo:margin-top="0cm" fo:margin-bottom="0.1cm" fo:text-indent="-0.6cm"/>
      <style:text-properties fo:font-size="18pt" style:font-size-asian="20pt" style:font-size-complex="20pt"/>
    </style:style>
    <style:style style:name="BAO-talk-outline6" style:family="presentation" style:parent-style-name="BAO-talk-outline5">
      <style:paragraph-properties fo:margin-left="7.2cm" fo:margin-right="0cm" fo:margin-top="0cm" fo:margin-bottom="0.1cm" fo:text-indent="-0.6cm"/>
      <style:text-properties fo:font-size="18pt" style:font-size-asian="20pt" style:font-size-complex="20pt"/>
    </style:style>
    <style:style style:name="BAO-talk-outline7" style:family="presentation" style:parent-style-name="BAO-talk-outline6">
      <style:paragraph-properties fo:margin-left="8.4cm" fo:margin-right="0cm" fo:margin-top="0cm" fo:margin-bottom="0.1cm" fo:text-indent="-0.6cm"/>
      <style:text-properties fo:font-size="18pt" style:font-size-asian="20pt" style:font-size-complex="20pt"/>
    </style:style>
    <style:style style:name="BAO-talk-outline8" style:family="presentation" style:parent-style-name="BAO-talk-outline7">
      <style:paragraph-properties fo:margin-left="9.6cm" fo:margin-right="0cm" fo:margin-top="0cm" fo:margin-bottom="0.1cm" fo:text-indent="-0.6cm"/>
      <style:text-properties fo:font-size="18pt" style:font-size-asian="20pt" style:font-size-complex="20pt"/>
    </style:style>
    <style:style style:name="BAO-talk-outline9" style:family="presentation" style:parent-style-name="BAO-talk-outline8">
      <style:paragraph-properties fo:margin-left="10.8cm" fo:margin-right="0cm" fo:margin-top="0cm" fo:margin-bottom="0.1cm" fo:text-indent="-0.6cm"/>
      <style:text-properties fo:font-size="18pt" style:font-size-asian="20pt" style:font-size-complex="20pt"/>
    </style:style>
    <style:style style:name="BAO-talk-subtitle" style:family="presentation">
      <style:graphic-properties draw:stroke="none" draw:fill="none" draw:textarea-vertical-align="middle">
        <text:list-style style:name="BAO-tal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Arial Unicode MS2" style:font-family-asian="'Arial Unicode MS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BAO-talk-title" style:family="presentation">
      <style:graphic-properties draw:stroke="none" draw:fill="none" draw:textarea-vertical-align="middle">
        <text:list-style style:name="BAO-tal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Bitstream Vera Serif" fo:font-family="'Bitstream Vera Serif'" style:font-family-generic="roman" style:font-pitch="variable" fo:font-size="22pt" fo:font-style="normal" fo:text-shadow="none" style:text-underline-style="none" fo:font-weight="normal" style:font-name-asian="Arial Unicode MS2" style:font-family-asian="'Arial Unicode MS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style:text-line-through-type="none" style:font-name="Albany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1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Titr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r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4-outline1" style:family="presentation">
      <style:graphic-properties draw:stroke="none" draw:fill="none">
        <text:list-style style:name="Titre4-outline1">
          <text:list-level-style-bullet text:level="1" text:bullet-char="•">
            <style:list-level-properties text:space-before="0.798cm" text:min-label-width="1.045cm"/>
            <style:text-properties style:font-name="Hoefler Text" fo:color="#44422c" fo:font-size="125%"/>
          </text:list-level-style-bullet>
          <text:list-level-style-bullet text:level="2" text:bullet-char="•">
            <style:list-level-properties text:space-before="2.222cm" text:min-label-width="1.045cm"/>
            <style:text-properties style:font-name="Hoefler Text" fo:color="#44422c" fo:font-size="125%"/>
          </text:list-level-style-bullet>
          <text:list-level-style-bullet text:level="3" text:bullet-char="•">
            <style:list-level-properties text:space-before="3.668cm" text:min-label-width="1.045cm"/>
            <style:text-properties style:font-name="Hoefler Text" fo:color="#44422c" fo:font-size="125%"/>
          </text:list-level-style-bullet>
          <text:list-level-style-bullet text:level="4" text:bullet-char="•">
            <style:list-level-properties text:space-before="5.115cm" text:min-label-width="1.045cm"/>
            <style:text-properties style:font-name="Hoefler Text" fo:color="#44422c" fo:font-size="125%"/>
          </text:list-level-style-bullet>
          <text:list-level-style-bullet text:level="5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6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7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8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9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10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</text:list-style>
      </style:graphic-properties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0.696cm"/>
          <style:tab-stop style:position="3.236cm"/>
          <style:tab-stop style:position="5.776cm"/>
          <style:tab-stop style:position="8.316cm"/>
          <style:tab-stop style:position="10.856cm"/>
          <style:tab-stop style:position="13.396cm"/>
          <style:tab-stop style:position="15.936cm"/>
          <style:tab-stop style:position="18.476cm"/>
          <style:tab-stop style:position="21.016cm"/>
          <style:tab-stop style:position="23.556cm"/>
          <style:tab-stop style:position="26.096cm"/>
        </style:tab-stops>
      </style:paragraph-properties>
      <style:text-properties fo:color="#44422c" style:text-outline="false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letter-kerning="true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text-emphasize="none" style:font-relief="none"/>
    </style:style>
    <style:style style:name="Titre4-outline2" style:family="presentation" style:parent-style-name="Titre4-outline1"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1.812cm"/>
          <style:tab-stop style:position="4.352cm"/>
          <style:tab-stop style:position="6.892cm"/>
          <style:tab-stop style:position="9.432cm"/>
          <style:tab-stop style:position="11.972cm"/>
          <style:tab-stop style:position="14.512cm"/>
          <style:tab-stop style:position="17.052cm"/>
          <style:tab-stop style:position="19.592cm"/>
          <style:tab-stop style:position="22.132cm"/>
          <style:tab-stop style:position="24.672cm"/>
        </style:tab-stops>
      </style:paragraph-properties>
      <style:text-properties fo:color="#44422c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0.366cm"/>
          <style:tab-stop style:position="2.906cm"/>
          <style:tab-stop style:position="5.446cm"/>
          <style:tab-stop style:position="7.986cm"/>
          <style:tab-stop style:position="10.526cm"/>
          <style:tab-stop style:position="13.066cm"/>
          <style:tab-stop style:position="15.606cm"/>
          <style:tab-stop style:position="18.146cm"/>
          <style:tab-stop style:position="20.686cm"/>
          <style:tab-stop style:position="23.226cm"/>
        </style:tab-stops>
      </style:paragraph-properties>
      <style:text-properties fo:color="#44422c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1.459cm"/>
          <style:tab-stop style:position="3.999cm"/>
          <style:tab-stop style:position="6.539cm"/>
          <style:tab-stop style:position="9.079cm"/>
          <style:tab-stop style:position="11.619cm"/>
          <style:tab-stop style:position="14.159cm"/>
          <style:tab-stop style:position="16.699cm"/>
          <style:tab-stop style:position="19.239cm"/>
          <style:tab-stop style:position="21.779cm"/>
        </style:tab-stops>
      </style:paragraph-properties>
      <style:text-properties fo:color="#44422c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</style:tab-stops>
      </style:paragraph-properties>
      <style:text-properties fo:color="#44422c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</style:tab-stops>
      </style:paragraph-properties>
      <style:text-properties fo:color="#44422c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</style:tab-stops>
      </style:paragraph-properties>
      <style:text-properties fo:color="#44422c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</style:tab-stops>
      </style:paragraph-properties>
      <style:text-properties fo:color="#44422c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</style:tab-stops>
      </style:paragraph-properties>
      <style:text-properties fo:color="#44422c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bullet text:level="1" text:bullet-char="•">
            <style:list-level-properties text:space-before="0.798cm" text:min-label-width="1.045cm"/>
            <style:text-properties style:font-name="Hoefler Text" fo:color="#44422c" fo:font-size="125%"/>
          </text:list-level-style-bullet>
          <text:list-level-style-bullet text:level="2" text:bullet-char="•">
            <style:list-level-properties text:space-before="2.222cm" text:min-label-width="1.045cm"/>
            <style:text-properties style:font-name="Hoefler Text" fo:color="#44422c" fo:font-size="125%"/>
          </text:list-level-style-bullet>
          <text:list-level-style-bullet text:level="3" text:bullet-char="•">
            <style:list-level-properties text:space-before="3.668cm" text:min-label-width="1.045cm"/>
            <style:text-properties style:font-name="Hoefler Text" fo:color="#44422c" fo:font-size="125%"/>
          </text:list-level-style-bullet>
          <text:list-level-style-bullet text:level="4" text:bullet-char="•">
            <style:list-level-properties text:space-before="5.115cm" text:min-label-width="1.045cm"/>
            <style:text-properties style:font-name="Hoefler Text" fo:color="#44422c" fo:font-size="125%"/>
          </text:list-level-style-bullet>
          <text:list-level-style-bullet text:level="5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6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7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8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9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  <text:list-level-style-bullet text:level="10" text:bullet-char="•">
            <style:list-level-properties text:space-before="6.561cm" text:min-label-width="1.045cm"/>
            <style:text-properties style:font-name="Hoefler Text" fo:color="#44422c" fo:font-size="125%"/>
          </text:list-level-style-bullet>
        </text:list-style>
      </style:graphic-properties>
      <style:paragraph-properties fo:margin-left="0cm" fo:margin-right="0cm" fo:margin-top="1.164cm" fo:margin-bottom="0cm" fo:line-height="100%" fo:text-align="start" fo:text-indent="0cm" style:punctuation-wrap="hanging" style:line-break="strict">
        <style:tab-stops>
          <style:tab-stop style:position="0.696cm"/>
          <style:tab-stop style:position="3.236cm"/>
          <style:tab-stop style:position="5.776cm"/>
          <style:tab-stop style:position="8.316cm"/>
          <style:tab-stop style:position="10.856cm"/>
          <style:tab-stop style:position="13.396cm"/>
          <style:tab-stop style:position="15.936cm"/>
          <style:tab-stop style:position="18.476cm"/>
          <style:tab-stop style:position="21.016cm"/>
          <style:tab-stop style:position="23.556cm"/>
          <style:tab-stop style:position="26.096cm"/>
        </style:tab-stops>
      </style:paragraph-properties>
      <style:text-properties fo:color="#44422c" style:text-outline="false" style:text-line-through-style="none" style:text-line-through-type="none" style:text-position="0% 100%" style:font-name="Hoefler Text" fo:font-family="'Hoefler Text'" style:font-pitch="variable" fo:font-size="38pt" fo:font-style="normal" fo:text-shadow="none" style:text-underline-style="none" fo:font-weight="normal" style:letter-kerning="true" style:font-name-asian="ヒラギノ明朝 ProN W3" style:font-family-asian="'ヒラギノ明朝 ProN W3'" style:font-pitch-asian="variable" style:font-size-asian="38pt" style:font-style-asian="normal" style:font-weight-asian="normal" style:font-name-complex="ヒラギノ明朝 ProN W3" style:font-family-complex="'ヒラギノ明朝 ProN W3'" style:font-pitch-complex="variable" style:font-size-complex="38pt" style:font-style-complex="normal" style:font-weight-complex="normal" style:text-emphasize="none" style:font-relief="none"/>
    </style:style>
    <style:style style:name="Titre4-title" style:family="presentation">
      <style:graphic-properties draw:stroke="none" draw:fill="none" draw:textarea-vertical-align="middle">
        <text:list-style style:name="Titre4-title">
          <text:list-level-style-bullet text:level="1" text:bullet-char="•">
            <style:list-level-properties/>
            <style:text-properties style:font-name="Hoefler Text" fo:color="#44422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422c" style:text-outline="false" style:text-line-through-style="none" style:text-line-through-type="none" style:text-position="0% 100%" style:font-name="Hoefler Text" fo:font-family="'Hoefler Text'" style:font-pitch="variable" fo:font-size="64pt" fo:font-style="normal" fo:text-shadow="none" style:text-underline-style="none" fo:font-weight="normal" style:letter-kerning="true" style:font-name-asian="ヒラギノ明朝 ProN W3" style:font-family-asian="'ヒラギノ明朝 ProN W3'" style:font-pitch-asian="variable" style:font-size-asian="64pt" style:font-style-asian="normal" style:font-weight-asian="normal" style:font-name-complex="ヒラギノ明朝 ProN W3" style:font-family-complex="'ヒラギノ明朝 ProN W3'" style:font-pitch-complex="variable" style:font-size-complex="64pt" style:font-style-complex="normal" style:font-weight-complex="normal" style:text-emphasize="none" style:font-relief="none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5-outline1" style:family="presentation">
      <style:graphic-properties draw:stroke="none" draw:fill="none">
        <text:list-style style:name="Titre5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re5-outline2" style:family="presentation" style:parent-style-name="Titre5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2pt" style:font-style-asian="normal" style:font-weight-asian="normal" style:font-name-complex="ヒラギノ角ゴ ProN W3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re5-title" style:family="presentation">
      <style:graphic-properties draw:stroke="none" draw:fill="none" draw:textarea-vertical-align="middle">
        <text:list-style style:name="Titre5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84pt" style:font-style-asian="normal" style:font-weight-asian="normal" style:font-name-complex="ヒラギノ角ゴ ProN W3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lyt-cool_5f_-background" style:display-name="lyt-cool_-background" style:family="presentation">
      <style:graphic-properties draw:stroke="none" draw:fill="solid" draw:fill-color="#babed6" draw:fill-image-width="1cm" draw:fill-image-height="1cm"/>
    </style:style>
    <style:style style:name="lyt-cool_5f_-backgroundobjects" style:display-name="lyt-cool_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_5f_-notes" style:display-name="lyt-cool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_5f_-outline1" style:display-name="lyt-cool_-outline1" style:family="presentation">
      <style:graphic-properties draw:stroke="none" draw:fill="none">
        <text:list-style style:name="lyt-cool_5f_-outline1" style:display-name="lyt-cool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style:text-line-through-type="none" style:font-name="Albany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_5f_-outline2" style:display-name="lyt-cool_-outline2" style:family="presentation" style:parent-style-name="lyt-cool_5f_-outline1">
      <style:paragraph-properties fo:margin-left="0cm" fo:margin-right="0cm" fo:text-indent="-0.8cm"/>
      <style:text-properties fo:font-size="28pt"/>
    </style:style>
    <style:style style:name="lyt-cool_5f_-outline3" style:display-name="lyt-cool_-outline3" style:family="presentation" style:parent-style-name="lyt-cool_5f_-outline2">
      <style:paragraph-properties fo:margin-left="0cm" fo:margin-right="0cm" fo:text-indent="-0.6cm"/>
      <style:text-properties fo:font-size="24pt"/>
    </style:style>
    <style:style style:name="lyt-cool_5f_-outline4" style:display-name="lyt-cool_-outline4" style:family="presentation" style:parent-style-name="lyt-cool_5f_-outline3">
      <style:paragraph-properties fo:margin-left="0cm" fo:margin-right="0cm" fo:text-indent="-0.6cm"/>
      <style:text-properties fo:font-size="20pt"/>
    </style:style>
    <style:style style:name="lyt-cool_5f_-outline5" style:display-name="lyt-cool_-outline5" style:family="presentation" style:parent-style-name="lyt-cool_5f_-outline4">
      <style:paragraph-properties fo:margin-left="0cm" fo:margin-right="0cm" fo:text-indent="-0.6cm"/>
      <style:text-properties fo:font-size="20pt"/>
    </style:style>
    <style:style style:name="lyt-cool_5f_-outline6" style:display-name="lyt-cool_-outline6" style:family="presentation" style:parent-style-name="lyt-cool_5f_-outline5">
      <style:paragraph-properties fo:margin-left="0cm" fo:margin-right="0cm" fo:text-indent="-0.6cm"/>
      <style:text-properties fo:font-size="20pt"/>
    </style:style>
    <style:style style:name="lyt-cool_5f_-outline7" style:display-name="lyt-cool_-outline7" style:family="presentation" style:parent-style-name="lyt-cool_5f_-outline6">
      <style:paragraph-properties fo:margin-left="0cm" fo:margin-right="0cm" fo:text-indent="-0.6cm"/>
      <style:text-properties fo:font-size="20pt"/>
    </style:style>
    <style:style style:name="lyt-cool_5f_-outline8" style:display-name="lyt-cool_-outline8" style:family="presentation" style:parent-style-name="lyt-cool_5f_-outline7">
      <style:paragraph-properties fo:margin-left="0cm" fo:margin-right="0cm" fo:text-indent="-0.6cm"/>
      <style:text-properties fo:font-size="20pt"/>
    </style:style>
    <style:style style:name="lyt-cool_5f_-outline9" style:display-name="lyt-cool_-outline9" style:family="presentation" style:parent-style-name="lyt-cool_5f_-outline8">
      <style:paragraph-properties fo:margin-left="0cm" fo:margin-right="0cm" fo:text-indent="-0.6cm"/>
      <style:text-properties fo:font-size="20pt"/>
    </style:style>
    <style:style style:name="lyt-cool_5f_-subtitle" style:display-name="lyt-cool_-subtitle" style:family="presentation">
      <style:graphic-properties draw:stroke="none" draw:fill="none" draw:textarea-vertical-align="middle">
        <text:list-style style:name="lyt-cool_5f_-subtitle" style:display-name="lyt-cool_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_5f_-title" style:display-name="lyt-cool_-title" style:family="presentation">
      <style:graphic-properties draw:stroke="none" draw:fill="none" draw:textarea-vertical-align="middle">
        <text:list-style style:name="lyt-cool_5f_-title" style:display-name="lyt-cool_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1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Standard_20_Content-background" style:display-name="Standard Content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Standard_20_Content-backgroundobjects" style:display-name="Standar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Content-notes" style:display-name="Standar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7000007629394pt" style:font-style-asian="normal" style:font-weight-asian="normal" style:font-name-complex="FreeSans" style:font-family-complex="FreeSans" style:font-family-generic-complex="system" style:font-pitch-complex="variable" style:font-size-complex="29.7000007629394pt" style:font-style-complex="normal" style:font-weight-complex="normal" style:text-emphasize="none" style:font-relief="none" style:text-overline-style="none" style:text-overline-color="font-color"/>
    </style:style>
    <style:style style:name="Standard_20_Content-outline1" style:display-name="Standard Content-outline1" style:family="presentation">
      <style:graphic-properties draw:stroke="none" draw:fill="none" draw:auto-grow-height="false" draw:fit-to-size="shrink-to-fit" style:shrink-to-fit="true">
        <text:list-style style:name="Standard_20_Content-outline1" style:display-name="Standar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Content-outline2" style:display-name="Standard Content-outline2" style:family="presentation" style:parent-style-name="Standard_20_Content-outline1">
      <style:paragraph-properties fo:margin-left="0cm" fo:margin-right="0cm" fo:margin-top="0cm" fo:margin-bottom="0.4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Standard_20_Content-outline3" style:display-name="Standard Content-outline3" style:family="presentation" style:parent-style-name="Standard_20_Content-outline2">
      <style:paragraph-properties fo:margin-left="0cm" fo:margin-right="0cm" fo:margin-top="0cm" fo:margin-bottom="0.3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Standard_20_Content-outline4" style:display-name="Standard Content-outline4" style:family="presentation" style:parent-style-name="Standard_20_Content-outline3">
      <style:paragraph-properties fo:margin-left="0cm" fo:margin-right="0cm" fo:margin-top="0cm" fo:margin-bottom="0.2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Standard_20_Content-outline5" style:display-name="Standard Content-outline5" style:family="presentation" style:parent-style-name="Standar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-outline6" style:display-name="Standard Content-outline6" style:family="presentation" style:parent-style-name="Standar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-outline7" style:display-name="Standard Content-outline7" style:family="presentation" style:parent-style-name="Standar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-outline8" style:display-name="Standard Content-outline8" style:family="presentation" style:parent-style-name="Standar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-outline9" style:display-name="Standard Content-outline9" style:family="presentation" style:parent-style-name="Standar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-subtitle" style:display-name="Standard Content-subtitle" style:family="presentation">
      <style:graphic-properties draw:stroke="none" draw:fill="none" draw:textarea-vertical-align="middle">
        <text:list-style style:name="Standard_20_Content-subtitle" style:display-name="Standar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Content-title" style:display-name="Standard Content-title" style:family="presentation">
      <style:graphic-properties draw:stroke="none" draw:fill="none" draw:textarea-vertical-align="middle">
        <text:list-style style:name="Standard_20_Content-title" style:display-name="Standar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Content_5f_-background" style:display-name="Standard Content_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Standard_20_Content_5f_-backgroundobjects" style:display-name="Standar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Content_5f_-notes" style:display-name="Standar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7000007629394pt" style:font-style-asian="normal" style:font-weight-asian="normal" style:font-name-complex="FreeSans" style:font-family-complex="FreeSans" style:font-family-generic-complex="system" style:font-pitch-complex="variable" style:font-size-complex="29.7000007629394pt" style:font-style-complex="normal" style:font-weight-complex="normal" style:text-emphasize="none" style:font-relief="none" style:text-overline-style="none" style:text-overline-color="font-color"/>
    </style:style>
    <style:style style:name="Standard_20_Content_5f_-outline1" style:display-name="Standard Content_-outline1" style:family="presentation">
      <style:graphic-properties draw:stroke="none" draw:fill="none" draw:auto-grow-height="false" draw:fit-to-size="shrink-to-fit" style:shrink-to-fit="true">
        <text:list-style style:name="Standard_20_Content_5f_-outline1" style:display-name="Standar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Content_5f_-outline2" style:display-name="Standard Content_-outline2" style:family="presentation" style:parent-style-name="Standard_20_Content_5f_-outline1">
      <style:paragraph-properties fo:margin-left="0cm" fo:margin-right="0cm" fo:margin-top="0cm" fo:margin-bottom="0.4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Standard_20_Content_5f_-outline3" style:display-name="Standard Content_-outline3" style:family="presentation" style:parent-style-name="Standard_20_Content_5f_-outline2">
      <style:paragraph-properties fo:margin-left="0cm" fo:margin-right="0cm" fo:margin-top="0cm" fo:margin-bottom="0.3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Standard_20_Content_5f_-outline4" style:display-name="Standard Content_-outline4" style:family="presentation" style:parent-style-name="Standard_20_Content_5f_-outline3">
      <style:paragraph-properties fo:margin-left="0cm" fo:margin-right="0cm" fo:margin-top="0cm" fo:margin-bottom="0.2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Standard_20_Content_5f_-outline5" style:display-name="Standard Content_-outline5" style:family="presentation" style:parent-style-name="Standar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_5f_-outline6" style:display-name="Standard Content_-outline6" style:family="presentation" style:parent-style-name="Standar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_5f_-outline7" style:display-name="Standard Content_-outline7" style:family="presentation" style:parent-style-name="Standar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_5f_-outline8" style:display-name="Standard Content_-outline8" style:family="presentation" style:parent-style-name="Standar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_5f_-outline9" style:display-name="Standard Content_-outline9" style:family="presentation" style:parent-style-name="Standar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Content_5f_-subtitle" style:display-name="Standard Content_-subtitle" style:family="presentation">
      <style:graphic-properties draw:stroke="none" draw:fill="none" draw:textarea-vertical-align="middle">
        <text:list-style style:name="Standard_20_Content_5f_-subtitle" style:display-name="Standar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Content_5f_-title" style:display-name="Standard Content_-title" style:family="presentation">
      <style:graphic-properties draw:stroke="none" draw:fill="none" draw:textarea-vertical-align="middle">
        <text:list-style style:name="Standard_20_Content_5f_-title" style:display-name="Standar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Content_5f__5f_-background" style:display-name="Standard Content__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Standard_20_Content_5f__5f_-backgroundobjects" style:display-name="Standar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Content_5f__5f_-notes" style:display-name="Standar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7000007629394pt" style:font-style-asian="normal" style:font-weight-asian="normal" style:font-name-complex="FreeSans" style:font-family-complex="FreeSans" style:font-family-generic-complex="system" style:font-pitch-complex="variable" style:font-size-complex="29.7000007629394pt" style:font-style-complex="normal" style:font-weight-complex="normal" style:text-emphasize="none" style:font-relief="none" style:text-overline-style="none" style:text-overline-color="font-color"/>
    </style:style>
    <style:style style:name="Standard_20_Content_5f__5f_-outline1" style:display-name="Standard Content__-outline1" style:family="presentation">
      <style:graphic-properties draw:stroke="none" draw:fill="none" draw:auto-grow-height="false" draw:fit-to-size="shrink-to-fit" style:shrink-to-fit="true">
        <text:list-style style:name="Standard_20_Content_5f__5f_-outline1" style:display-name="Standar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.1000003814697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Content_5f__5f_-outline2" style:display-name="Standard Content__-outline2" style:family="presentation" style:parent-style-name="Standard_20_Content_5f__5f_-outline1">
      <style:paragraph-properties fo:margin-left="0cm" fo:margin-right="0cm" fo:margin-top="0cm" fo:margin-bottom="0.398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.1000003814697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Standard_20_Content_5f__5f_-outline3" style:display-name="Standard Content__-outline3" style:family="presentation" style:parent-style-name="Standard_20_Content_5f__5f_-outline2">
      <style:paragraph-properties fo:margin-left="0cm" fo:margin-right="0cm" fo:margin-top="0cm" fo:margin-bottom="0.299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.1000003814697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Standard_20_Content_5f__5f_-outline4" style:display-name="Standard Content__-outline4" style:family="presentation" style:parent-style-name="Standard_20_Content_5f__5f_-outline3">
      <style:paragraph-properties fo:margin-left="0cm" fo:margin-right="0cm" fo:margin-top="0cm" fo:margin-bottom="0.199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.1000003814697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Standard_20_Content_5f__5f_-outline5" style:display-name="Standard Content__-outline5" style:family="presentation" style:parent-style-name="Standard_20_Content_5f__5f_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Standard_20_Content_5f__5f_-outline6" style:display-name="Standard Content__-outline6" style:family="presentation" style:parent-style-name="Standard_20_Content_5f__5f_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Standard_20_Content_5f__5f_-outline7" style:display-name="Standard Content__-outline7" style:family="presentation" style:parent-style-name="Standard_20_Content_5f__5f_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Standard_20_Content_5f__5f_-outline8" style:display-name="Standard Content__-outline8" style:family="presentation" style:parent-style-name="Standard_20_Content_5f__5f_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Standard_20_Content_5f__5f_-outline9" style:display-name="Standard Content__-outline9" style:family="presentation" style:parent-style-name="Standard_20_Content_5f__5f_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Standard_20_Content_5f__5f_-subtitle" style:display-name="Standard Content__-subtitle" style:family="presentation">
      <style:graphic-properties draw:stroke="none" draw:fill="none" draw:textarea-vertical-align="middle">
        <text:list-style style:name="Standard_20_Content_5f__5f_-subtitle" style:display-name="Standar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Content_5f__5f_-title" style:display-name="Standard Content__-title" style:family="presentation">
      <style:graphic-properties draw:stroke="none" draw:fill="none" draw:textarea-vertical-align="middle">
        <text:list-style style:name="Standard_20_Content_5f__5f_-title" style:display-name="Standar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8.1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cm" fo:page-height="28.1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draw:background-size="border" draw:fill="bitmap" draw:fill-color="#ffffff" draw:fill-image-name="Bitmape_20_1" style:repeat="stretch"/>
    </style:style>
    <style:style style:name="Mdp5" style:family="drawing-page">
      <style:drawing-page-properties draw:background-size="border" draw:fill="none" draw:fill-color="#ffffff" draw:fill-image-width="0cm" draw:fill-image-height="0cm"/>
    </style:style>
    <style:style style:name="Mdp6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0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09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6.259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793cm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2cm" fo:min-width="0.964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fill-color="#ffffff" draw:auto-grow-height="false" fo:min-height="12.573cm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2cm"/>
    </style:style>
    <style:style style:name="Mpr4" style:family="presentation" style:parent-style-name="BAO-talk-title">
      <style:graphic-properties draw:fill-color="#ffffff" draw:auto-grow-height="false" fo:min-height="3.507cm"/>
    </style:style>
    <style:style style:name="Mpr5" style:family="presentation" style:parent-style-name="BAO-talk-outline1">
      <style:graphic-properties draw:fill-color="#ffffff" draw:auto-grow-height="false" fo:min-height="13.86cm"/>
    </style:style>
    <style:style style:name="Mpr6" style:family="presentation" style:parent-style-name="BAO-talk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O-talk-backgroundobjects">
      <style:graphic-properties svg:stroke-width="0.05cm" svg:stroke-color="#00008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Mpr8" style:family="presentation" style:parent-style-name="BAO-talk-backgroundobjects">
      <style:graphic-properties draw:stroke="none" draw:fill="none" draw:fill-color="#ffffff" draw:auto-grow-height="false" fo:min-height="1.485cm"/>
    </style:style>
    <style:style style:name="Mpr9" style:family="presentation" style:parent-style-name="BAO-tal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12" style:family="presentation" style:parent-style-name="lyt-cool_5f_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3" style:family="presentation" style:parent-style-name="lyt-cool_5f_-backgroundobjects">
      <style:graphic-properties draw:fill-color="#125c8d" draw:fill-image-width="1cm" draw:fill-image-height="1cm" draw:textarea-horizontal-align="center" draw:textarea-vertical-align="middle"/>
    </style:style>
    <style:style style:name="Mpr14" style:family="presentation" style:parent-style-name="Standar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5" style:family="presentation" style:parent-style-name="Standar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6" style:family="presentation" style:parent-style-name="Standard_20_Conten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Content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_20_Content_5f_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9" style:family="presentation" style:parent-style-name="Standar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0" style:family="presentation" style:parent-style-name="Standard_20_Content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_20_Content_5f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Standard_20_Content_5f__5f_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3" style:family="presentation" style:parent-style-name="Standard_20_Content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Standard_20_Content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Standard_20_Conten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P15" style:family="paragraph">
      <loext:graphic-properties draw:fill-color="#dddddd" draw:fill-image-width="1cm" draw:fill-image-height="1cm"/>
      <style:paragraph-properties fo:text-align="center"/>
    </style:style>
    <style:style style:name="MP16" style:family="paragraph">
      <loext:graphic-properties draw:fill-color="#125c8d" draw:fill-image-width="1cm" draw:fill-image-height="1cm"/>
      <style:paragraph-properties fo:text-align="center"/>
    </style:style>
    <style:style style:name="MP17" style:family="paragraph">
      <loext:graphic-properties draw:fill="none" draw:fill-color="#ffffff"/>
      <style:text-properties fo:color="#996633" fo:font-size="14pt" style:font-size-asian="14pt" style:font-size-complex="14pt"/>
    </style:style>
    <style:style style:name="MP18" style:family="paragraph">
      <loext:graphic-properties draw:fill="none" draw:fill-color="#ffffff"/>
      <style:text-properties fo:color="#996633" fo:font-size="12pt" style:font-size-asian="12pt" style:font-size-complex="12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6" style:family="paragraph"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text-properties fo:font-size="14pt" style:font-size-asian="14pt" style:font-size-complex="14pt"/>
    </style:style>
    <style:style style:name="MP28" style:family="paragraph">
      <style:paragraph-properties fo:text-align="end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0" style:family="paragraph">
      <loext:graphic-properties draw:fill="none"/>
      <style:paragraph-properties fo:text-align="center"/>
    </style:style>
    <style:style style:name="M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1000003814697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2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996633" fo:font-size="14pt" style:font-size-asian="14pt" style:font-size-complex="14pt"/>
    </style:style>
    <style:style style:name="MT5" style:family="text">
      <style:text-properties fo:color="#996633" fo:font-size="12pt" style:font-size-asian="12pt" style:font-size-complex="12pt"/>
    </style:style>
    <style:style style:name="MT6" style:family="text">
      <style:text-properties fo:font-variant="normal" fo:text-transform="none" fo:color="#bfbfbf" style:text-line-through-style="none" style:text-line-through-type="none" style:text-position="0% 100%" style:font-name="Arial2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0000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1200000012628A12A2F2A6733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1.6cm" text:min-label-width="0.8cm" style:vertical-pos="middle" style:vertical-rel="line" fo:width="0.38cm" fo:height="0.38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33cm" fo:height="0.33cm"/>
      </text:list-level-style-image>
      <text:list-level-style-image text:level="4" xlink:href="Pictures/10000200000000120000001229CA8D8AA5357ED5.gif" xlink:type="simple" xlink:show="embed" xlink:actuate="onLoad">
        <style:list-level-properties text:space-before="4.2cm" text:min-label-width="0.6cm" style:vertical-pos="middle" style:vertical-rel="line" fo:width="0.28cm" fo:height="0.28cm"/>
      </text:list-level-style-image>
      <text:list-level-style-image text:level="5" xlink:href="Pictures/100000000000001C000000202567CA8AF885E31F.gif" xlink:type="simple" xlink:show="embed" xlink:actuate="onLoad">
        <style:list-level-properties text:space-before="5.4cm" text:min-label-width="0.6cm" style:vertical-pos="middle" style:vertical-rel="line" fo:width="0.34cm" fo:height="0.389cm"/>
      </text:list-level-style-image>
      <text:list-level-style-image text:level="6" xlink:href="Pictures/100000000000001C000000202567CA8AF885E31F.gif" xlink:type="simple" xlink:show="embed" xlink:actuate="onLoad">
        <style:list-level-properties text:space-before="6.6cm" text:min-label-width="0.6cm" style:vertical-pos="middle" style:vertical-rel="line" fo:width="0.34cm" fo:height="0.389cm"/>
      </text:list-level-style-image>
      <text:list-level-style-image text:level="7" xlink:href="Pictures/100000000000001C000000202567CA8AF885E31F.gif" xlink:type="simple" xlink:show="embed" xlink:actuate="onLoad">
        <style:list-level-properties text:space-before="7.8cm" text:min-label-width="0.6cm" style:vertical-pos="middle" style:vertical-rel="line" fo:width="0.34cm" fo:height="0.389cm"/>
      </text:list-level-style-image>
      <text:list-level-style-image text:level="8" xlink:href="Pictures/100000000000001C000000202567CA8AF885E31F.gif" xlink:type="simple" xlink:show="embed" xlink:actuate="onLoad">
        <style:list-level-properties text:space-before="9cm" text:min-label-width="0.6cm" style:vertical-pos="middle" style:vertical-rel="line" fo:width="0.34cm" fo:height="0.389cm"/>
      </text:list-level-style-image>
      <text:list-level-style-image text:level="9" xlink:href="Pictures/100000000000001C000000202567CA8AF885E31F.gif" xlink:type="simple" xlink:show="embed" xlink:actuate="onLoad">
        <style:list-level-properties text:space-before="10.2cm" text:min-label-width="0.6cm" style:vertical-pos="middle" style:vertical-rel="line" fo:width="0.34cm" fo:height="0.38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6.764cm" svg:height="5.073cm" svg:x="1.952cm" svg:y="3.946cm"/>
      <draw:page-thumbnail draw:layer="backgroundobjects" svg:width="6.764cm" svg:height="5.073cm" svg:x="10.682cm" svg:y="3.946cm"/>
      <draw:page-thumbnail draw:layer="backgroundobjects" svg:width="6.764cm" svg:height="5.073cm" svg:x="1.952cm" svg:y="11.557cm"/>
      <draw:page-thumbnail draw:layer="backgroundobjects" svg:width="6.764cm" svg:height="5.073cm" svg:x="10.682cm" svg:y="11.557cm"/>
      <draw:page-thumbnail draw:layer="backgroundobjects" svg:width="6.764cm" svg:height="5.073cm" svg:x="1.952cm" svg:y="19.168cm"/>
      <draw:page-thumbnail draw:layer="backgroundobjects" svg:width="6.764cm" svg:height="5.073cm" svg:x="10.682cm" svg:y="19.168cm"/>
      <draw:frame draw:style-name="Mgr1" draw:text-style-name="MP2" draw:layer="backgroundobjects" svg:width="8.418cm" svg:height="1.40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418cm" svg:height="1.408cm" svg:x="10.9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418cm" svg:height="1.408cm" svg:x="0cm" svg:y="26.78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418cm" svg:height="1.408cm" svg:x="10.981cm" svg:y="26.781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6cm" svg:height="3.463cm" svg:x="1.27cm" svg:y="0.617cm" presentation:class="title" presentation:placeholder="true">
        <draw:text-box/>
      </draw:frame>
      <draw:frame presentation:style-name="Mpr1" draw:text-style-name="MP6" draw:layer="backgroundobjects" svg:width="22.856cm" svg:height="12.569cm" svg:x="1.27cm" svg:y="4.445cm" presentation:class="outline">
        <draw:text-box>
          <text:list text:style-name="ML2">
            <text:list-item>
              <text:p text:style-name="MP5">Cliquez pour éditer le format du plan de texte</text:p>
              <text:list>
                <text:list-item>
                  <text:p text:style-name="MP5">Second niveau de plan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  <text:list>
                                        <text:list-item>
                                          <text:p text:style-name="MP5">Huitième niveau de plan</text:p>
                                          <text:list>
                                            <text:list-item>
                                              <text:p text:style-name="MP5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8" draw:layer="backgroundobjects" svg:width="5.922cm" svg:height="1.319cm" svg:x="1.27cm" svg:y="17.348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9" draw:layer="backgroundobjects" svg:width="11.5cm" svg:height="1.319cm" svg:x="7.5cm" svg:y="17.348cm" presentation:class="footer">
        <draw:text-box>
          <text:p text:style-name="MP5"><presentation:footer/></text:p>
        </draw:text-box>
      </draw:frame>
      <draw:frame presentation:style-name="Mpr3" draw:text-style-name="MP9" draw:layer="backgroundobjects" svg:width="5.923cm" svg:height="1.319cm" svg:x="20.077cm" svg:y="17.5cm" presentation:class="page-number">
        <draw:text-box>
          <text:p text:style-name="MP5"><text:page-number>&lt;numéro&gt;</text:page-number></text:p>
        </draw:text-box>
      </draw:frame>
      <presentation:notes style:page-layout-name="PM2">
        <draw:rect draw:style-name="Mgr3" draw:text-style-name="MP10" draw:layer="backgroundobjects" svg:width="19.4cm" svg:height="28.19cm" svg:x="0cm" svg:y="0cm">
          <text:p/>
        </draw:rect>
        <draw:page-thumbnail presentation:style-name="Standard-title" draw:layer="backgroundobjects" svg:width="0.001cm" svg:height="50.2cm" svg:x="0cm" svg:y="-22.011cm" presentation:class="page"/>
        <draw:frame presentation:style-name="Standard-notes" draw:layer="backgroundobjects" svg:width="15.518cm" svg:height="12.679cm" svg:x="1.94cm" svg:y="13.388cm" presentation:class="notes" presentation:placeholder="true">
          <draw:text-box/>
        </draw:frame>
      </presentation:notes>
    </style:master-page>
    <style:master-page style:name="BAO-talk" style:page-layout-name="PM1" draw:style-name="Mdp2">
      <draw:frame presentation:style-name="Mpr4" draw:text-style-name="MP11" draw:layer="backgroundobjects" svg:width="22.859cm" svg:height="0.907cm" svg:x="1.088cm" svg:y="0.453cm" presentation:class="title">
        <draw:text-box>
          <text:p text:style-name="MP5">Cliquez pour éditer le format du texte-titre</text:p>
        </draw:text-box>
      </draw:frame>
      <draw:frame presentation:style-name="Mpr5" draw:text-style-name="MP6" draw:layer="backgroundobjects" svg:width="23.585cm" svg:height="15.216cm" svg:x="0.906cm" svg:y="1.814cm" presentation:class="outline">
        <draw:text-box>
          <text:list text:style-name="ML5">
            <text:list-item>
              <text:p text:style-name="MP5">Cliquez pour éditer le format du plan de texte</text:p>
              <text:list>
                <text:list-item>
                  <text:p text:style-name="MP5">Second niveau de plan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  <text:list>
                                        <text:list-item>
                                          <text:p text:style-name="MP5">Huitième niveau de plan</text:p>
                                          <text:list>
                                            <text:list-item>
                                              <text:p text:style-name="MP5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3" draw:layer="backgroundobjects" svg:width="16.216cm" svg:height="0.525cm" svg:x="0.566cm" svg:y="18.071cm" presentation:class="footer">
        <draw:text-box>
          <text:p text:style-name="MP12"><text:span text:style-name="MT2"><text:author-name text:fixed="false"> </text:author-name></text:span><text:span text:style-name="MT2"><text:s/></text:span><text:span text:style-name="MT2">- </text:span><text:span text:style-name="MT2"><presentation:footer/></text:span></text:p>
        </draw:text-box>
      </draw:frame>
      <draw:line presentation:style-name="Mpr7" draw:text-style-name="MP14" draw:layer="backgroundobjects" svg:x1="1.088cm" svg:y1="1.36cm" svg:x2="24.673cm" svg:y2="1.36cm">
        <text:p/>
      </draw:line>
      <presentation:notes style:page-layout-name="PM2">
        <draw:page-thumbnail presentation:style-name="BAO-talk-title" draw:layer="backgroundobjects" svg:width="13.727cm" svg:height="10.57cm" svg:x="2.835cm" svg:y="2.141cm" presentation:class="page"/>
        <draw:frame presentation:style-name="BAO-talk-notes" draw:layer="backgroundobjects" svg:width="15.519cm" svg:height="12.684cm" svg:x="1.938cm" svg:y="13.388cm" presentation:class="notes" presentation:placeholder="true">
          <draw:text-box/>
        </draw:frame>
        <draw:frame presentation:style-name="Mpr8" draw:text-style-name="MP2" draw:layer="backgroundobjects" svg:width="8.418cm" svg:height="1.40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418cm" svg:height="1.408cm" svg:x="10.98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9" draw:text-style-name="MP2" draw:layer="backgroundobjects" svg:width="8.418cm" svg:height="1.408cm" svg:x="0cm" svg:y="26.7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418cm" svg:height="1.408cm" svg:x="10.98cm" svg:y="26.7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3">
      <draw:rect presentation:style-name="Mpr10" draw:text-style-name="MP15" draw:layer="backgroundobjects" svg:width="24.379cm" svg:height="13.23cm" svg:x="1.019cm" svg:y="4.77cm">
        <text:p/>
      </draw:rect>
      <draw:frame presentation:style-name="lyt-cool-title" draw:layer="backgroundobjects" svg:width="21.692cm" svg:height="3.181cm" svg:x="1.866cm" svg:y="1.399cm" presentation:class="title" presentation:placeholder="true">
        <draw:text-box/>
      </draw:frame>
      <draw:frame presentation:style-name="lyt-cool-outline1" draw:layer="backgroundobjects" svg:width="21.692cm" svg:height="11.049cm" svg:x="1.866cm" svg:y="5.295cm" presentation:class="outline" presentation:placeholder="true">
        <draw:text-box/>
      </draw:frame>
      <draw:rect presentation:style-name="Mpr11" draw:text-style-name="MP16" draw:layer="backgroundobjects" svg:width="0.458cm" svg:height="2.315cm" svg:x="0cm" svg:y="0cm">
        <text:p/>
      </draw:rect>
      <draw:rect presentation:style-name="Mpr11" draw:text-style-name="MP16" draw:layer="backgroundobjects" svg:width="0.458cm" svg:height="2.315cm" svg:x="0cm" svg:y="6cm">
        <text:p/>
      </draw:rect>
      <draw:rect presentation:style-name="Mpr11" draw:text-style-name="MP16" draw:layer="backgroundobjects" svg:width="0.458cm" svg:height="2.315cm" svg:x="0cm" svg:y="2.944cm">
        <text:p/>
      </draw:rect>
      <draw:frame draw:style-name="Mgr4" draw:text-style-name="MP17" draw:layer="backgroundobjects" svg:width="6.759cm" svg:height="0.843cm" svg:x="0cm" svg:y="18.2cm">
        <draw:text-box>
          <text:p text:style-name="MP5"><text:span text:style-name="MT4">Daniel Charlet </text:span></text:p>
        </draw:text-box>
      </draw:frame>
      <draw:frame draw:style-name="Mgr5" draw:text-style-name="MP17" draw:layer="backgroundobjects" svg:width="2.293cm" svg:height="0.843cm" svg:x="23cm" svg:y="18.2cm">
        <draw:text-box>
          <text:p text:style-name="MP5"><text:span text:style-name="MT4">06/2017</text:span></text:p>
        </draw:text-box>
      </draw:frame>
      <presentation:notes style:page-layout-name="PM2">
        <draw:page-thumbnail presentation:style-name="lyt-cool-title" draw:layer="backgroundobjects" svg:width="12.009cm" svg:height="9.432cm" svg:x="3.195cm" svg:y="2.617cm" presentation:class="page"/>
        <draw:frame presentation:style-name="lyt-cool-notes" draw:layer="backgroundobjects" svg:width="12.721cm" svg:height="10.469cm" svg:x="2.846cm" svg:y="12.964cm" presentation:class="notes" presentation:placeholder="true">
          <draw:text-box/>
        </draw:frame>
      </presentation:notes>
    </style:master-page>
    <style:master-page style:name="Titre4" style:page-layout-name="PM1" draw:style-name="Mdp4">
      <draw:frame presentation:style-name="Titre4-title" draw:layer="backgroundobjects" svg:width="22.859cm" svg:height="3.181cm" svg:x="1.27cm" svg:y="0.759cm" presentation:class="title" presentation:placeholder="true">
        <draw:text-box/>
      </draw:frame>
      <draw:frame presentation:style-name="Titre4-outline1" draw:layer="backgroundobjects" svg:width="22.859cm" svg:height="25.741cm" svg:x="1.27cm" svg:y="4.457cm" presentation:class="outline" presentation:placeholder="true">
        <draw:text-box/>
      </draw:frame>
      <presentation:notes style:page-layout-name="PM2">
        <draw:page-thumbnail presentation:style-name="Titre4-title" draw:layer="backgroundobjects" svg:width="33.369cm" svg:height="38.508cm" svg:x="0cm" svg:y="0cm" presentation:class="page"/>
        <draw:frame presentation:style-name="Titre4-notes" draw:layer="backgroundobjects" svg:width="15.519cm" svg:height="12.684cm" svg:x="1.94cm" svg:y="13.39cm" presentation:class="notes" presentation:placeholder="true">
          <draw:text-box/>
        </draw:frame>
      </presentation:notes>
    </style:master-page>
    <style:master-page style:name="Titre5" style:page-layout-name="PM1" draw:style-name="Mdp1">
      <draw:frame presentation:style-name="Titre5-title" draw:layer="backgroundobjects" svg:width="22.859cm" svg:height="3.181cm" svg:x="1.27cm" svg:y="0.759cm" presentation:class="title" presentation:placeholder="true">
        <draw:text-box/>
      </draw:frame>
      <draw:frame presentation:style-name="Titre5-outline1" draw:layer="backgroundobjects" svg:width="22.859cm" svg:height="27.528cm" svg:x="1.27cm" svg:y="4.457cm" presentation:class="outline" presentation:placeholder="true">
        <draw:text-box/>
      </draw:frame>
      <presentation:notes style:page-layout-name="PM2">
        <draw:page-thumbnail presentation:style-name="Titre5-title" draw:layer="backgroundobjects" svg:width="33.369cm" svg:height="38.508cm" svg:x="0cm" svg:y="0cm" presentation:class="page"/>
        <draw:frame presentation:style-name="Titre5-notes" draw:layer="backgroundobjects" svg:width="15.519cm" svg:height="12.684cm" svg:x="1.94cm" svg:y="13.39cm" presentation:class="notes" presentation:placeholder="true">
          <draw:text-box/>
        </draw:frame>
      </presentation:notes>
    </style:master-page>
    <style:master-page style:name="lyt-cool_5f_" style:display-name="lyt-cool_" style:page-layout-name="PM1" draw:style-name="Mdp3">
      <draw:rect presentation:style-name="Mpr12" draw:text-style-name="MP15" draw:layer="backgroundobjects" svg:width="24.379cm" svg:height="13.23cm" svg:x="1.019cm" svg:y="4.77cm">
        <text:p/>
      </draw:rect>
      <draw:frame presentation:style-name="lyt-cool_5f_-title" draw:layer="backgroundobjects" svg:width="21.692cm" svg:height="3.181cm" svg:x="1.866cm" svg:y="1.399cm" presentation:class="title" presentation:placeholder="true">
        <draw:text-box/>
      </draw:frame>
      <draw:frame presentation:style-name="lyt-cool_5f_-outline1" draw:layer="backgroundobjects" svg:width="21.692cm" svg:height="11.049cm" svg:x="1.866cm" svg:y="5.295cm" presentation:class="outline" presentation:placeholder="true">
        <draw:text-box/>
      </draw:frame>
      <draw:rect presentation:style-name="Mpr13" draw:text-style-name="MP16" draw:layer="backgroundobjects" svg:width="0.458cm" svg:height="2.315cm" svg:x="0cm" svg:y="0cm">
        <text:p/>
      </draw:rect>
      <draw:rect presentation:style-name="Mpr13" draw:text-style-name="MP16" draw:layer="backgroundobjects" svg:width="0.458cm" svg:height="2.315cm" svg:x="0cm" svg:y="6cm">
        <text:p/>
      </draw:rect>
      <draw:rect presentation:style-name="Mpr13" draw:text-style-name="MP16" draw:layer="backgroundobjects" svg:width="0.458cm" svg:height="2.315cm" svg:x="0cm" svg:y="2.944cm">
        <text:p/>
      </draw:rect>
      <draw:frame draw:style-name="Mgr4" draw:text-style-name="MP18" draw:layer="backgroundobjects" svg:width="6.759cm" svg:height="0.843cm" svg:x="0cm" svg:y="18.2cm">
        <draw:text-box>
          <text:p text:style-name="MP5"><text:span text:style-name="MT5">Daniel Charlet </text:span></text:p>
        </draw:text-box>
      </draw:frame>
      <draw:frame draw:style-name="Mgr5" draw:text-style-name="MP17" draw:layer="backgroundobjects" svg:width="2.293cm" svg:height="0.843cm" svg:x="23cm" svg:y="18.2cm">
        <draw:text-box>
          <text:p text:style-name="MP5"><text:span text:style-name="MT4">2017</text:span></text:p>
        </draw:text-box>
      </draw:frame>
      <presentation:notes style:page-layout-name="PM2">
        <draw:page-thumbnail presentation:style-name="lyt-cool_5f_-title" draw:layer="backgroundobjects" svg:width="12.009cm" svg:height="9.432cm" svg:x="3.195cm" svg:y="2.617cm" presentation:class="page"/>
        <draw:frame presentation:style-name="lyt-cool_5f_-notes" draw:layer="backgroundobjects" svg:width="12.721cm" svg:height="10.469cm" svg:x="2.846cm" svg:y="12.964cm" presentation:class="notes" presentation:placeholder="true">
          <draw:text-box/>
        </draw:frame>
      </presentation:notes>
    </style:master-page>
    <style:master-page style:name="Standard_20_Content" style:display-name="Standard Content" style:page-layout-name="PM1" draw:style-name="Mdp5">
      <draw:custom-shape draw:name="CustomShape 1" draw:style-name="Mgr6" draw:text-style-name="MP20" draw:layer="backgroundobjects" svg:width="1.463cm" svg:height="0.631cm" svg:x="0.484cm" svg:y="18.004cm">
        <text:p text:style-name="MP19"><text:span text:style-name="MT6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1" presentation:style-name="Mpr14" draw:text-style-name="MP22" draw:layer="backgroundobjects" svg:width="24.12cm" svg:height="2.155cm" svg:x="0.63cm" svg:y="0.251cm" presentation:class="title" presentation:user-transformed="true">
        <draw:text-box>
          <text:p text:style-name="MP21"><text:span text:style-name="MT7">Cliquez pour éditer le format du texte-titreClick to edit Master title style</text:span></text:p>
        </draw:text-box>
      </draw:frame>
      <draw:frame draw:name="Rectangle 52" presentation:style-name="Mpr15" draw:text-style-name="MP25" draw:layer="backgroundobjects" svg:width="24.134cm" svg:height="15.235cm" svg:x="0.6cm" svg:y="2.769cm" presentation:class="outline" presentation:user-transformed="true">
        <draw:text-box>
          <text:list text:style-name="ML8">
            <text:list-item>
              <text:p text:style-name="MP23"><text:span text:style-name="MT8">Cliquez pour éditer le format du plan de texte</text:span></text:p>
              <text:list>
                <text:list-item>
                  <text:p text:style-name="MP23"><text:span text:style-name="MT8">Second niveau de plan</text:span></text:p>
                  <text:list>
                    <text:list-item>
                      <text:p text:style-name="MP23"><text:span text:style-name="MT8">Troisième niveau de plan</text:span></text:p>
                      <text:list>
                        <text:list-item>
                          <text:p text:style-name="MP23"><text:span text:style-name="MT8">Quatrième niveau de plan</text:span></text:p>
                          <text:list>
                            <text:list-item>
                              <text:p text:style-name="MP23"><text:span text:style-name="MT8">Cinquième niveau de plan</text:span></text:p>
                              <text:list>
                                <text:list-item>
                                  <text:p text:style-name="MP23"><text:span text:style-name="MT8">Sixième niveau de plan</text:span></text:p>
                                  <text:list>
                                    <text:list-item>
                                      <text:p text:style-name="MP5"><text:span text:style-name="MT8">Septième niveau de planClick to edit Master text styles</text:span></text:p>
                                      <text:list>
                                        <text:list-item>
                                          <text:p text:style-name="MP5"><text:span text:style-name="MT9">Second level</text:span></text:p>
                                          <text:list>
                                            <text:list-item>
                                              <text:p text:style-name="MP5"><text:span text:style-name="MT10">Third level</text:span></text:p>
                                              <text:list>
                                                <text:list-item>
                                                  <text:p text:style-name="MP24"><text:span text:style-name="MT11">Four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_20_Content-title" draw:layer="backgroundobjects" svg:width="18.897cm" svg:height="11.771cm" svg:x="0.575cm" svg:y="2.385cm" presentation:class="page"/>
        <draw:frame presentation:style-name="Standard_20_Content-notes" draw:layer="backgroundobjects" svg:width="16.038cm" svg:height="14.126cm" svg:x="2.004cm" svg:y="14.91cm" presentation:class="notes" presentation:placeholder="true">
          <draw:text-box/>
        </draw:frame>
        <draw:frame presentation:style-name="Mpr16" draw:text-style-name="MP27" draw:layer="backgroundobjects" svg:width="8.7cm" svg:height="1.5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6" draw:text-style-name="MP29" draw:layer="backgroundobjects" svg:width="8.7cm" svg:height="1.569cm" svg:x="11.347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17" draw:text-style-name="MP27" draw:layer="backgroundobjects" svg:width="8.7cm" svg:height="1.569cm" svg:x="0cm" svg:y="29.823cm" presentation:class="footer">
          <draw:text-box>
            <text:p text:style-name="MP26"><text:span text:style-name="MT1"><presentation:footer/></text:span></text:p>
          </draw:text-box>
        </draw:frame>
        <draw:frame presentation:style-name="Mpr17" draw:text-style-name="MP29" draw:layer="backgroundobjects" svg:width="8.7cm" svg:height="1.569cm" svg:x="11.347cm" svg:y="29.823cm" presentation:class="page-number">
          <draw:text-box>
            <text:p text:style-name="MP28"><text:span text:style-name="MT1"><text:page-number>&lt;numéro&gt;</text:page-number></text:span></text:p>
          </draw:text-box>
        </draw:frame>
      </presentation:notes>
    </style:master-page>
    <style:master-page style:name="Standard_20_Content_5f_" style:display-name="Standard Content_" style:page-layout-name="PM1" draw:style-name="Mdp5">
      <draw:custom-shape draw:name="CustomShape 1" draw:style-name="Mgr6" draw:text-style-name="MP20" draw:layer="backgroundobjects" svg:width="1.463cm" svg:height="0.631cm" svg:x="0.484cm" svg:y="18.004cm">
        <text:p text:style-name="MP19"><text:span text:style-name="MT6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1" presentation:style-name="Mpr18" draw:text-style-name="MP22" draw:layer="backgroundobjects" svg:width="24.12cm" svg:height="2.155cm" svg:x="0.63cm" svg:y="0.251cm" presentation:class="title" presentation:user-transformed="true">
        <draw:text-box>
          <text:p text:style-name="MP21"><text:span text:style-name="MT7">Cliquez pour éditer le format du texte-titreClick to edit Master title style</text:span></text:p>
        </draw:text-box>
      </draw:frame>
      <draw:frame draw:name="Rectangle 52" presentation:style-name="Mpr19" draw:text-style-name="MP25" draw:layer="backgroundobjects" svg:width="24.134cm" svg:height="15.235cm" svg:x="0.63cm" svg:y="2.791cm" presentation:class="outline" presentation:user-transformed="true">
        <draw:text-box>
          <text:list text:style-name="ML8">
            <text:list-item>
              <text:p text:style-name="MP23"><text:span text:style-name="MT8">Cliquez pour éditer le format du plan de texte</text:span></text:p>
              <text:list>
                <text:list-item>
                  <text:p text:style-name="MP23"><text:span text:style-name="MT8">Second niveau de plan</text:span></text:p>
                  <text:list>
                    <text:list-item>
                      <text:p text:style-name="MP23"><text:span text:style-name="MT8">Troisième niveau de plan</text:span></text:p>
                      <text:list>
                        <text:list-item>
                          <text:p text:style-name="MP23"><text:span text:style-name="MT8">Quatrième niveau de plan</text:span></text:p>
                          <text:list>
                            <text:list-item>
                              <text:p text:style-name="MP23"><text:span text:style-name="MT8">Cinquième niveau de plan</text:span></text:p>
                              <text:list>
                                <text:list-item>
                                  <text:p text:style-name="MP23"><text:span text:style-name="MT8">Sixième niveau de plan</text:span></text:p>
                                  <text:list>
                                    <text:list-item>
                                      <text:p text:style-name="MP5"><text:span text:style-name="MT8">Septième niveau de planClick to edit Master text styles</text:span></text:p>
                                      <text:list>
                                        <text:list-item>
                                          <text:p text:style-name="MP5"><text:span text:style-name="MT9">Second level</text:span></text:p>
                                          <text:list>
                                            <text:list-item>
                                              <text:p text:style-name="MP5"><text:span text:style-name="MT10">Third level</text:span></text:p>
                                              <text:list>
                                                <text:list-item>
                                                  <text:p text:style-name="MP24"><text:span text:style-name="MT11">Four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30" draw:layer="backgroundobjects" svg:width="3.96cm" svg:height="1.814cm" svg:x="0.091cm" svg:y="0.186cm">
        <draw:image xlink:href="">
          <text:p/>
        </draw:image>
      </draw:frame>
      <draw:frame draw:style-name="Mgr8" draw:text-style-name="MP30" draw:layer="backgroundobjects" svg:width="3.445cm" svg:height="2.012cm" svg:x="21.905cm" svg:y="0cm">
        <draw:image xlink:href="Pictures/10000201000000E40000006456CC9EEEBD4A0D11.png" xlink:type="simple" xlink:show="embed" xlink:actuate="onLoad">
          <text:p/>
        </draw:image>
      </draw:frame>
      <presentation:notes style:page-layout-name="PM2">
        <draw:page-thumbnail presentation:style-name="Standard_20_Content_5f_-title" draw:layer="backgroundobjects" svg:width="18.897cm" svg:height="11.771cm" svg:x="0.575cm" svg:y="2.385cm" presentation:class="page"/>
        <draw:frame presentation:style-name="Standard_20_Content_5f_-notes" draw:layer="backgroundobjects" svg:width="16.038cm" svg:height="14.126cm" svg:x="2.004cm" svg:y="14.91cm" presentation:class="notes" presentation:placeholder="true">
          <draw:text-box/>
        </draw:frame>
        <draw:frame presentation:style-name="Mpr20" draw:text-style-name="MP27" draw:layer="backgroundobjects" svg:width="8.7cm" svg:height="1.5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20" draw:text-style-name="MP29" draw:layer="backgroundobjects" svg:width="8.7cm" svg:height="1.569cm" svg:x="11.347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21" draw:text-style-name="MP27" draw:layer="backgroundobjects" svg:width="8.7cm" svg:height="1.569cm" svg:x="0cm" svg:y="29.823cm" presentation:class="footer">
          <draw:text-box>
            <text:p text:style-name="MP26"><text:span text:style-name="MT1"><presentation:footer/></text:span></text:p>
          </draw:text-box>
        </draw:frame>
        <draw:frame presentation:style-name="Mpr21" draw:text-style-name="MP29" draw:layer="backgroundobjects" svg:width="8.7cm" svg:height="1.569cm" svg:x="11.347cm" svg:y="29.823cm" presentation:class="page-number">
          <draw:text-box>
            <text:p text:style-name="MP28"><text:span text:style-name="MT1"><text:page-number>&lt;numéro&gt;</text:page-number></text:span></text:p>
          </draw:text-box>
        </draw:frame>
      </presentation:notes>
    </style:master-page>
    <style:master-page style:name="Standard_20_Content_5f__5f_" style:display-name="Standard Content__" style:page-layout-name="PM1" draw:style-name="Mdp5">
      <draw:custom-shape draw:name="CustomShape 1" draw:style-name="Mgr6" draw:text-style-name="MP31" draw:layer="backgroundobjects" svg:width="1.463cm" svg:height="0.631cm" svg:x="0.483cm" svg:y="18.003cm">
        <text:p text:style-name="MP19"><text:span text:style-name="MT6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1" presentation:style-name="Mpr22" draw:text-style-name="MP22" draw:layer="backgroundobjects" svg:width="24.12cm" svg:height="2.155cm" svg:x="0.629cm" svg:y="0.25cm" presentation:class="title" presentation:user-transformed="true">
        <draw:text-box>
          <text:p text:style-name="MP21"><text:span text:style-name="MT7">Cliquez pour éditer le format du texte-titreClick to edit Master title style</text:span></text:p>
        </draw:text-box>
      </draw:frame>
      <draw:frame draw:name="Rectangle 52" presentation:style-name="Mpr23" draw:text-style-name="MP25" draw:layer="backgroundobjects" svg:width="24.134cm" svg:height="15.235cm" svg:x="0.629cm" svg:y="2.79cm" presentation:class="outline" presentation:user-transformed="true">
        <draw:text-box>
          <text:list text:style-name="ML8">
            <text:list-item>
              <text:p text:style-name="MP23"><text:span text:style-name="MT8">Cliquez pour éditer le format du plan de texte</text:span></text:p>
              <text:list>
                <text:list-item>
                  <text:p text:style-name="MP23"><text:span text:style-name="MT8">Second niveau de plan</text:span></text:p>
                  <text:list>
                    <text:list-item>
                      <text:p text:style-name="MP23"><text:span text:style-name="MT8">Troisième niveau de plan</text:span></text:p>
                      <text:list>
                        <text:list-item>
                          <text:p text:style-name="MP23"><text:span text:style-name="MT8">Quatrième niveau de plan</text:span></text:p>
                          <text:list>
                            <text:list-item>
                              <text:p text:style-name="MP23"><text:span text:style-name="MT8">Cinquième niveau de plan</text:span></text:p>
                              <text:list>
                                <text:list-item>
                                  <text:p text:style-name="MP23"><text:span text:style-name="MT8">Sixième niveau de plan</text:span></text:p>
                                  <text:list>
                                    <text:list-item>
                                      <text:p text:style-name="MP5"><text:span text:style-name="MT8">Septième niveau de planClick to edit Master text styles</text:span></text:p>
                                      <text:list>
                                        <text:list-item>
                                          <text:p text:style-name="MP5"><text:span text:style-name="MT9">Second level</text:span></text:p>
                                          <text:list>
                                            <text:list-item>
                                              <text:p text:style-name="MP5"><text:span text:style-name="MT10">Third level</text:span></text:p>
                                              <text:list>
                                                <text:list-item>
                                                  <text:p text:style-name="MP24"><text:span text:style-name="MT11">Four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30" draw:layer="backgroundobjects" svg:width="3.96cm" svg:height="1.814cm" svg:x="0.09cm" svg:y="0.184cm">
        <draw:image xlink:href="Pictures/10000000000000A500000041F480F4F6E253B4EC.png" xlink:type="simple" xlink:show="embed" xlink:actuate="onLoad">
          <text:p/>
        </draw:image>
      </draw:frame>
      <draw:frame draw:style-name="Mgr8" draw:text-style-name="MP30" draw:layer="backgroundobjects" svg:width="3.445cm" svg:height="2.012cm" svg:x="21.904cm" svg:y="0.001cm">
        <draw:image xlink:href="Pictures/10000201000000E40000006456CC9EEEBD4A0D11.png" xlink:type="simple" xlink:show="embed" xlink:actuate="onLoad">
          <text:p/>
        </draw:image>
      </draw:frame>
      <presentation:notes style:page-layout-name="PM2">
        <draw:page-thumbnail presentation:style-name="Standard_20_Content_5f__5f_-title" draw:layer="backgroundobjects" svg:width="18.897cm" svg:height="11.771cm" svg:x="0.575cm" svg:y="2.385cm" presentation:class="page"/>
        <draw:frame presentation:style-name="Standard_20_Content_5f__5f_-notes" draw:layer="backgroundobjects" svg:width="16.038cm" svg:height="14.126cm" svg:x="2.004cm" svg:y="14.91cm" presentation:class="notes" presentation:placeholder="true">
          <draw:text-box/>
        </draw:frame>
        <draw:frame presentation:style-name="Mpr24" draw:text-style-name="MP27" draw:layer="backgroundobjects" svg:width="8.7cm" svg:height="1.5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24" draw:text-style-name="MP29" draw:layer="backgroundobjects" svg:width="8.7cm" svg:height="1.569cm" svg:x="11.347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25" draw:text-style-name="MP27" draw:layer="backgroundobjects" svg:width="8.7cm" svg:height="1.569cm" svg:x="0cm" svg:y="29.823cm" presentation:class="footer">
          <draw:text-box>
            <text:p text:style-name="MP26"><text:span text:style-name="MT1"><presentation:footer/></text:span></text:p>
          </draw:text-box>
        </draw:frame>
        <draw:frame presentation:style-name="Mpr25" draw:text-style-name="MP29" draw:layer="backgroundobjects" svg:width="8.7cm" svg:height="1.569cm" svg:x="11.347cm" svg:y="29.823cm" presentation:class="page-number">
          <draw:text-box>
            <text:p text:style-name="MP2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Diapositive 1</dc:title>
    <meta:initial-creator>caceres</meta:initial-creator>
    <dc:date>2021-02-03T19:40:16.146532541</dc:date>
    <meta:editing-cycles>511</meta:editing-cycles>
    <meta:editing-duration>P15DT7H53M54S</meta:editing-duration>
    <meta:print-date>2018-08-01T18:26:47.018406794</meta:print-date>
    <meta:document-statistic meta:object-count="792"/>
    <meta:user-defined meta:name="Info 1"/>
    <meta:user-defined meta:name="Info 2"/>
    <meta:user-defined meta:name="Info 3"/>
    <meta:user-defined meta:name="Info 4"/>
  </office:meta>
</office:document-meta>
</file>